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3.1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7H08M36.654S" calcext:value-type="time">
            <text:p>17:08:36.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315231" calcext:value-type="float">
            <text:p>2.32E-10</text:p>
          </table:table-cell>
          <table:table-cell table:formula="of:=[.C4]*10^9" office:value-type="float" office:value="0.2315231" calcext:value-type="float">
            <text:p>0.2315231</text:p>
          </table:table-cell>
          <table:table-cell table:formula="of:=[.$N$1]*[.D4]" office:value-type="float" office:value="0.192689990743693" calcext:value-type="float">
            <text:p>0.1926899907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7H10M34.673S" calcext:value-type="time">
            <text:p>17:10:34.6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793722" calcext:value-type="float">
            <text:p>-2.79E-10</text:p>
          </table:table-cell>
          <table:table-cell table:formula="of:=[.C5]*10^9" office:value-type="float" office:value="-0.2793722" calcext:value-type="float">
            <text:p>-0.2793722</text:p>
          </table:table-cell>
          <table:table-cell table:formula="of:=[.$N$1]*[.D5]" office:value-type="float" office:value="-0.232513414998526" calcext:value-type="float">
            <text:p>-0.23251341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-0.0326239577727867" calcext:value-type="float">
            <text:p>-0.0326239578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7694241535099" calcext:value-type="float">
            <text:p>0.1769424154</text:p>
          </table:table-cell>
          <table:table-cell/>
          <table:table-cell table:formula="of:=(MAX([.E4:.E8])-MIN([.E4:.E8]))/2" office:value-type="float" office:value="0.212601702871109" calcext:value-type="float">
            <text:p>0.2126017029</text:p>
          </table:table-cell>
          <table:table-cell table:number-columns-repeated="2"/>
        </table:table-row>
        <table:table-row table:style-name="ro1">
          <table:table-cell office:value-type="time" office:time-value="PT17H10M35.057S" calcext:value-type="time">
            <text:p>17:10:35.06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1406443" calcext:value-type="float">
            <text:p>1.41E-11</text:p>
          </table:table-cell>
          <table:table-cell table:formula="of:=[.C6]*10^9" office:value-type="float" office:value="0.01406443" calcext:value-type="float">
            <text:p>0.01406443</text:p>
          </table:table-cell>
          <table:table-cell table:formula="of:=[.$N$1]*[.D6]" office:value-type="float" office:value="0.0117054189690589" calcext:value-type="float">
            <text:p>0.011705419</text:p>
          </table:table-cell>
          <table:table-cell table:number-columns-repeated="9"/>
        </table:table-row>
        <table:table-row table:style-name="ro1">
          <table:table-cell office:value-type="time" office:time-value="PT17H10M35.441S" calcext:value-type="time">
            <text:p>17:10:35.4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246901" calcext:value-type="float">
            <text:p>-2.25E-10</text:p>
          </table:table-cell>
          <table:table-cell table:formula="of:=[.C7]*10^9" office:value-type="float" office:value="-0.2246901" calcext:value-type="float">
            <text:p>-0.2246901</text:p>
          </table:table-cell>
          <table:table-cell table:formula="of:=[.$N$1]*[.D7]" office:value-type="float" office:value="-0.187003082151196" calcext:value-type="float">
            <text:p>-0.1870030822</text:p>
          </table:table-cell>
          <table:table-cell table:number-columns-repeated="9"/>
        </table:table-row>
        <table:table-row table:style-name="ro1">
          <table:table-cell office:value-type="time" office:time-value="PT17H10M35.816S" calcext:value-type="time">
            <text:p>17:10:35.82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624812" calcext:value-type="float">
            <text:p>6.25E-11</text:p>
          </table:table-cell>
          <table:table-cell table:formula="of:=[.C8]*10^9" office:value-type="float" office:value="0.0624812" calcext:value-type="float">
            <text:p>0.0624812</text:p>
          </table:table-cell>
          <table:table-cell table:formula="of:=[.$N$1]*[.D8]" office:value-type="float" office:value="0.0520012985730358" calcext:value-type="float">
            <text:p>0.0520012986</text:p>
          </table:table-cell>
          <table:table-cell table:number-columns-repeated="9"/>
        </table:table-row>
        <table:table-row table:style-name="ro1">
          <table:table-cell office:value-type="time" office:time-value="PT17H10M36.192S" calcext:value-type="time">
            <text:p>17:10:36.19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810415" calcext:value-type="float">
            <text:p>-2.81E-10</text:p>
          </table:table-cell>
          <table:table-cell table:formula="of:=[.C9]*10^9" office:value-type="float" office:value="-0.2810415" calcext:value-type="float">
            <text:p>-0.2810415</text:p>
          </table:table-cell>
          <table:table-cell table:formula="of:=[.$N$1]*[.D9]" office:value-type="float" office:value="-0.233902725186358" calcext:value-type="float">
            <text:p>-0.2339027252</text:p>
          </table:table-cell>
          <table:table-cell table:number-columns-repeated="9"/>
        </table:table-row>
        <table:table-row table:style-name="ro1">
          <table:table-cell office:value-type="time" office:time-value="PT17H10M36.576S" calcext:value-type="time">
            <text:p>17:10:36.58</text:p>
          </table:table-cell>
          <table:table-cell office:value-type="float" office:value="-40" calcext:value-type="float">
            <text:p>-40</text:p>
          </table:table-cell>
          <table:table-cell office:value-type="float" office:value="0.00000000004495088" calcext:value-type="float">
            <text:p>4.50E-11</text:p>
          </table:table-cell>
          <table:table-cell table:formula="of:=[.C10]*10^9" office:value-type="float" office:value="0.04495088" calcext:value-type="float">
            <text:p>0.04495088</text:p>
          </table:table-cell>
          <table:table-cell table:formula="of:=[.$N$1]*[.D10]" office:value-type="float" office:value="0.0374113194368979" calcext:value-type="float">
            <text:p>0.037411319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582589021336504" calcext:value-type="float">
            <text:p>-0.0582589021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12904207475597" calcext:value-type="float">
            <text:p>0.1129042075</text:p>
          </table:table-cell>
          <table:table-cell/>
          <table:table-cell table:formula="of:=(MAX([.E9:.E13])-MIN([.E9:.E13]))/2" office:value-type="float" office:value="0.135657022311628" calcext:value-type="float">
            <text:p>0.1356570223</text:p>
          </table:table-cell>
          <table:table-cell table:number-columns-repeated="2"/>
        </table:table-row>
        <table:table-row table:style-name="ro1">
          <table:table-cell office:value-type="time" office:time-value="PT17H10M36.96S" calcext:value-type="time">
            <text:p>17:10:36.9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7483886" calcext:value-type="float">
            <text:p>-7.48E-11</text:p>
          </table:table-cell>
          <table:table-cell table:formula="of:=[.C11]*10^9" office:value-type="float" office:value="-0.07483886" calcext:value-type="float">
            <text:p>-0.07483886</text:p>
          </table:table-cell>
          <table:table-cell table:formula="of:=[.$N$1]*[.D11]" office:value-type="float" office:value="-0.0622862221552344" calcext:value-type="float">
            <text:p>-0.0622862222</text:p>
          </table:table-cell>
          <table:table-cell table:number-columns-repeated="9"/>
        </table:table-row>
        <table:table-row table:style-name="ro1">
          <table:table-cell office:value-type="time" office:time-value="PT17H10M37.344S" calcext:value-type="time">
            <text:p>17:10:37.3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589782" calcext:value-type="float">
            <text:p>-5.90E-11</text:p>
          </table:table-cell>
          <table:table-cell table:formula="of:=[.C12]*10^9" office:value-type="float" office:value="-0.0589782" calcext:value-type="float">
            <text:p>-0.0589782</text:p>
          </table:table-cell>
          <table:table-cell table:formula="of:=[.$N$1]*[.D12]" office:value-type="float" office:value="-0.0490858528245332" calcext:value-type="float">
            <text:p>-0.0490858528</text:p>
          </table:table-cell>
          <table:table-cell table:number-columns-repeated="9"/>
        </table:table-row>
        <table:table-row table:style-name="ro1">
          <table:table-cell office:value-type="time" office:time-value="PT17H10M37.727S" calcext:value-type="time">
            <text:p>17:10:37.73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1990814" calcext:value-type="float">
            <text:p>1.99E-11</text:p>
          </table:table-cell>
          <table:table-cell table:formula="of:=[.C13]*10^9" office:value-type="float" office:value="0.01990814" calcext:value-type="float">
            <text:p>0.01990814</text:p>
          </table:table-cell>
          <table:table-cell table:formula="of:=[.$N$1]*[.D13]" office:value-type="float" office:value="0.0165689700609751" calcext:value-type="float">
            <text:p>0.0165689701</text:p>
          </table:table-cell>
          <table:table-cell table:number-columns-repeated="9"/>
        </table:table-row>
        <table:table-row table:style-name="ro1">
          <table:table-cell office:value-type="time" office:time-value="PT17H10M38.111S" calcext:value-type="time">
            <text:p>17:10:38.1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675035" calcext:value-type="float">
            <text:p>-1.68E-10</text:p>
          </table:table-cell>
          <table:table-cell table:formula="of:=[.C14]*10^9" office:value-type="float" office:value="-0.1675035" calcext:value-type="float">
            <text:p>-0.1675035</text:p>
          </table:table-cell>
          <table:table-cell table:formula="of:=[.$N$1]*[.D14]" office:value-type="float" office:value="-0.139408326272999" calcext:value-type="float">
            <text:p>-0.1394083263</text:p>
          </table:table-cell>
          <table:table-cell table:number-columns-repeated="9"/>
        </table:table-row>
        <table:table-row table:style-name="ro1">
          <table:table-cell office:value-type="time" office:time-value="PT17H10M38.495S" calcext:value-type="time">
            <text:p>17:10:38.50</text:p>
          </table:table-cell>
          <table:table-cell office:value-type="float" office:value="-45" calcext:value-type="float">
            <text:p>-45</text:p>
          </table:table-cell>
          <table:table-cell office:value-type="float" office:value="0.00000000003702076" calcext:value-type="float">
            <text:p>3.70E-11</text:p>
          </table:table-cell>
          <table:table-cell table:formula="of:=[.C15]*10^9" office:value-type="float" office:value="0.03702076" calcext:value-type="float">
            <text:p>0.03702076</text:p>
          </table:table-cell>
          <table:table-cell table:formula="of:=[.$N$1]*[.D15]" office:value-type="float" office:value="0.0308113095484834" calcext:value-type="float">
            <text:p>0.0308113095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0604123920160399" calcext:value-type="float">
            <text:p>-0.060412392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806662452424292" calcext:value-type="float">
            <text:p>0.0806662452</text:p>
          </table:table-cell>
          <table:table-cell/>
          <table:table-cell table:formula="of:=(MAX([.E14:.E18])-MIN([.E14:.E18]))/2" office:value-type="float" office:value="0.0969216177749111" calcext:value-type="float">
            <text:p>0.0969216178</text:p>
          </table:table-cell>
          <table:table-cell table:number-columns-repeated="2"/>
        </table:table-row>
        <table:table-row table:style-name="ro1">
          <table:table-cell office:value-type="time" office:time-value="PT17H10M38.879S" calcext:value-type="time">
            <text:p>17:10:38.88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95888" calcext:value-type="float">
            <text:p>-1.96E-10</text:p>
          </table:table-cell>
          <table:table-cell table:formula="of:=[.C16]*10^9" office:value-type="float" office:value="-0.195888" calcext:value-type="float">
            <text:p>-0.195888</text:p>
          </table:table-cell>
          <table:table-cell table:formula="of:=[.$N$1]*[.D16]" office:value-type="float" office:value="-0.163031926001339" calcext:value-type="float">
            <text:p>-0.163031926</text:p>
          </table:table-cell>
          <table:table-cell table:number-columns-repeated="9"/>
        </table:table-row>
        <table:table-row table:style-name="ro1">
          <table:table-cell office:value-type="time" office:time-value="PT17H10M39.263S" calcext:value-type="time">
            <text:p>17:10:39.2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6064781" calcext:value-type="float">
            <text:p>-6.06E-11</text:p>
          </table:table-cell>
          <table:table-cell table:formula="of:=[.C17]*10^9" office:value-type="float" office:value="-0.06064781" calcext:value-type="float">
            <text:p>-0.06064781</text:p>
          </table:table-cell>
          <table:table-cell table:formula="of:=[.$N$1]*[.D17]" office:value-type="float" office:value="-0.0504754210164137" calcext:value-type="float">
            <text:p>-0.050475421</text:p>
          </table:table-cell>
          <table:table-cell table:number-columns-repeated="9"/>
        </table:table-row>
        <table:table-row table:style-name="ro1">
          <table:table-cell office:value-type="time" office:time-value="PT17H10M39.647S" calcext:value-type="time">
            <text:p>17:10:39.65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02408158" calcext:value-type="float">
            <text:p>2.41E-11</text:p>
          </table:table-cell>
          <table:table-cell table:formula="of:=[.C18]*10^9" office:value-type="float" office:value="0.02408158" calcext:value-type="float">
            <text:p>0.02408158</text:p>
          </table:table-cell>
          <table:table-cell table:formula="of:=[.$N$1]*[.D18]" office:value-type="float" office:value="0.0200424036620687" calcext:value-type="float">
            <text:p>0.0200424037</text:p>
          </table:table-cell>
          <table:table-cell table:number-columns-repeated="9"/>
        </table:table-row>
        <table:table-row table:style-name="ro1">
          <table:table-cell office:value-type="time" office:time-value="PT17H10M40.03S" calcext:value-type="time">
            <text:p>17:10:40.0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929662" calcext:value-type="float">
            <text:p>-1.93E-10</text:p>
          </table:table-cell>
          <table:table-cell table:formula="of:=[.C19]*10^9" office:value-type="float" office:value="-0.1929662" calcext:value-type="float">
            <text:p>-0.1929662</text:p>
          </table:table-cell>
          <table:table-cell table:formula="of:=[.$N$1]*[.D19]" office:value-type="float" office:value="-0.160600196230292" calcext:value-type="float">
            <text:p>-0.1606001962</text:p>
          </table:table-cell>
          <table:table-cell table:number-columns-repeated="9"/>
        </table:table-row>
        <table:table-row table:style-name="ro1">
          <table:table-cell office:value-type="time" office:time-value="PT17H10M40.414S" calcext:value-type="time">
            <text:p>17:10:40.41</text:p>
          </table:table-cell>
          <table:table-cell office:value-type="float" office:value="-50" calcext:value-type="float">
            <text:p>-50</text:p>
          </table:table-cell>
          <table:table-cell office:value-type="float" office:value="0.00000000002742048" calcext:value-type="float">
            <text:p>2.74E-11</text:p>
          </table:table-cell>
          <table:table-cell table:formula="of:=[.C20]*10^9" office:value-type="float" office:value="0.02742048" calcext:value-type="float">
            <text:p>0.02742048</text:p>
          </table:table-cell>
          <table:table-cell table:formula="of:=[.$N$1]*[.D20]" office:value-type="float" office:value="0.02282127371907" calcext:value-type="float">
            <text:p>0.0228212737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084730402150585" calcext:value-type="float">
            <text:p>-0.0847304022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105099033522415" calcext:value-type="float">
            <text:p>0.1050990335</text:p>
          </table:table-cell>
          <table:table-cell/>
          <table:table-cell table:formula="of:=(MAX([.E19:.E23])-MIN([.E19:.E23]))/2" office:value-type="float" office:value="0.12627765964896" calcext:value-type="float">
            <text:p>0.1262776596</text:p>
          </table:table-cell>
          <table:table-cell table:number-columns-repeated="2"/>
        </table:table-row>
        <table:table-row table:style-name="ro1">
          <table:table-cell office:value-type="time" office:time-value="PT17H10M40.798S" calcext:value-type="time">
            <text:p>17:10:40.80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760327" calcext:value-type="float">
            <text:p>-2.76E-10</text:p>
          </table:table-cell>
          <table:table-cell table:formula="of:=[.C21]*10^9" office:value-type="float" office:value="-0.2760327" calcext:value-type="float">
            <text:p>-0.2760327</text:p>
          </table:table-cell>
          <table:table-cell table:formula="of:=[.$N$1]*[.D21]" office:value-type="float" office:value="-0.22973404557885" calcext:value-type="float">
            <text:p>-0.2297340456</text:p>
          </table:table-cell>
          <table:table-cell table:number-columns-repeated="9"/>
        </table:table-row>
        <table:table-row table:style-name="ro1">
          <table:table-cell office:value-type="time" office:time-value="PT17H10M41.182S" calcext:value-type="time">
            <text:p>17:10:41.18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02032512" calcext:value-type="float">
            <text:p>2.03E-11</text:p>
          </table:table-cell>
          <table:table-cell table:formula="of:=[.C22]*10^9" office:value-type="float" office:value="0.02032512" calcext:value-type="float">
            <text:p>0.02032512</text:p>
          </table:table-cell>
          <table:table-cell table:formula="of:=[.$N$1]*[.D22]" office:value-type="float" office:value="0.0169160104743952" calcext:value-type="float">
            <text:p>0.0169160105</text:p>
          </table:table-cell>
          <table:table-cell table:number-columns-repeated="9"/>
        </table:table-row>
        <table:table-row table:style-name="ro1">
          <table:table-cell office:value-type="time" office:time-value="PT17H10M41.566S" calcext:value-type="time">
            <text:p>17:10:41.5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08777795" calcext:value-type="float">
            <text:p>-8.78E-11</text:p>
          </table:table-cell>
          <table:table-cell table:formula="of:=[.C23]*10^9" office:value-type="float" office:value="-0.08777795" calcext:value-type="float">
            <text:p>-0.08777795</text:p>
          </table:table-cell>
          <table:table-cell table:formula="of:=[.$N$1]*[.D23]" office:value-type="float" office:value="-0.0730550531372479" calcext:value-type="float">
            <text:p>-0.0730550531</text:p>
          </table:table-cell>
          <table:table-cell table:number-columns-repeated="9"/>
        </table:table-row>
        <table:table-row table:style-name="ro1">
          <table:table-cell office:value-type="time" office:time-value="PT17H10M41.95S" calcext:value-type="time">
            <text:p>17:10:41.9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2654" calcext:value-type="float">
            <text:p>-3.27E-10</text:p>
          </table:table-cell>
          <table:table-cell table:formula="of:=[.C24]*10^9" office:value-type="float" office:value="-0.32654" calcext:value-type="float">
            <text:p>-0.32654</text:p>
          </table:table-cell>
          <table:table-cell table:formula="of:=[.$N$1]*[.D24]" office:value-type="float" office:value="-0.271769812936357" calcext:value-type="float">
            <text:p>-0.2717698129</text:p>
          </table:table-cell>
          <table:table-cell table:number-columns-repeated="9"/>
        </table:table-row>
        <table:table-row table:style-name="ro1">
          <table:table-cell office:value-type="time" office:time-value="PT17H10M42.334S" calcext:value-type="time">
            <text:p>17:10:42.33</text:p>
          </table:table-cell>
          <table:table-cell office:value-type="float" office:value="-55" calcext:value-type="float">
            <text:p>-55</text:p>
          </table:table-cell>
          <table:table-cell office:value-type="float" office:value="0.00000000004035992" calcext:value-type="float">
            <text:p>4.04E-11</text:p>
          </table:table-cell>
          <table:table-cell table:formula="of:=[.C25]*10^9" office:value-type="float" office:value="0.04035992" calcext:value-type="float">
            <text:p>0.04035992</text:p>
          </table:table-cell>
          <table:table-cell table:formula="of:=[.$N$1]*[.D25]" office:value-type="float" office:value="0.033590395995977" calcext:value-type="float">
            <text:p>0.03359039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10507075625752" calcext:value-type="float">
            <text:p>-0.1105070756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27073751658284" calcext:value-type="float">
            <text:p>0.1270737517</text:p>
          </table:table-cell>
          <table:table-cell/>
          <table:table-cell table:formula="of:=(MAX([.E24:.E28])-MIN([.E24:.E28]))/2" office:value-type="float" office:value="0.152680104466167" calcext:value-type="float">
            <text:p>0.1526801045</text:p>
          </table:table-cell>
          <table:table-cell table:number-columns-repeated="2"/>
        </table:table-row>
        <table:table-row table:style-name="ro1">
          <table:table-cell office:value-type="time" office:time-value="PT17H10M42.718S" calcext:value-type="time">
            <text:p>17:10:42.72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9988212" calcext:value-type="float">
            <text:p>-9.99E-11</text:p>
          </table:table-cell>
          <table:table-cell table:formula="of:=[.C26]*10^9" office:value-type="float" office:value="-0.09988212" calcext:value-type="float">
            <text:p>-0.09988212</text:p>
          </table:table-cell>
          <table:table-cell table:formula="of:=[.$N$1]*[.D26]" office:value-type="float" office:value="-0.0831290043121418" calcext:value-type="float">
            <text:p>-0.0831290043</text:p>
          </table:table-cell>
          <table:table-cell table:number-columns-repeated="9"/>
        </table:table-row>
        <table:table-row table:style-name="ro1">
          <table:table-cell office:value-type="time" office:time-value="PT17H10M43.101S" calcext:value-type="time">
            <text:p>17:10:43.10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03184818" calcext:value-type="float">
            <text:p>-3.18E-11</text:p>
          </table:table-cell>
          <table:table-cell table:formula="of:=[.C27]*10^9" office:value-type="float" office:value="-0.03184818" calcext:value-type="float">
            <text:p>-0.03184818</text:p>
          </table:table-cell>
          <table:table-cell table:formula="of:=[.$N$1]*[.D27]" office:value-type="float" office:value="-0.0265063205762339" calcext:value-type="float">
            <text:p>-0.0265063206</text:p>
          </table:table-cell>
          <table:table-cell table:number-columns-repeated="9"/>
        </table:table-row>
        <table:table-row table:style-name="ro1">
          <table:table-cell office:value-type="time" office:time-value="PT17H10M43.484S" calcext:value-type="time">
            <text:p>17:10:43.4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459783" calcext:value-type="float">
            <text:p>-2.46E-10</text:p>
          </table:table-cell>
          <table:table-cell table:formula="of:=[.C28]*10^9" office:value-type="float" office:value="-0.2459783" calcext:value-type="float">
            <text:p>-0.2459783</text:p>
          </table:table-cell>
          <table:table-cell table:formula="of:=[.$N$1]*[.D28]" office:value-type="float" office:value="-0.204720636300003" calcext:value-type="float">
            <text:p>-0.2047206363</text:p>
          </table:table-cell>
          <table:table-cell table:number-columns-repeated="9"/>
        </table:table-row>
        <table:table-row table:style-name="ro1">
          <table:table-cell office:value-type="time" office:time-value="PT17H10M43.869S" calcext:value-type="time">
            <text:p>17:10:43.8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320228" calcext:value-type="float">
            <text:p>-1.32E-10</text:p>
          </table:table-cell>
          <table:table-cell table:formula="of:=[.C29]*10^9" office:value-type="float" office:value="-0.1320228" calcext:value-type="float">
            <text:p>-0.1320228</text:p>
          </table:table-cell>
          <table:table-cell table:formula="of:=[.$N$1]*[.D29]" office:value-type="float" office:value="-0.10987876419224" calcext:value-type="float">
            <text:p>-0.1098787642</text:p>
          </table:table-cell>
          <table:table-cell table:number-columns-repeated="9"/>
        </table:table-row>
        <table:table-row table:style-name="ro1">
          <table:table-cell office:value-type="time" office:time-value="PT17H10M44.253S" calcext:value-type="time">
            <text:p>17:10:44.25</text:p>
          </table:table-cell>
          <table:table-cell office:value-type="float" office:value="-60" calcext:value-type="float">
            <text:p>-60</text:p>
          </table:table-cell>
          <table:table-cell office:value-type="float" office:value="0.00000000001531657" calcext:value-type="float">
            <text:p>1.53E-11</text:p>
          </table:table-cell>
          <table:table-cell table:formula="of:=[.C30]*10^9" office:value-type="float" office:value="0.01531657" calcext:value-type="float">
            <text:p>0.01531657</text:p>
          </table:table-cell>
          <table:table-cell table:formula="of:=[.$N$1]*[.D30]" office:value-type="float" office:value="0.0127475389346684" calcext:value-type="float">
            <text:p>0.0127475389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43232647044649" calcext:value-type="float">
            <text:p>-0.143232647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41098924271477" calcext:value-type="float">
            <text:p>0.1410989243</text:p>
          </table:table-cell>
          <table:table-cell/>
          <table:table-cell table:formula="of:=(MAX([.E29:.E33])-MIN([.E29:.E33]))/2" office:value-type="float" office:value="0.169530244842428" calcext:value-type="float">
            <text:p>0.1695302448</text:p>
          </table:table-cell>
          <table:table-cell table:number-columns-repeated="2"/>
        </table:table-row>
        <table:table-row table:style-name="ro1">
          <table:table-cell office:value-type="time" office:time-value="PT17H10M44.637S" calcext:value-type="time">
            <text:p>17:10:44.6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920753" calcext:value-type="float">
            <text:p>-3.92E-10</text:p>
          </table:table-cell>
          <table:table-cell table:formula="of:=[.C31]*10^9" office:value-type="float" office:value="-0.3920753" calcext:value-type="float">
            <text:p>-0.3920753</text:p>
          </table:table-cell>
          <table:table-cell table:formula="of:=[.$N$1]*[.D31]" office:value-type="float" office:value="-0.326312950750187" calcext:value-type="float">
            <text:p>-0.3263129508</text:p>
          </table:table-cell>
          <table:table-cell table:number-columns-repeated="9"/>
        </table:table-row>
        <table:table-row table:style-name="ro1">
          <table:table-cell office:value-type="time" office:time-value="PT17H10M45.02S" calcext:value-type="time">
            <text:p>17:10:45.0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01181348" calcext:value-type="float">
            <text:p>-1.18E-11</text:p>
          </table:table-cell>
          <table:table-cell table:formula="of:=[.C32]*10^9" office:value-type="float" office:value="-0.01181348" calcext:value-type="float">
            <text:p>-0.01181348</text:p>
          </table:table-cell>
          <table:table-cell table:formula="of:=[.$N$1]*[.D32]" office:value-type="float" office:value="-0.00983201828176455" calcext:value-type="float">
            <text:p>-0.0098320183</text:p>
          </table:table-cell>
          <table:table-cell table:number-columns-repeated="9"/>
        </table:table-row>
        <table:table-row table:style-name="ro1">
          <table:table-cell office:value-type="time" office:time-value="PT17H10M45.403S" calcext:value-type="time">
            <text:p>17:10:45.4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398977" calcext:value-type="float">
            <text:p>-3.40E-10</text:p>
          </table:table-cell>
          <table:table-cell table:formula="of:=[.C33]*10^9" office:value-type="float" office:value="-0.3398977" calcext:value-type="float">
            <text:p>-0.3398977</text:p>
          </table:table-cell>
          <table:table-cell table:formula="of:=[.$N$1]*[.D33]" office:value-type="float" office:value="-0.282887040933723" calcext:value-type="float">
            <text:p>-0.2828870409</text:p>
          </table:table-cell>
          <table:table-cell table:number-columns-repeated="9"/>
        </table:table-row>
        <table:table-row table:style-name="ro1">
          <table:table-cell office:value-type="time" office:time-value="PT17H10M45.787S" calcext:value-type="time">
            <text:p>17:10:45.7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144912" calcext:value-type="float">
            <text:p>-1.14E-10</text:p>
          </table:table-cell>
          <table:table-cell table:formula="of:=[.C34]*10^9" office:value-type="float" office:value="-0.1144912" calcext:value-type="float">
            <text:p>-0.1144912</text:p>
          </table:table-cell>
          <table:table-cell table:formula="of:=[.$N$1]*[.D34]" office:value-type="float" office:value="-0.0952877197490631" calcext:value-type="float">
            <text:p>-0.0952877197</text:p>
          </table:table-cell>
          <table:table-cell table:number-columns-repeated="9"/>
        </table:table-row>
        <table:table-row table:style-name="ro1">
          <table:table-cell office:value-type="time" office:time-value="PT17H10M46.171S" calcext:value-type="time">
            <text:p>17:10:46.1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03351767" calcext:value-type="float">
            <text:p>-3.35E-11</text:p>
          </table:table-cell>
          <table:table-cell table:formula="of:=[.C35]*10^9" office:value-type="float" office:value="-0.03351767" calcext:value-type="float">
            <text:p>-0.03351767</text:p>
          </table:table-cell>
          <table:table-cell table:formula="of:=[.$N$1]*[.D35]" office:value-type="float" office:value="-0.0278957888955796" calcext:value-type="float">
            <text:p>-0.027895788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22525942881111" calcext:value-type="float">
            <text:p>-0.1225259429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11029786112828" calcext:value-type="float">
            <text:p>0.1110297861</text:p>
          </table:table-cell>
          <table:table-cell/>
          <table:table-cell table:formula="of:=(MAX([.E34:.E38])-MIN([.E34:.E38]))/2" office:value-type="float" office:value="0.133401546757935" calcext:value-type="float">
            <text:p>0.1334015468</text:p>
          </table:table-cell>
          <table:table-cell table:number-columns-repeated="2"/>
        </table:table-row>
        <table:table-row table:style-name="ro1">
          <table:table-cell office:value-type="time" office:time-value="PT17H10M46.556S" calcext:value-type="time">
            <text:p>17:10:46.5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720951" calcext:value-type="float">
            <text:p>-1.72E-10</text:p>
          </table:table-cell>
          <table:table-cell table:formula="of:=[.C36]*10^9" office:value-type="float" office:value="-0.1720951" calcext:value-type="float">
            <text:p>-0.1720951</text:p>
          </table:table-cell>
          <table:table-cell table:formula="of:=[.$N$1]*[.D36]" office:value-type="float" office:value="-0.143229782367439" calcext:value-type="float">
            <text:p>-0.1432297824</text:p>
          </table:table-cell>
          <table:table-cell table:number-columns-repeated="9"/>
        </table:table-row>
        <table:table-row table:style-name="ro1">
          <table:table-cell office:value-type="time" office:time-value="PT17H10M46.939S" calcext:value-type="time">
            <text:p>17:10:46.9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5409" calcext:value-type="float">
            <text:p>-3.54E-10</text:p>
          </table:table-cell>
          <table:table-cell table:formula="of:=[.C37]*10^9" office:value-type="float" office:value="-0.35409" calcext:value-type="float">
            <text:p>-0.35409</text:p>
          </table:table-cell>
          <table:table-cell table:formula="of:=[.$N$1]*[.D37]" office:value-type="float" office:value="-0.29469888241145" calcext:value-type="float">
            <text:p>-0.2946988824</text:p>
          </table:table-cell>
          <table:table-cell table:number-columns-repeated="9"/>
        </table:table-row>
        <table:table-row table:style-name="ro1">
          <table:table-cell office:value-type="time" office:time-value="PT17H10M47.323S" calcext:value-type="time">
            <text:p>17:10:47.3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06189995" calcext:value-type="float">
            <text:p>-6.19E-11</text:p>
          </table:table-cell>
          <table:table-cell table:formula="of:=[.C38]*10^9" office:value-type="float" office:value="-0.06189995" calcext:value-type="float">
            <text:p>-0.06189995</text:p>
          </table:table-cell>
          <table:table-cell table:formula="of:=[.$N$1]*[.D38]" office:value-type="float" office:value="-0.0515175409820232" calcext:value-type="float">
            <text:p>-0.051517541</text:p>
          </table:table-cell>
          <table:table-cell table:number-columns-repeated="9"/>
        </table:table-row>
        <table:table-row table:style-name="ro1">
          <table:table-cell office:value-type="time" office:time-value="PT17H10M47.706S" calcext:value-type="time">
            <text:p>17:10:47.7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090087" calcext:value-type="float">
            <text:p>-3.09E-10</text:p>
          </table:table-cell>
          <table:table-cell table:formula="of:=[.C39]*10^9" office:value-type="float" office:value="-0.3090087" calcext:value-type="float">
            <text:p>-0.3090087</text:p>
          </table:table-cell>
          <table:table-cell table:formula="of:=[.$N$1]*[.D39]" office:value-type="float" office:value="-0.257179018174517" calcext:value-type="float">
            <text:p>-0.2571790182</text:p>
          </table:table-cell>
          <table:table-cell table:number-columns-repeated="9"/>
        </table:table-row>
        <table:table-row table:style-name="ro1">
          <table:table-cell office:value-type="time" office:time-value="PT17H10M48.09S" calcext:value-type="time">
            <text:p>17:10:48.0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526571" calcext:value-type="float">
            <text:p>-2.53E-10</text:p>
          </table:table-cell>
          <table:table-cell table:formula="of:=[.C40]*10^9" office:value-type="float" office:value="-0.2526571" calcext:value-type="float">
            <text:p>-0.2526571</text:p>
          </table:table-cell>
          <table:table-cell table:formula="of:=[.$N$1]*[.D40]" office:value-type="float" office:value="-0.21027920868513" calcext:value-type="float">
            <text:p>-0.2102792087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62477799886765" calcext:value-type="float">
            <text:p>-0.162477799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6117129928512" calcext:value-type="float">
            <text:p>0.1061171299</text:p>
          </table:table-cell>
          <table:table-cell/>
          <table:table-cell table:formula="of:=(MAX([.E39:.E43])-MIN([.E39:.E43]))/2" office:value-type="float" office:value="0.127495272303844" calcext:value-type="float">
            <text:p>0.1274952723</text:p>
          </table:table-cell>
          <table:table-cell table:number-columns-repeated="2"/>
        </table:table-row>
        <table:table-row table:style-name="ro1">
          <table:table-cell office:value-type="time" office:time-value="PT17H10M48.474S" calcext:value-type="time">
            <text:p>17:10:48.4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2308302" calcext:value-type="float">
            <text:p>-2.31E-11</text:p>
          </table:table-cell>
          <table:table-cell table:formula="of:=[.C41]*10^9" office:value-type="float" office:value="-0.02308302" calcext:value-type="float">
            <text:p>-0.02308302</text:p>
          </table:table-cell>
          <table:table-cell table:formula="of:=[.$N$1]*[.D41]" office:value-type="float" office:value="-0.019211331008165" calcext:value-type="float">
            <text:p>-0.019211331</text:p>
          </table:table-cell>
          <table:table-cell table:number-columns-repeated="9"/>
        </table:table-row>
        <table:table-row table:style-name="ro1">
          <table:table-cell office:value-type="time" office:time-value="PT17H10M48.858S" calcext:value-type="time">
            <text:p>17:10:48.8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294622" calcext:value-type="float">
            <text:p>-3.29E-10</text:p>
          </table:table-cell>
          <table:table-cell table:formula="of:=[.C42]*10^9" office:value-type="float" office:value="-0.3294622" calcext:value-type="float">
            <text:p>-0.3294622</text:p>
          </table:table-cell>
          <table:table-cell table:formula="of:=[.$N$1]*[.D42]" office:value-type="float" office:value="-0.274201875615853" calcext:value-type="float">
            <text:p>-0.2742018756</text:p>
          </table:table-cell>
          <table:table-cell table:number-columns-repeated="9"/>
        </table:table-row>
        <table:table-row table:style-name="ro1">
          <table:table-cell office:value-type="time" office:time-value="PT17H10M49.242S" calcext:value-type="time">
            <text:p>17:10:49.24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6189998" calcext:value-type="float">
            <text:p>-6.19E-11</text:p>
          </table:table-cell>
          <table:table-cell table:formula="of:=[.C43]*10^9" office:value-type="float" office:value="-0.06189998" calcext:value-type="float">
            <text:p>-0.06189998</text:p>
          </table:table-cell>
          <table:table-cell table:formula="of:=[.$N$1]*[.D43]" office:value-type="float" office:value="-0.051517565950157" calcext:value-type="float">
            <text:p>-0.051517566</text:p>
          </table:table-cell>
          <table:table-cell table:number-columns-repeated="9"/>
        </table:table-row>
        <table:table-row table:style-name="ro1">
          <table:table-cell office:value-type="time" office:time-value="PT17H10M49.626S" calcext:value-type="time">
            <text:p>17:10:49.6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06523901" calcext:value-type="float">
            <text:p>-6.52E-11</text:p>
          </table:table-cell>
          <table:table-cell table:formula="of:=[.C44]*10^9" office:value-type="float" office:value="-0.06523901" calcext:value-type="float">
            <text:p>-0.06523901</text:p>
          </table:table-cell>
          <table:table-cell table:formula="of:=[.$N$1]*[.D44]" office:value-type="float" office:value="-0.0542965442024044" calcext:value-type="float">
            <text:p>-0.0542965442</text:p>
          </table:table-cell>
          <table:table-cell table:number-columns-repeated="9"/>
        </table:table-row>
        <table:table-row table:style-name="ro1">
          <table:table-cell office:value-type="time" office:time-value="PT17H10M50.009S" calcext:value-type="time">
            <text:p>17:10:50.0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428196" calcext:value-type="float">
            <text:p>-3.43E-10</text:p>
          </table:table-cell>
          <table:table-cell table:formula="of:=[.C45]*10^9" office:value-type="float" office:value="-0.3428196" calcext:value-type="float">
            <text:p>-0.3428196</text:p>
          </table:table-cell>
          <table:table-cell table:formula="of:=[.$N$1]*[.D45]" office:value-type="float" office:value="-0.285318853931882" calcext:value-type="float">
            <text:p>-0.2853188539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79152393476127" calcext:value-type="float">
            <text:p>-0.1791523935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96145316134809" calcext:value-type="float">
            <text:p>0.0961453161</text:p>
          </table:table-cell>
          <table:table-cell/>
          <table:table-cell table:formula="of:=(MAX([.E44:.E48])-MIN([.E44:.E48]))/2" office:value-type="float" office:value="0.115511154864739" calcext:value-type="float">
            <text:p>0.1155111549</text:p>
          </table:table-cell>
          <table:table-cell table:number-columns-repeated="2"/>
        </table:table-row>
        <table:table-row table:style-name="ro1">
          <table:table-cell office:value-type="time" office:time-value="PT17H10M50.394S" calcext:value-type="time">
            <text:p>17:10:50.3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08736054" calcext:value-type="float">
            <text:p>-8.74E-11</text:p>
          </table:table-cell>
          <table:table-cell table:formula="of:=[.C46]*10^9" office:value-type="float" office:value="-0.08736054" calcext:value-type="float">
            <text:p>-0.08736054</text:p>
          </table:table-cell>
          <table:table-cell table:formula="of:=[.$N$1]*[.D46]" office:value-type="float" office:value="-0.0727076548472443" calcext:value-type="float">
            <text:p>-0.0727076548</text:p>
          </table:table-cell>
          <table:table-cell table:number-columns-repeated="9"/>
        </table:table-row>
        <table:table-row table:style-name="ro1">
          <table:table-cell office:value-type="time" office:time-value="PT17H10M50.777S" calcext:value-type="time">
            <text:p>17:10:50.7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55579" calcext:value-type="float">
            <text:p>-2.56E-10</text:p>
          </table:table-cell>
          <table:table-cell table:formula="of:=[.C47]*10^9" office:value-type="float" office:value="-0.255579" calcext:value-type="float">
            <text:p>-0.255579</text:p>
          </table:table-cell>
          <table:table-cell table:formula="of:=[.$N$1]*[.D47]" office:value-type="float" office:value="-0.212711021683289" calcext:value-type="float">
            <text:p>-0.2127110217</text:p>
          </table:table-cell>
          <table:table-cell table:number-columns-repeated="9"/>
        </table:table-row>
        <table:table-row table:style-name="ro1">
          <table:table-cell office:value-type="time" office:time-value="PT17H10M51.161S" calcext:value-type="time">
            <text:p>17:10:51.16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252881" calcext:value-type="float">
            <text:p>-3.25E-10</text:p>
          </table:table-cell>
          <table:table-cell table:formula="of:=[.C48]*10^9" office:value-type="float" office:value="-0.3252881" calcext:value-type="float">
            <text:p>-0.3252881</text:p>
          </table:table-cell>
          <table:table-cell table:formula="of:=[.$N$1]*[.D48]" office:value-type="float" office:value="-0.270727892715818" calcext:value-type="float">
            <text:p>-0.2707278927</text:p>
          </table:table-cell>
          <table:table-cell table:number-columns-repeated="9"/>
        </table:table-row>
        <table:table-row table:style-name="ro1">
          <table:table-cell office:value-type="time" office:time-value="PT17H10M51.545S" calcext:value-type="time">
            <text:p>17:10:51.5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09445611" calcext:value-type="float">
            <text:p>-9.45E-11</text:p>
          </table:table-cell>
          <table:table-cell table:formula="of:=[.C49]*10^9" office:value-type="float" office:value="-0.09445611" calcext:value-type="float">
            <text:p>-0.09445611</text:p>
          </table:table-cell>
          <table:table-cell table:formula="of:=[.$N$1]*[.D49]" office:value-type="float" office:value="-0.0786130928688552" calcext:value-type="float">
            <text:p>-0.0786130929</text:p>
          </table:table-cell>
          <table:table-cell table:number-columns-repeated="9"/>
        </table:table-row>
        <table:table-row table:style-name="ro1">
          <table:table-cell office:value-type="time" office:time-value="PT17H10M51.93S" calcext:value-type="time">
            <text:p>17:10:51.9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03727427" calcext:value-type="float">
            <text:p>-3.73E-11</text:p>
          </table:table-cell>
          <table:table-cell table:formula="of:=[.C50]*10^9" office:value-type="float" office:value="-0.03727427" calcext:value-type="float">
            <text:p>-0.03727427</text:p>
          </table:table-cell>
          <table:table-cell table:formula="of:=[.$N$1]*[.D50]" office:value-type="float" office:value="-0.0310222986012105" calcext:value-type="float">
            <text:p>-0.0310222986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15299632326221" calcext:value-type="float">
            <text:p>-0.1152996323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955612034586156" calcext:value-type="float">
            <text:p>0.0955612035</text:p>
          </table:table-cell>
          <table:table-cell/>
          <table:table-cell table:formula="of:=(MAX([.E49:.E53])-MIN([.E49:.E53]))/2" office:value-type="float" office:value="0.114815434463784" calcext:value-type="float">
            <text:p>0.1148154345</text:p>
          </table:table-cell>
          <table:table-cell table:number-columns-repeated="2"/>
        </table:table-row>
        <table:table-row table:style-name="ro1">
          <table:table-cell office:value-type="time" office:time-value="PT17H10M52.314S" calcext:value-type="time">
            <text:p>17:10:52.3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545634" calcext:value-type="float">
            <text:p>-1.55E-10</text:p>
          </table:table-cell>
          <table:table-cell table:formula="of:=[.C51]*10^9" office:value-type="float" office:value="-0.1545634" calcext:value-type="float">
            <text:p>-0.1545634</text:p>
          </table:table-cell>
          <table:table-cell table:formula="of:=[.$N$1]*[.D51]" office:value-type="float" office:value="-0.12863865469715" calcext:value-type="float">
            <text:p>-0.1286386547</text:p>
          </table:table-cell>
          <table:table-cell table:number-columns-repeated="9"/>
        </table:table-row>
        <table:table-row table:style-name="ro1">
          <table:table-cell office:value-type="time" office:time-value="PT17H10M52.697S" calcext:value-type="time">
            <text:p>17:10:52.7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3183" calcext:value-type="float">
            <text:p>-3.13E-10</text:p>
          </table:table-cell>
          <table:table-cell table:formula="of:=[.C52]*10^9" office:value-type="float" office:value="-0.313183" calcext:value-type="float">
            <text:p>-0.313183</text:p>
          </table:table-cell>
          <table:table-cell table:formula="of:=[.$N$1]*[.D52]" office:value-type="float" office:value="-0.260653167528778" calcext:value-type="float">
            <text:p>-0.2606531675</text:p>
          </table:table-cell>
          <table:table-cell table:number-columns-repeated="9"/>
        </table:table-row>
        <table:table-row table:style-name="ro1">
          <table:table-cell office:value-type="time" office:time-value="PT17H10M53.081S" calcext:value-type="time">
            <text:p>17:10:53.0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9320394" calcext:value-type="float">
            <text:p>-9.32E-11</text:p>
          </table:table-cell>
          <table:table-cell table:formula="of:=[.C53]*10^9" office:value-type="float" office:value="-0.09320394" calcext:value-type="float">
            <text:p>-0.09320394</text:p>
          </table:table-cell>
          <table:table-cell table:formula="of:=[.$N$1]*[.D53]" office:value-type="float" office:value="-0.077570947935112" calcext:value-type="float">
            <text:p>-0.0775709479</text:p>
          </table:table-cell>
          <table:table-cell table:number-columns-repeated="9"/>
        </table:table-row>
        <table:table-row table:style-name="ro1">
          <table:table-cell office:value-type="time" office:time-value="PT17H10M53.465S" calcext:value-type="time">
            <text:p>17:10:53.4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05396961" calcext:value-type="float">
            <text:p>-5.40E-11</text:p>
          </table:table-cell>
          <table:table-cell table:formula="of:=[.C54]*10^9" office:value-type="float" office:value="-0.05396961" calcext:value-type="float">
            <text:p>-0.05396961</text:p>
          </table:table-cell>
          <table:table-cell table:formula="of:=[.$N$1]*[.D54]" office:value-type="float" office:value="-0.0449173479939614" calcext:value-type="float">
            <text:p>-0.044917348</text:p>
          </table:table-cell>
          <table:table-cell table:number-columns-repeated="9"/>
        </table:table-row>
        <table:table-row table:style-name="ro1">
          <table:table-cell office:value-type="time" office:time-value="PT17H10M53.849S" calcext:value-type="time">
            <text:p>17:10:53.8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61048" calcext:value-type="float">
            <text:p>-3.16E-10</text:p>
          </table:table-cell>
          <table:table-cell table:formula="of:=[.C55]*10^9" office:value-type="float" office:value="-0.3161048" calcext:value-type="float">
            <text:p>-0.3161048</text:p>
          </table:table-cell>
          <table:table-cell table:formula="of:=[.$N$1]*[.D55]" office:value-type="float" office:value="-0.263084897299824" calcext:value-type="float">
            <text:p>-0.2630848973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137881699672365" calcext:value-type="float">
            <text:p>-0.137881699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6260161331075" calcext:value-type="float">
            <text:p>0.1062601613</text:p>
          </table:table-cell>
          <table:table-cell/>
          <table:table-cell table:formula="of:=(MAX([.E54:.E58])-MIN([.E54:.E58]))/2" office:value-type="float" office:value="0.127669321002718" calcext:value-type="float">
            <text:p>0.127669321</text:p>
          </table:table-cell>
          <table:table-cell table:number-columns-repeated="2"/>
        </table:table-row>
        <table:table-row table:style-name="ro1">
          <table:table-cell office:value-type="time" office:time-value="PT17H10M54.233S" calcext:value-type="time">
            <text:p>17:10:54.2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436542" calcext:value-type="float">
            <text:p>-3.44E-10</text:p>
          </table:table-cell>
          <table:table-cell table:formula="of:=[.C56]*10^9" office:value-type="float" office:value="-0.3436542" calcext:value-type="float">
            <text:p>-0.3436542</text:p>
          </table:table-cell>
          <table:table-cell table:formula="of:=[.$N$1]*[.D56]" office:value-type="float" office:value="-0.286013467412242" calcext:value-type="float">
            <text:p>-0.2860134674</text:p>
          </table:table-cell>
          <table:table-cell table:number-columns-repeated="9"/>
        </table:table-row>
        <table:table-row table:style-name="ro1">
          <table:table-cell office:value-type="time" office:time-value="PT17H10M54.616S" calcext:value-type="time">
            <text:p>17:10:54.6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03685677" calcext:value-type="float">
            <text:p>-3.69E-11</text:p>
          </table:table-cell>
          <table:table-cell table:formula="of:=[.C57]*10^9" office:value-type="float" office:value="-0.03685677" calcext:value-type="float">
            <text:p>-0.03685677</text:p>
          </table:table-cell>
          <table:table-cell table:formula="of:=[.$N$1]*[.D57]" office:value-type="float" office:value="-0.0306748254068057" calcext:value-type="float">
            <text:p>-0.0306748254</text:p>
          </table:table-cell>
          <table:table-cell table:number-columns-repeated="9"/>
        </table:table-row>
        <table:table-row table:style-name="ro1">
          <table:table-cell office:value-type="time" office:time-value="PT17H10M54.999S" calcext:value-type="time">
            <text:p>17:10:55.0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07776067" calcext:value-type="float">
            <text:p>-7.78E-11</text:p>
          </table:table-cell>
          <table:table-cell table:formula="of:=[.C58]*10^9" office:value-type="float" office:value="-0.07776067" calcext:value-type="float">
            <text:p>-0.07776067</text:p>
          </table:table-cell>
          <table:table-cell table:formula="of:=[.$N$1]*[.D58]" office:value-type="float" office:value="-0.0647179602489919" calcext:value-type="float">
            <text:p>-0.0647179602</text:p>
          </table:table-cell>
          <table:table-cell table:number-columns-repeated="9"/>
        </table:table-row>
        <table:table-row table:style-name="ro1">
          <table:table-cell office:value-type="time" office:time-value="PT17H10M55.383S" calcext:value-type="time">
            <text:p>17:10:55.3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657775" calcext:value-type="float">
            <text:p>-3.66E-10</text:p>
          </table:table-cell>
          <table:table-cell table:formula="of:=[.C59]*10^9" office:value-type="float" office:value="-0.3657775" calcext:value-type="float">
            <text:p>-0.3657775</text:p>
          </table:table-cell>
          <table:table-cell table:formula="of:=[.$N$1]*[.D59]" office:value-type="float" office:value="-0.304426051176972" calcext:value-type="float">
            <text:p>-0.3044260512</text:p>
          </table:table-cell>
          <table:table-cell table:number-columns-repeated="9"/>
        </table:table-row>
        <table:table-row table:style-name="ro1">
          <table:table-cell office:value-type="time" office:time-value="PT17H10M55.768S" calcext:value-type="time">
            <text:p>17:10:55.7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998252" calcext:value-type="float">
            <text:p>-3.00E-10</text:p>
          </table:table-cell>
          <table:table-cell table:formula="of:=[.C60]*10^9" office:value-type="float" office:value="-0.2998252" calcext:value-type="float">
            <text:p>-0.2998252</text:p>
          </table:table-cell>
          <table:table-cell table:formula="of:=[.$N$1]*[.D60]" office:value-type="float" office:value="-0.249535856304299" calcext:value-type="float">
            <text:p>-0.2495358563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06666119989375" calcext:value-type="float">
            <text:p>-0.20666612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0910899280164512" calcext:value-type="float">
            <text:p>0.091089928</text:p>
          </table:table-cell>
          <table:table-cell/>
          <table:table-cell table:formula="of:=(MAX([.E59:.E63])-MIN([.E59:.E63]))/2" office:value-type="float" office:value="0.109432708483159" calcext:value-type="float">
            <text:p>0.1094327085</text:p>
          </table:table-cell>
          <table:table-cell table:number-columns-repeated="2"/>
        </table:table-row>
        <table:table-row table:style-name="ro1">
          <table:table-cell office:value-type="time" office:time-value="PT17H10M56.152S" calcext:value-type="time">
            <text:p>17:10:56.1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028038" calcext:value-type="float">
            <text:p>-1.03E-10</text:p>
          </table:table-cell>
          <table:table-cell table:formula="of:=[.C61]*10^9" office:value-type="float" office:value="-0.1028038" calcext:value-type="float">
            <text:p>-0.1028038</text:p>
          </table:table-cell>
          <table:table-cell table:formula="of:=[.$N$1]*[.D61]" office:value-type="float" office:value="-0.0855606342106532" calcext:value-type="float">
            <text:p>-0.0855606342</text:p>
          </table:table-cell>
          <table:table-cell table:number-columns-repeated="9"/>
        </table:table-row>
        <table:table-row table:style-name="ro1">
          <table:table-cell office:value-type="time" office:time-value="PT17H10M56.535S" calcext:value-type="time">
            <text:p>17:10:56.5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766867" calcext:value-type="float">
            <text:p>-1.77E-10</text:p>
          </table:table-cell>
          <table:table-cell table:formula="of:=[.C62]*10^9" office:value-type="float" office:value="-0.1766867" calcext:value-type="float">
            <text:p>-0.1766867</text:p>
          </table:table-cell>
          <table:table-cell table:formula="of:=[.$N$1]*[.D62]" office:value-type="float" office:value="-0.14705123846188" calcext:value-type="float">
            <text:p>-0.1470512385</text:p>
          </table:table-cell>
          <table:table-cell table:number-columns-repeated="9"/>
        </table:table-row>
        <table:table-row table:style-name="ro1">
          <table:table-cell office:value-type="time" office:time-value="PT17H10M56.918S" calcext:value-type="time">
            <text:p>17:10:56.9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964861" calcext:value-type="float">
            <text:p>-2.96E-10</text:p>
          </table:table-cell>
          <table:table-cell table:formula="of:=[.C63]*10^9" office:value-type="float" office:value="-0.2964861" calcext:value-type="float">
            <text:p>-0.2964861</text:p>
          </table:table-cell>
          <table:table-cell table:formula="of:=[.$N$1]*[.D63]" office:value-type="float" office:value="-0.246756819793073" calcext:value-type="float">
            <text:p>-0.2467568198</text:p>
          </table:table-cell>
          <table:table-cell table:number-columns-repeated="9"/>
        </table:table-row>
        <table:table-row table:style-name="ro1">
          <table:table-cell office:value-type="time" office:time-value="PT17H10M57.302S" calcext:value-type="time">
            <text:p>17:10:57.30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005552774" calcext:value-type="float">
            <text:p>-5.55E-12</text:p>
          </table:table-cell>
          <table:table-cell table:formula="of:=[.C64]*10^9" office:value-type="float" office:value="-0.005552774" calcext:value-type="float">
            <text:p>-0.005552774</text:p>
          </table:table-cell>
          <table:table-cell table:formula="of:=[.$N$1]*[.D64]" office:value-type="float" office:value="-0.00462141346009024" calcext:value-type="float">
            <text:p>-0.0046214135</text:p>
          </table:table-cell>
          <table:table-cell table:number-columns-repeated="9"/>
        </table:table-row>
        <table:table-row table:style-name="ro1">
          <table:table-cell office:value-type="time" office:time-value="PT17H10M57.686S" calcext:value-type="time">
            <text:p>17:10:57.6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528938" calcext:value-type="float">
            <text:p>-1.53E-10</text:p>
          </table:table-cell>
          <table:table-cell table:formula="of:=[.C65]*10^9" office:value-type="float" office:value="-0.1528938" calcext:value-type="float">
            <text:p>-0.1528938</text:p>
          </table:table-cell>
          <table:table-cell table:formula="of:=[.$N$1]*[.D65]" office:value-type="float" office:value="-0.127249094827981" calcext:value-type="float">
            <text:p>-0.1272490948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143439939814859" calcext:value-type="float">
            <text:p>-0.1434399398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43557020665126" calcext:value-type="float">
            <text:p>0.1435570207</text:p>
          </table:table-cell>
          <table:table-cell/>
          <table:table-cell table:formula="of:=(MAX([.E64:.E68])-MIN([.E64:.E68]))/2" office:value-type="float" office:value="0.17248379029846" calcext:value-type="float">
            <text:p>0.1724837903</text:p>
          </table:table-cell>
          <table:table-cell table:number-columns-repeated="2"/>
        </table:table-row>
        <table:table-row table:style-name="ro1">
          <table:table-cell office:value-type="time" office:time-value="PT17H10M58.071S" calcext:value-type="time">
            <text:p>17:10:58.0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050712" calcext:value-type="float">
            <text:p>-2.05E-10</text:p>
          </table:table-cell>
          <table:table-cell table:formula="of:=[.C66]*10^9" office:value-type="float" office:value="-0.2050712" calcext:value-type="float">
            <text:p>-0.2050712</text:p>
          </table:table-cell>
          <table:table-cell table:formula="of:=[.$N$1]*[.D66]" office:value-type="float" office:value="-0.17067483819022" calcext:value-type="float">
            <text:p>-0.1706748382</text:p>
          </table:table-cell>
          <table:table-cell table:number-columns-repeated="9"/>
        </table:table-row>
        <table:table-row table:style-name="ro1">
          <table:table-cell office:value-type="time" office:time-value="PT17H10M58.454S" calcext:value-type="time">
            <text:p>17:10:58.4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200422" calcext:value-type="float">
            <text:p>-4.20E-10</text:p>
          </table:table-cell>
          <table:table-cell table:formula="of:=[.C67]*10^9" office:value-type="float" office:value="-0.4200422" calcext:value-type="float">
            <text:p>-0.4200422</text:p>
          </table:table-cell>
          <table:table-cell table:formula="of:=[.$N$1]*[.D67]" office:value-type="float" office:value="-0.34958899405701" calcext:value-type="float">
            <text:p>-0.3495889941</text:p>
          </table:table-cell>
          <table:table-cell table:number-columns-repeated="9"/>
        </table:table-row>
        <table:table-row table:style-name="ro1">
          <table:table-cell office:value-type="time" office:time-value="PT17H10M58.837S" calcext:value-type="time">
            <text:p>17:10:58.84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07817808" calcext:value-type="float">
            <text:p>-7.82E-11</text:p>
          </table:table-cell>
          <table:table-cell table:formula="of:=[.C68]*10^9" office:value-type="float" office:value="-0.07817808" calcext:value-type="float">
            <text:p>-0.07817808</text:p>
          </table:table-cell>
          <table:table-cell table:formula="of:=[.$N$1]*[.D68]" office:value-type="float" office:value="-0.0650653585389954" calcext:value-type="float">
            <text:p>-0.0650653585</text:p>
          </table:table-cell>
          <table:table-cell table:number-columns-repeated="9"/>
        </table:table-row>
        <table:table-row table:style-name="ro1">
          <table:table-cell office:value-type="time" office:time-value="PT17H10M59.221S" calcext:value-type="time">
            <text:p>17:10:59.22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0066" calcext:value-type="float">
            <text:p>-3.01E-10</text:p>
          </table:table-cell>
          <table:table-cell table:formula="of:=[.C69]*10^9" office:value-type="float" office:value="-0.30066" calcext:value-type="float">
            <text:p>-0.30066</text:p>
          </table:table-cell>
          <table:table-cell table:formula="of:=[.$N$1]*[.D69]" office:value-type="float" office:value="-0.250230636238884" calcext:value-type="float">
            <text:p>-0.2502306362</text:p>
          </table:table-cell>
          <table:table-cell table:number-columns-repeated="9"/>
        </table:table-row>
        <table:table-row table:style-name="ro1">
          <table:table-cell office:value-type="time" office:time-value="PT17H10M59.605S" calcext:value-type="time">
            <text:p>17:10:59.6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524202" calcext:value-type="float">
            <text:p>-3.52E-10</text:p>
          </table:table-cell>
          <table:table-cell table:formula="of:=[.C70]*10^9" office:value-type="float" office:value="-0.3524202" calcext:value-type="float">
            <text:p>-0.3524202</text:p>
          </table:table-cell>
          <table:table-cell table:formula="of:=[.$N$1]*[.D70]" office:value-type="float" office:value="-0.293309156088055" calcext:value-type="float">
            <text:p>-0.2933091561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17783048369137" calcext:value-type="float">
            <text:p>-0.2177830484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734574410965352" calcext:value-type="float">
            <text:p>0.0734574411</text:p>
          </table:table-cell>
          <table:table-cell/>
          <table:table-cell table:formula="of:=(MAX([.E69:.E73])-MIN([.E69:.E73]))/2" office:value-type="float" office:value="0.0882411714343157" calcext:value-type="float">
            <text:p>0.0882411714</text:p>
          </table:table-cell>
          <table:table-cell table:number-columns-repeated="2"/>
        </table:table-row>
        <table:table-row table:style-name="ro1">
          <table:table-cell office:value-type="time" office:time-value="PT17H10M59.989S" calcext:value-type="time">
            <text:p>17:10:59.9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1403711" calcext:value-type="float">
            <text:p>-1.40E-10</text:p>
          </table:table-cell>
          <table:table-cell table:formula="of:=[.C71]*10^9" office:value-type="float" office:value="-0.1403711" calcext:value-type="float">
            <text:p>-0.1403711</text:p>
          </table:table-cell>
          <table:table-cell table:formula="of:=[.$N$1]*[.D71]" office:value-type="float" office:value="-0.116826813219424" calcext:value-type="float">
            <text:p>-0.1168268132</text:p>
          </table:table-cell>
          <table:table-cell table:number-columns-repeated="9"/>
        </table:table-row>
        <table:table-row table:style-name="ro1">
          <table:table-cell office:value-type="time" office:time-value="PT17H11M00.373S" calcext:value-type="time">
            <text:p>17:11:00.3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251074" calcext:value-type="float">
            <text:p>-2.25E-10</text:p>
          </table:table-cell>
          <table:table-cell table:formula="of:=[.C72]*10^9" office:value-type="float" office:value="-0.2251074" calcext:value-type="float">
            <text:p>-0.2251074</text:p>
          </table:table-cell>
          <table:table-cell table:formula="of:=[.$N$1]*[.D72]" office:value-type="float" office:value="-0.187350388891375" calcext:value-type="float">
            <text:p>-0.1873503889</text:p>
          </table:table-cell>
          <table:table-cell table:number-columns-repeated="9"/>
        </table:table-row>
        <table:table-row table:style-name="ro1">
          <table:table-cell office:value-type="time" office:time-value="PT17H11M00.748S" calcext:value-type="time">
            <text:p>17:11:00.7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898073" calcext:value-type="float">
            <text:p>-2.90E-10</text:p>
          </table:table-cell>
          <table:table-cell table:formula="of:=[.C73]*10^9" office:value-type="float" office:value="-0.2898073" calcext:value-type="float">
            <text:p>-0.2898073</text:p>
          </table:table-cell>
          <table:table-cell table:formula="of:=[.$N$1]*[.D73]" office:value-type="float" office:value="-0.241198247407946" calcext:value-type="float">
            <text:p>-0.2411982474</text:p>
          </table:table-cell>
          <table:table-cell table:number-columns-repeated="9"/>
        </table:table-row>
        <table:table-row table:style-name="ro1">
          <table:table-cell office:value-type="time" office:time-value="PT17H11M01.117S" calcext:value-type="time">
            <text:p>17:11:01.12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07316937" calcext:value-type="float">
            <text:p>-7.32E-11</text:p>
          </table:table-cell>
          <table:table-cell table:formula="of:=[.C74]*10^9" office:value-type="float" office:value="-0.07316937" calcext:value-type="float">
            <text:p>-0.07316937</text:p>
          </table:table-cell>
          <table:table-cell table:formula="of:=[.$N$1]*[.D74]" office:value-type="float" office:value="-0.0608967538358887" calcext:value-type="float">
            <text:p>-0.0608967538</text:p>
          </table:table-cell>
          <table:table-cell table:number-columns-repeated="9"/>
        </table:table-row>
        <table:table-row table:style-name="ro1">
          <table:table-cell office:value-type="time" office:time-value="PT17H11M01.493S" calcext:value-type="time">
            <text:p>17:11:01.4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261229" calcext:value-type="float">
            <text:p>-3.26E-10</text:p>
          </table:table-cell>
          <table:table-cell table:formula="of:=[.C75]*10^9" office:value-type="float" office:value="-0.3261229" calcext:value-type="float">
            <text:p>-0.3261229</text:p>
          </table:table-cell>
          <table:table-cell table:formula="of:=[.$N$1]*[.D75]" office:value-type="float" office:value="-0.271422672650402" calcext:value-type="float">
            <text:p>-0.2714226727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1264259401599" calcext:value-type="float">
            <text:p>-0.212642594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27805864359472" calcext:value-type="float">
            <text:p>0.1278058644</text:p>
          </table:table-cell>
          <table:table-cell/>
          <table:table-cell table:formula="of:=(MAX([.E74:.E78])-MIN([.E74:.E78]))/2" office:value-type="float" office:value="0.15355167543298" calcext:value-type="float">
            <text:p>0.1535516754</text:p>
          </table:table-cell>
          <table:table-cell table:number-columns-repeated="2"/>
        </table:table-row>
        <table:table-row table:style-name="ro1">
          <table:table-cell office:value-type="time" office:time-value="PT17H11M01.877S" calcext:value-type="time">
            <text:p>17:11:01.8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246335" calcext:value-type="float">
            <text:p>-4.25E-10</text:p>
          </table:table-cell>
          <table:table-cell table:formula="of:=[.C76]*10^9" office:value-type="float" office:value="-0.4246335" calcext:value-type="float">
            <text:p>-0.4246335</text:p>
          </table:table-cell>
          <table:table-cell table:formula="of:=[.$N$1]*[.D76]" office:value-type="float" office:value="-0.353410200470113" calcext:value-type="float">
            <text:p>-0.3534102005</text:p>
          </table:table-cell>
          <table:table-cell table:number-columns-repeated="9"/>
        </table:table-row>
        <table:table-row table:style-name="ro1">
          <table:table-cell office:value-type="time" office:time-value="PT17H11M02.26S" calcext:value-type="time">
            <text:p>17:11:02.2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05563914" calcext:value-type="float">
            <text:p>-5.56E-11</text:p>
          </table:table-cell>
          <table:table-cell table:formula="of:=[.C77]*10^9" office:value-type="float" office:value="-0.05563914" calcext:value-type="float">
            <text:p>-0.05563914</text:p>
          </table:table-cell>
          <table:table-cell table:formula="of:=[.$N$1]*[.D77]" office:value-type="float" office:value="-0.046306849604152" calcext:value-type="float">
            <text:p>-0.0463068496</text:p>
          </table:table-cell>
          <table:table-cell table:number-columns-repeated="9"/>
        </table:table-row>
        <table:table-row table:style-name="ro1">
          <table:table-cell office:value-type="time" office:time-value="PT17H11M02.643S" calcext:value-type="time">
            <text:p>17:11:02.6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97919" calcext:value-type="float">
            <text:p>-3.98E-10</text:p>
          </table:table-cell>
          <table:table-cell table:formula="of:=[.C78]*10^9" office:value-type="float" office:value="-0.397919" calcext:value-type="float">
            <text:p>-0.397919</text:p>
          </table:table-cell>
          <table:table-cell table:formula="of:=[.$N$1]*[.D78]" office:value-type="float" office:value="-0.331176493519392" calcext:value-type="float">
            <text:p>-0.3311764935</text:p>
          </table:table-cell>
          <table:table-cell table:number-columns-repeated="9"/>
        </table:table-row>
        <table:table-row table:style-name="ro1">
          <table:table-cell office:value-type="time" office:time-value="PT17H11M03.027S" calcext:value-type="time">
            <text:p>17:11:03.0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981557" calcext:value-type="float">
            <text:p>-2.98E-10</text:p>
          </table:table-cell>
          <table:table-cell table:formula="of:=[.C79]*10^9" office:value-type="float" office:value="-0.2981557" calcext:value-type="float">
            <text:p>-0.2981557</text:p>
          </table:table-cell>
          <table:table-cell table:formula="of:=[.$N$1]*[.D79]" office:value-type="float" office:value="-0.248146379662242" calcext:value-type="float">
            <text:p>-0.2481463797</text:p>
          </table:table-cell>
          <table:table-cell table:number-columns-repeated="9"/>
        </table:table-row>
        <table:table-row table:style-name="ro1">
          <table:table-cell office:value-type="time" office:time-value="PT17H11M03.411S" calcext:value-type="time">
            <text:p>17:11:03.4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0610652" calcext:value-type="float">
            <text:p>-6.11E-11</text:p>
          </table:table-cell>
          <table:table-cell table:formula="of:=[.C80]*10^9" office:value-type="float" office:value="-0.0610652" calcext:value-type="float">
            <text:p>-0.0610652</text:p>
          </table:table-cell>
          <table:table-cell table:formula="of:=[.$N$1]*[.D80]" office:value-type="float" office:value="-0.0508228026609948" calcext:value-type="float">
            <text:p>-0.0508228027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199371759618277" calcext:value-type="float">
            <text:p>-0.1993717596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19998874263335" calcext:value-type="float">
            <text:p>0.1199988743</text:p>
          </table:table-cell>
          <table:table-cell/>
          <table:table-cell table:formula="of:=(MAX([.E79:.E83])-MIN([.E79:.E83]))/2" office:value-type="float" office:value="0.144172038120842" calcext:value-type="float">
            <text:p>0.1441720381</text:p>
          </table:table-cell>
          <table:table-cell table:number-columns-repeated="2"/>
        </table:table-row>
        <table:table-row table:style-name="ro1">
          <table:table-cell office:value-type="time" office:time-value="PT17H11M03.795S" calcext:value-type="time">
            <text:p>17:11:03.8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657776" calcext:value-type="float">
            <text:p>-3.66E-10</text:p>
          </table:table-cell>
          <table:table-cell table:formula="of:=[.C81]*10^9" office:value-type="float" office:value="-0.3657776" calcext:value-type="float">
            <text:p>-0.3657776</text:p>
          </table:table-cell>
          <table:table-cell table:formula="of:=[.$N$1]*[.D81]" office:value-type="float" office:value="-0.304426134404084" calcext:value-type="float">
            <text:p>-0.3044261344</text:p>
          </table:table-cell>
          <table:table-cell table:number-columns-repeated="9"/>
        </table:table-row>
        <table:table-row table:style-name="ro1">
          <table:table-cell office:value-type="time" office:time-value="PT17H11M04.179S" calcext:value-type="time">
            <text:p>17:11:04.1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075197" calcext:value-type="float">
            <text:p>-4.08E-10</text:p>
          </table:table-cell>
          <table:table-cell table:formula="of:=[.C82]*10^9" office:value-type="float" office:value="-0.4075197" calcext:value-type="float">
            <text:p>-0.4075197</text:p>
          </table:table-cell>
          <table:table-cell table:formula="of:=[.$N$1]*[.D82]" office:value-type="float" office:value="-0.339166878902678" calcext:value-type="float">
            <text:p>-0.3391668789</text:p>
          </table:table-cell>
          <table:table-cell table:number-columns-repeated="9"/>
        </table:table-row>
        <table:table-row table:style-name="ro1">
          <table:table-cell office:value-type="time" office:time-value="PT17H11M04.562S" calcext:value-type="time">
            <text:p>17:11:04.56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06523908" calcext:value-type="float">
            <text:p>-6.52E-11</text:p>
          </table:table-cell>
          <table:table-cell table:formula="of:=[.C83]*10^9" office:value-type="float" office:value="-0.06523908" calcext:value-type="float">
            <text:p>-0.06523908</text:p>
          </table:table-cell>
          <table:table-cell table:formula="of:=[.$N$1]*[.D83]" office:value-type="float" office:value="-0.0542966024613831" calcext:value-type="float">
            <text:p>-0.0542966025</text:p>
          </table:table-cell>
          <table:table-cell table:number-columns-repeated="9"/>
        </table:table-row>
        <table:table-row table:style-name="ro1">
          <table:table-cell office:value-type="time" office:time-value="PT17H11M04.946S" calcext:value-type="time">
            <text:p>17:11:04.9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146158" calcext:value-type="float">
            <text:p>-4.15E-10</text:p>
          </table:table-cell>
          <table:table-cell table:formula="of:=[.C84]*10^9" office:value-type="float" office:value="-0.4146158" calcext:value-type="float">
            <text:p>-0.4146158</text:p>
          </table:table-cell>
          <table:table-cell table:formula="of:=[.$N$1]*[.D84]" office:value-type="float" office:value="-0.345072758027985" calcext:value-type="float">
            <text:p>-0.345072758</text:p>
          </table:table-cell>
          <table:table-cell table:number-columns-repeated="9"/>
        </table:table-row>
        <table:table-row table:style-name="ro1">
          <table:table-cell office:value-type="time" office:time-value="PT17H11M05.33S" calcext:value-type="time">
            <text:p>17:11:05.3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190266" calcext:value-type="float">
            <text:p>-3.19E-10</text:p>
          </table:table-cell>
          <table:table-cell table:formula="of:=[.C85]*10^9" office:value-type="float" office:value="-0.3190266" calcext:value-type="float">
            <text:p>-0.3190266</text:p>
          </table:table-cell>
          <table:table-cell table:formula="of:=[.$N$1]*[.D85]" office:value-type="float" office:value="-0.265516627070871" calcext:value-type="float">
            <text:p>-0.2655166271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84137711397666" calcext:value-type="float">
            <text:p>-0.2841377114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594530124285615" calcext:value-type="float">
            <text:p>0.0594530124</text:p>
          </table:table-cell>
          <table:table-cell/>
          <table:table-cell table:formula="of:=(MAX([.E84:.E88])-MIN([.E84:.E88]))/2" office:value-type="float" office:value="0.0713920505901823" calcext:value-type="float">
            <text:p>0.0713920506</text:p>
          </table:table-cell>
          <table:table-cell table:number-columns-repeated="2"/>
        </table:table-row>
        <table:table-row table:style-name="ro1">
          <table:table-cell office:value-type="time" office:time-value="PT17H11M05.714S" calcext:value-type="time">
            <text:p>17:11:05.7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430562" calcext:value-type="float">
            <text:p>-2.43E-10</text:p>
          </table:table-cell>
          <table:table-cell table:formula="of:=[.C86]*10^9" office:value-type="float" office:value="-0.2430562" calcext:value-type="float">
            <text:p>-0.2430562</text:p>
          </table:table-cell>
          <table:table-cell table:formula="of:=[.$N$1]*[.D86]" office:value-type="float" office:value="-0.20228865684762" calcext:value-type="float">
            <text:p>-0.2022886568</text:p>
          </table:table-cell>
          <table:table-cell table:number-columns-repeated="9"/>
        </table:table-row>
        <table:table-row table:style-name="ro1">
          <table:table-cell office:value-type="time" office:time-value="PT17H11M06.097S" calcext:value-type="time">
            <text:p>17:11:06.1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096072" calcext:value-type="float">
            <text:p>-4.10E-10</text:p>
          </table:table-cell>
          <table:table-cell table:formula="of:=[.C87]*10^9" office:value-type="float" office:value="-0.4096072" calcext:value-type="float">
            <text:p>-0.4096072</text:p>
          </table:table-cell>
          <table:table-cell table:formula="of:=[.$N$1]*[.D87]" office:value-type="float" office:value="-0.340904244874702" calcext:value-type="float">
            <text:p>-0.3409042449</text:p>
          </table:table-cell>
          <table:table-cell table:number-columns-repeated="9"/>
        </table:table-row>
        <table:table-row table:style-name="ro1">
          <table:table-cell office:value-type="time" office:time-value="PT17H11M06.482S" calcext:value-type="time">
            <text:p>17:11:06.4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206963" calcext:value-type="float">
            <text:p>-3.21E-10</text:p>
          </table:table-cell>
          <table:table-cell table:formula="of:=[.C88]*10^9" office:value-type="float" office:value="-0.3206963" calcext:value-type="float">
            <text:p>-0.3206963</text:p>
          </table:table-cell>
          <table:table-cell table:formula="of:=[.$N$1]*[.D88]" office:value-type="float" office:value="-0.266906270167152" calcext:value-type="float">
            <text:p>-0.2669062702</text:p>
          </table:table-cell>
          <table:table-cell table:number-columns-repeated="9"/>
        </table:table-row>
        <table:table-row table:style-name="ro1">
          <table:table-cell office:value-type="time" office:time-value="PT17H11M06.866S" calcext:value-type="time">
            <text:p>17:11:06.8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1307705" calcext:value-type="float">
            <text:p>-1.31E-10</text:p>
          </table:table-cell>
          <table:table-cell table:formula="of:=[.C89]*10^9" office:value-type="float" office:value="-0.1307705" calcext:value-type="float">
            <text:p>-0.1307705</text:p>
          </table:table-cell>
          <table:table-cell table:formula="of:=[.$N$1]*[.D89]" office:value-type="float" office:value="-0.108836511063251" calcext:value-type="float">
            <text:p>-0.1088365111</text:p>
          </table:table-cell>
          <table:table-cell table:number-columns-repeated="9"/>
        </table:table-row>
        <table:table-row table:style-name="ro1">
          <table:table-cell office:value-type="time" office:time-value="PT17H11M07.241S" calcext:value-type="time">
            <text:p>17:11:07.2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167025" calcext:value-type="float">
            <text:p>-4.17E-10</text:p>
          </table:table-cell>
          <table:table-cell table:formula="of:=[.C90]*10^9" office:value-type="float" office:value="-0.4167025" calcext:value-type="float">
            <text:p>-0.4167025</text:p>
          </table:table-cell>
          <table:table-cell table:formula="of:=[.$N$1]*[.D90]" office:value-type="float" office:value="-0.346809458183109" calcext:value-type="float">
            <text:p>-0.346809458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95324001252928" calcext:value-type="float">
            <text:p>-0.2953240013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30417800161733" calcext:value-type="float">
            <text:p>0.1304178002</text:p>
          </table:table-cell>
          <table:table-cell/>
          <table:table-cell table:formula="of:=(MAX([.E89:.E93])-MIN([.E89:.E93]))/2" office:value-type="float" office:value="0.15668011600762" calcext:value-type="float">
            <text:p>0.156680116</text:p>
          </table:table-cell>
          <table:table-cell table:number-columns-repeated="2"/>
        </table:table-row>
        <table:table-row table:style-name="ro1">
          <table:table-cell office:value-type="time" office:time-value="PT17H11M07.617S" calcext:value-type="time">
            <text:p>17:11:07.6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866484" calcext:value-type="float">
            <text:p>-3.87E-10</text:p>
          </table:table-cell>
          <table:table-cell table:formula="of:=[.C91]*10^9" office:value-type="float" office:value="-0.3866484" calcext:value-type="float">
            <text:p>-0.3866484</text:p>
          </table:table-cell>
          <table:table-cell table:formula="of:=[.$N$1]*[.D91]" office:value-type="float" office:value="-0.3217962985856" calcext:value-type="float">
            <text:p>-0.3217962986</text:p>
          </table:table-cell>
          <table:table-cell table:number-columns-repeated="9"/>
        </table:table-row>
        <table:table-row table:style-name="ro1">
          <table:table-cell office:value-type="time" office:time-value="PT17H11M08S" calcext:value-type="time">
            <text:p>17:11:08.0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328014" calcext:value-type="float">
            <text:p>-3.33E-10</text:p>
          </table:table-cell>
          <table:table-cell table:formula="of:=[.C92]*10^9" office:value-type="float" office:value="-0.3328014" calcext:value-type="float">
            <text:p>-0.3328014</text:p>
          </table:table-cell>
          <table:table-cell table:formula="of:=[.$N$1]*[.D92]" office:value-type="float" office:value="-0.276980995354192" calcext:value-type="float">
            <text:p>-0.2769809954</text:p>
          </table:table-cell>
          <table:table-cell table:number-columns-repeated="9"/>
        </table:table-row>
        <table:table-row table:style-name="ro1">
          <table:table-cell office:value-type="time" office:time-value="PT17H11M08.384S" calcext:value-type="time">
            <text:p>17:11:08.3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72827" calcext:value-type="float">
            <text:p>-5.07E-10</text:p>
          </table:table-cell>
          <table:table-cell table:formula="of:=[.C93]*10^9" office:value-type="float" office:value="-0.5072827" calcext:value-type="float">
            <text:p>-0.5072827</text:p>
          </table:table-cell>
          <table:table-cell table:formula="of:=[.$N$1]*[.D93]" office:value-type="float" office:value="-0.42219674307849" calcext:value-type="float">
            <text:p>-0.4221967431</text:p>
          </table:table-cell>
          <table:table-cell table:number-columns-repeated="9"/>
        </table:table-row>
        <table:table-row table:style-name="ro1">
          <table:table-cell office:value-type="time" office:time-value="PT17H11M08.768S" calcext:value-type="time">
            <text:p>17:11:08.7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1487195" calcext:value-type="float">
            <text:p>-1.49E-10</text:p>
          </table:table-cell>
          <table:table-cell table:formula="of:=[.C94]*10^9" office:value-type="float" office:value="-0.1487195" calcext:value-type="float">
            <text:p>-0.1487195</text:p>
          </table:table-cell>
          <table:table-cell table:formula="of:=[.$N$1]*[.D94]" office:value-type="float" office:value="-0.12377494547372" calcext:value-type="float">
            <text:p>-0.1237749455</text:p>
          </table:table-cell>
          <table:table-cell table:number-columns-repeated="9"/>
        </table:table-row>
        <table:table-row table:style-name="ro1">
          <table:table-cell office:value-type="time" office:time-value="PT17H11M09.153S" calcext:value-type="time">
            <text:p>17:11:09.1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035821" calcext:value-type="float">
            <text:p>-3.04E-10</text:p>
          </table:table-cell>
          <table:table-cell table:formula="of:=[.C95]*10^9" office:value-type="float" office:value="-0.3035821" calcext:value-type="float">
            <text:p>-0.3035821</text:p>
          </table:table-cell>
          <table:table-cell table:formula="of:=[.$N$1]*[.D95]" office:value-type="float" office:value="-0.252662615691267" calcext:value-type="float">
            <text:p>-0.252662615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43352165077694" calcext:value-type="float">
            <text:p>-0.2433521651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22028141198254" calcext:value-type="float">
            <text:p>0.1220281412</text:p>
          </table:table-cell>
          <table:table-cell/>
          <table:table-cell table:formula="of:=(MAX([.E94:.E98])-MIN([.E94:.E98]))/2" office:value-type="float" office:value="0.146605432434136" calcext:value-type="float">
            <text:p>0.1466054324</text:p>
          </table:table-cell>
          <table:table-cell table:number-columns-repeated="2"/>
        </table:table-row>
        <table:table-row table:style-name="ro1">
          <table:table-cell office:value-type="time" office:time-value="PT17H11M09.537S" calcext:value-type="time">
            <text:p>17:11:09.5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010216" calcext:value-type="float">
            <text:p>-5.01E-10</text:p>
          </table:table-cell>
          <table:table-cell table:formula="of:=[.C96]*10^9" office:value-type="float" office:value="-0.5010216" calcext:value-type="float">
            <text:p>-0.5010216</text:p>
          </table:table-cell>
          <table:table-cell table:formula="of:=[.$N$1]*[.D96]" office:value-type="float" office:value="-0.416985810341993" calcext:value-type="float">
            <text:p>-0.4169858103</text:p>
          </table:table-cell>
          <table:table-cell table:number-columns-repeated="9"/>
        </table:table-row>
        <table:table-row table:style-name="ro1">
          <table:table-cell office:value-type="time" office:time-value="PT17H11M09.921S" calcext:value-type="time">
            <text:p>17:11:09.9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543267" calcext:value-type="float">
            <text:p>-2.54E-10</text:p>
          </table:table-cell>
          <table:table-cell table:formula="of:=[.C97]*10^9" office:value-type="float" office:value="-0.2543267" calcext:value-type="float">
            <text:p>-0.2543267</text:p>
          </table:table-cell>
          <table:table-cell table:formula="of:=[.$N$1]*[.D97]" office:value-type="float" office:value="-0.2116687685543" calcext:value-type="float">
            <text:p>-0.2116687686</text:p>
          </table:table-cell>
          <table:table-cell table:number-columns-repeated="9"/>
        </table:table-row>
        <table:table-row table:style-name="ro1">
          <table:table-cell office:value-type="time" office:time-value="PT17H11M10.304S" calcext:value-type="time">
            <text:p>17:11:10.30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2543266" calcext:value-type="float">
            <text:p>-2.54E-10</text:p>
          </table:table-cell>
          <table:table-cell table:formula="of:=[.C98]*10^9" office:value-type="float" office:value="-0.2543266" calcext:value-type="float">
            <text:p>-0.2543266</text:p>
          </table:table-cell>
          <table:table-cell table:formula="of:=[.$N$1]*[.D98]" office:value-type="float" office:value="-0.211668685327187" calcext:value-type="float">
            <text:p>-0.2116686853</text:p>
          </table:table-cell>
          <table:table-cell table:number-columns-repeated="9"/>
        </table:table-row>
        <table:table-row table:style-name="ro1">
          <table:table-cell office:value-type="time" office:time-value="PT17H11M10.688S" calcext:value-type="time">
            <text:p>17:11:10.6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64108" calcext:value-type="float">
            <text:p>-3.64E-10</text:p>
          </table:table-cell>
          <table:table-cell table:formula="of:=[.C99]*10^9" office:value-type="float" office:value="-0.364108" calcext:value-type="float">
            <text:p>-0.364108</text:p>
          </table:table-cell>
          <table:table-cell table:formula="of:=[.$N$1]*[.D99]" office:value-type="float" office:value="-0.303036574534915" calcext:value-type="float">
            <text:p>-0.3030365745</text:p>
          </table:table-cell>
          <table:table-cell table:number-columns-repeated="9"/>
        </table:table-row>
        <table:table-row table:style-name="ro1">
          <table:table-cell office:value-type="time" office:time-value="PT17H11M11.072S" calcext:value-type="time">
            <text:p>17:11:11.0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1687557" calcext:value-type="float">
            <text:p>-1.69E-10</text:p>
          </table:table-cell>
          <table:table-cell table:formula="of:=[.C100]*10^9" office:value-type="float" office:value="-0.1687557" calcext:value-type="float">
            <text:p>-0.1687557</text:p>
          </table:table-cell>
          <table:table-cell table:formula="of:=[.$N$1]*[.D100]" office:value-type="float" office:value="-0.140450496174876" calcext:value-type="float">
            <text:p>-0.1404504962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55302862669802" calcext:value-type="float">
            <text:p>-0.2553028627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37251792221818" calcext:value-type="float">
            <text:p>0.0837251792</text:p>
          </table:table-cell>
          <table:table-cell/>
          <table:table-cell table:formula="of:=(MAX([.E99:.E103])-MIN([.E99:.E103]))/2" office:value-type="float" office:value="0.100574014635868" calcext:value-type="float">
            <text:p>0.1005740146</text:p>
          </table:table-cell>
          <table:table-cell table:number-columns-repeated="2"/>
        </table:table-row>
        <table:table-row table:style-name="ro1">
          <table:table-cell office:value-type="time" office:time-value="PT17H11M11.456S" calcext:value-type="time">
            <text:p>17:11:11.4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104414" calcext:value-type="float">
            <text:p>-4.10E-10</text:p>
          </table:table-cell>
          <table:table-cell table:formula="of:=[.C101]*10^9" office:value-type="float" office:value="-0.4104414" calcext:value-type="float">
            <text:p>-0.4104414</text:p>
          </table:table-cell>
          <table:table-cell table:formula="of:=[.$N$1]*[.D101]" office:value-type="float" office:value="-0.341598525446612" calcext:value-type="float">
            <text:p>-0.3415985254</text:p>
          </table:table-cell>
          <table:table-cell table:number-columns-repeated="9"/>
        </table:table-row>
        <table:table-row table:style-name="ro1">
          <table:table-cell office:value-type="time" office:time-value="PT17H11M11.84S" calcext:value-type="time">
            <text:p>17:11:11.8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390625" calcext:value-type="float">
            <text:p>-3.39E-10</text:p>
          </table:table-cell>
          <table:table-cell table:formula="of:=[.C102]*10^9" office:value-type="float" office:value="-0.3390625" calcext:value-type="float">
            <text:p>-0.3390625</text:p>
          </table:table-cell>
          <table:table-cell table:formula="of:=[.$N$1]*[.D102]" office:value-type="float" office:value="-0.282191928090689" calcext:value-type="float">
            <text:p>-0.2821919281</text:p>
          </table:table-cell>
          <table:table-cell table:number-columns-repeated="9"/>
        </table:table-row>
        <table:table-row table:style-name="ro1">
          <table:table-cell office:value-type="time" office:time-value="PT17H11M12.224S" calcext:value-type="time">
            <text:p>17:11:12.22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514046" calcext:value-type="float">
            <text:p>-2.51E-10</text:p>
          </table:table-cell>
          <table:table-cell table:formula="of:=[.C103]*10^9" office:value-type="float" office:value="-0.2514046" calcext:value-type="float">
            <text:p>-0.2514046</text:p>
          </table:table-cell>
          <table:table-cell table:formula="of:=[.$N$1]*[.D103]" office:value-type="float" office:value="-0.209236789101916" calcext:value-type="float">
            <text:p>-0.2092367891</text:p>
          </table:table-cell>
          <table:table-cell table:number-columns-repeated="9"/>
        </table:table-row>
        <table:table-row table:style-name="ro1">
          <table:table-cell office:value-type="time" office:time-value="PT17H11M12.607S" calcext:value-type="time">
            <text:p>17:11:12.6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638713" calcext:value-type="float">
            <text:p>-4.64E-10</text:p>
          </table:table-cell>
          <table:table-cell table:formula="of:=[.C104]*10^9" office:value-type="float" office:value="-0.4638713" calcext:value-type="float">
            <text:p>-0.4638713</text:p>
          </table:table-cell>
          <table:table-cell table:formula="of:=[.$N$1]*[.D104]" office:value-type="float" office:value="-0.386066688392065" calcext:value-type="float">
            <text:p>-0.3860666884</text:p>
          </table:table-cell>
          <table:table-cell table:number-columns-repeated="9"/>
        </table:table-row>
        <table:table-row table:style-name="ro1">
          <table:table-cell office:value-type="time" office:time-value="PT17H11M12.99S" calcext:value-type="time">
            <text:p>17:11:12.9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207993" calcext:value-type="float">
            <text:p>-2.08E-10</text:p>
          </table:table-cell>
          <table:table-cell table:formula="of:=[.C105]*10^9" office:value-type="float" office:value="-0.207993" calcext:value-type="float">
            <text:p>-0.207993</text:p>
          </table:table-cell>
          <table:table-cell table:formula="of:=[.$N$1]*[.D105]" office:value-type="float" office:value="-0.173106567961266" calcext:value-type="float">
            <text:p>-0.173106568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271700501397124" calcext:value-type="float">
            <text:p>-0.2717005014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18217283058265" calcext:value-type="float">
            <text:p>0.0918217283</text:p>
          </table:table-cell>
          <table:table-cell/>
          <table:table-cell table:formula="of:=(MAX([.E104:.E108])-MIN([.E104:.E108]))/2" office:value-type="float" office:value="0.110301474696284" calcext:value-type="float">
            <text:p>0.1103014747</text:p>
          </table:table-cell>
          <table:table-cell table:number-columns-repeated="2"/>
        </table:table-row>
        <table:table-row table:style-name="ro1">
          <table:table-cell office:value-type="time" office:time-value="PT17H11M13.374S" calcext:value-type="time">
            <text:p>17:11:13.3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584446" calcext:value-type="float">
            <text:p>-4.58E-10</text:p>
          </table:table-cell>
          <table:table-cell table:formula="of:=[.C106]*10^9" office:value-type="float" office:value="-0.4584446" calcext:value-type="float">
            <text:p>-0.4584446</text:p>
          </table:table-cell>
          <table:table-cell table:formula="of:=[.$N$1]*[.D106]" office:value-type="float" office:value="-0.381550202681702" calcext:value-type="float">
            <text:p>-0.3815502027</text:p>
          </table:table-cell>
          <table:table-cell table:number-columns-repeated="9"/>
        </table:table-row>
        <table:table-row table:style-name="ro1">
          <table:table-cell office:value-type="time" office:time-value="PT17H11M13.758S" calcext:value-type="time">
            <text:p>17:11:13.7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3031648" calcext:value-type="float">
            <text:p>-3.03E-10</text:p>
          </table:table-cell>
          <table:table-cell table:formula="of:=[.C107]*10^9" office:value-type="float" office:value="-0.3031648" calcext:value-type="float">
            <text:p>-0.3031648</text:p>
          </table:table-cell>
          <table:table-cell table:formula="of:=[.$N$1]*[.D107]" office:value-type="float" office:value="-0.252315308951088" calcext:value-type="float">
            <text:p>-0.252315309</text:p>
          </table:table-cell>
          <table:table-cell table:number-columns-repeated="9"/>
        </table:table-row>
        <table:table-row table:style-name="ro1">
          <table:table-cell office:value-type="time" office:time-value="PT17H11M14.143S" calcext:value-type="time">
            <text:p>17:11:14.14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1988099" calcext:value-type="float">
            <text:p>-1.99E-10</text:p>
          </table:table-cell>
          <table:table-cell table:formula="of:=[.C108]*10^9" office:value-type="float" office:value="-0.1988099" calcext:value-type="float">
            <text:p>-0.1988099</text:p>
          </table:table-cell>
          <table:table-cell table:formula="of:=[.$N$1]*[.D108]" office:value-type="float" office:value="-0.165463738999497" calcext:value-type="float">
            <text:p>-0.165463739</text:p>
          </table:table-cell>
          <table:table-cell table:number-columns-repeated="9"/>
        </table:table-row>
        <table:table-row table:style-name="ro1">
          <table:table-cell office:value-type="time" office:time-value="PT17H11M14.526S" calcext:value-type="time">
            <text:p>17:11:14.5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713848" calcext:value-type="float">
            <text:p>-4.71E-10</text:p>
          </table:table-cell>
          <table:table-cell table:formula="of:=[.C109]*10^9" office:value-type="float" office:value="-0.4713848" calcext:value-type="float">
            <text:p>-0.4713848</text:p>
          </table:table-cell>
          <table:table-cell table:formula="of:=[.$N$1]*[.D109]" office:value-type="float" office:value="-0.392319957484664" calcext:value-type="float">
            <text:p>-0.3923199575</text:p>
          </table:table-cell>
          <table:table-cell table:number-columns-repeated="9"/>
        </table:table-row>
        <table:table-row table:style-name="ro1">
          <table:table-cell office:value-type="time" office:time-value="PT17H11M14.91S" calcext:value-type="time">
            <text:p>17:11:14.9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2681014" calcext:value-type="float">
            <text:p>-2.68E-10</text:p>
          </table:table-cell>
          <table:table-cell table:formula="of:=[.C110]*10^9" office:value-type="float" office:value="-0.2681014" calcext:value-type="float">
            <text:p>-0.2681014</text:p>
          </table:table-cell>
          <table:table-cell table:formula="of:=[.$N$1]*[.D110]" office:value-type="float" office:value="-0.223133053610509" calcext:value-type="float">
            <text:p>-0.2231330536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296991722777269" calcext:value-type="float">
            <text:p>-0.2969917228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0880681563251333" calcext:value-type="float">
            <text:p>0.0880681563</text:p>
          </table:table-cell>
          <table:table-cell/>
          <table:table-cell table:formula="of:=(MAX([.E109:.E113])-MIN([.E109:.E113]))/2" office:value-type="float" office:value="0.105785238667259" calcext:value-type="float">
            <text:p>0.1057852387</text:p>
          </table:table-cell>
          <table:table-cell table:number-columns-repeated="2"/>
        </table:table-row>
        <table:table-row table:style-name="ro1">
          <table:table-cell office:value-type="time" office:time-value="PT17H11M15.293S" calcext:value-type="time">
            <text:p>17:11:15.2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3269578" calcext:value-type="float">
            <text:p>-3.27E-10</text:p>
          </table:table-cell>
          <table:table-cell table:formula="of:=[.C111]*10^9" office:value-type="float" office:value="-0.3269578" calcext:value-type="float">
            <text:p>-0.3269578</text:p>
          </table:table-cell>
          <table:table-cell table:formula="of:=[.$N$1]*[.D111]" office:value-type="float" office:value="-0.272117535812099" calcext:value-type="float">
            <text:p>-0.2721175358</text:p>
          </table:table-cell>
          <table:table-cell table:number-columns-repeated="9"/>
        </table:table-row>
        <table:table-row table:style-name="ro1">
          <table:table-cell office:value-type="time" office:time-value="PT17H11M15.669S" calcext:value-type="time">
            <text:p>17:11:15.6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859946" calcext:value-type="float">
            <text:p>-4.86E-10</text:p>
          </table:table-cell>
          <table:table-cell table:formula="of:=[.C112]*10^9" office:value-type="float" office:value="-0.4859946" calcext:value-type="float">
            <text:p>-0.4859946</text:p>
          </table:table-cell>
          <table:table-cell table:formula="of:=[.$N$1]*[.D112]" office:value-type="float" office:value="-0.404479272156795" calcext:value-type="float">
            <text:p>-0.4044792722</text:p>
          </table:table-cell>
          <table:table-cell table:number-columns-repeated="9"/>
        </table:table-row>
        <table:table-row table:style-name="ro1">
          <table:table-cell office:value-type="time" office:time-value="PT17H11M16.046S" calcext:value-type="time">
            <text:p>17:11:16.0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231786" calcext:value-type="float">
            <text:p>-2.32E-10</text:p>
          </table:table-cell>
          <table:table-cell table:formula="of:=[.C113]*10^9" office:value-type="float" office:value="-0.231786" calcext:value-type="float">
            <text:p>-0.231786</text:p>
          </table:table-cell>
          <table:table-cell table:formula="of:=[.$N$1]*[.D113]" office:value-type="float" office:value="-0.192908794822277" calcext:value-type="float">
            <text:p>-0.1929087948</text:p>
          </table:table-cell>
          <table:table-cell table:number-columns-repeated="9"/>
        </table:table-row>
        <table:table-row table:style-name="ro1">
          <table:table-cell office:value-type="time" office:time-value="PT17H11M16.43S" calcext:value-type="time">
            <text:p>17:11:16.4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10024" calcext:value-type="float">
            <text:p>-4.10E-10</text:p>
          </table:table-cell>
          <table:table-cell table:formula="of:=[.C114]*10^9" office:value-type="float" office:value="-0.410024" calcext:value-type="float">
            <text:p>-0.410024</text:p>
          </table:table-cell>
          <table:table-cell table:formula="of:=[.$N$1]*[.D114]" office:value-type="float" office:value="-0.341251135479319" calcext:value-type="float">
            <text:p>-0.3412511355</text:p>
          </table:table-cell>
          <table:table-cell table:number-columns-repeated="9"/>
        </table:table-row>
        <table:table-row table:style-name="ro1">
          <table:table-cell office:value-type="time" office:time-value="PT17H11M16.814S" calcext:value-type="time">
            <text:p>17:11:16.8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352498" calcext:value-type="float">
            <text:p>-5.35E-10</text:p>
          </table:table-cell>
          <table:table-cell table:formula="of:=[.C115]*10^9" office:value-type="float" office:value="-0.5352498" calcext:value-type="float">
            <text:p>-0.5352498</text:p>
          </table:table-cell>
          <table:table-cell table:formula="of:=[.$N$1]*[.D115]" office:value-type="float" office:value="-0.445472952839538" calcext:value-type="float">
            <text:p>-0.4454729528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99476656882715" calcext:value-type="float">
            <text:p>-0.3994766569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511144024695919" calcext:value-type="float">
            <text:p>0.0511144025</text:p>
          </table:table-cell>
          <table:table-cell/>
          <table:table-cell table:formula="of:=(MAX([.E114:.E118])-MIN([.E114:.E118]))/2" office:value-type="float" office:value="0.0613175334709238" calcext:value-type="float">
            <text:p>0.0613175335</text:p>
          </table:table-cell>
          <table:table-cell table:number-columns-repeated="2"/>
        </table:table-row>
        <table:table-row table:style-name="ro1">
          <table:table-cell office:value-type="time" office:time-value="PT17H11M17.198S" calcext:value-type="time">
            <text:p>17:11:17.2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342342" calcext:value-type="float">
            <text:p>-4.34E-10</text:p>
          </table:table-cell>
          <table:table-cell table:formula="of:=[.C116]*10^9" office:value-type="float" office:value="-0.4342342" calcext:value-type="float">
            <text:p>-0.4342342</text:p>
          </table:table-cell>
          <table:table-cell table:formula="of:=[.$N$1]*[.D116]" office:value-type="float" office:value="-0.361400585853398" calcext:value-type="float">
            <text:p>-0.3614005859</text:p>
          </table:table-cell>
          <table:table-cell table:number-columns-repeated="9"/>
        </table:table-row>
        <table:table-row table:style-name="ro1">
          <table:table-cell office:value-type="time" office:time-value="PT17H11M17.581S" calcext:value-type="time">
            <text:p>17:11:17.58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630371" calcext:value-type="float">
            <text:p>-4.63E-10</text:p>
          </table:table-cell>
          <table:table-cell table:formula="of:=[.C117]*10^9" office:value-type="float" office:value="-0.4630371" calcext:value-type="float">
            <text:p>-0.4630371</text:p>
          </table:table-cell>
          <table:table-cell table:formula="of:=[.$N$1]*[.D117]" office:value-type="float" office:value="-0.385372407820155" calcext:value-type="float">
            <text:p>-0.3853724078</text:p>
          </table:table-cell>
          <table:table-cell table:number-columns-repeated="9"/>
        </table:table-row>
        <table:table-row table:style-name="ro1">
          <table:table-cell office:value-type="time" office:time-value="PT17H11M17.965S" calcext:value-type="time">
            <text:p>17:11:17.9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573739" calcext:value-type="float">
            <text:p>-5.57E-10</text:p>
          </table:table-cell>
          <table:table-cell table:formula="of:=[.C118]*10^9" office:value-type="float" office:value="-0.5573739" calcext:value-type="float">
            <text:p>-0.5573739</text:p>
          </table:table-cell>
          <table:table-cell table:formula="of:=[.$N$1]*[.D118]" office:value-type="float" office:value="-0.463886202421167" calcext:value-type="float">
            <text:p>-0.4638862024</text:p>
          </table:table-cell>
          <table:table-cell table:number-columns-repeated="9"/>
        </table:table-row>
        <table:table-row table:style-name="ro1">
          <table:table-cell office:value-type="time" office:time-value="PT17H11M18.349S" calcext:value-type="time">
            <text:p>17:11:18.3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2923118" calcext:value-type="float">
            <text:p>-2.92E-10</text:p>
          </table:table-cell>
          <table:table-cell table:formula="of:=[.C119]*10^9" office:value-type="float" office:value="-0.2923118" calcext:value-type="float">
            <text:p>-0.2923118</text:p>
          </table:table-cell>
          <table:table-cell table:formula="of:=[.$N$1]*[.D119]" office:value-type="float" office:value="-0.243282670438813" calcext:value-type="float">
            <text:p>-0.2432826704</text:p>
          </table:table-cell>
          <table:table-cell table:number-columns-repeated="9"/>
        </table:table-row>
        <table:table-row table:style-name="ro1">
          <table:table-cell office:value-type="time" office:time-value="PT17H11M18.732S" calcext:value-type="time">
            <text:p>17:11:18.7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4743068" calcext:value-type="float">
            <text:p>-4.74E-10</text:p>
          </table:table-cell>
          <table:table-cell table:formula="of:=[.C120]*10^9" office:value-type="float" office:value="-0.4743068" calcext:value-type="float">
            <text:p>-0.4743068</text:p>
          </table:table-cell>
          <table:table-cell table:formula="of:=[.$N$1]*[.D120]" office:value-type="float" office:value="-0.394751853709935" calcext:value-type="float">
            <text:p>-0.3947518537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81480741333666" calcext:value-type="float">
            <text:p>-0.3814807413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26382483432134" calcext:value-type="float">
            <text:p>0.1263824834</text:p>
          </table:table-cell>
          <table:table-cell/>
          <table:table-cell table:formula="of:=(MAX([.E119:.E123])-MIN([.E119:.E123]))/2" office:value-type="float" office:value="0.15181640678419" calcext:value-type="float">
            <text:p>0.1518164068</text:p>
          </table:table-cell>
          <table:table-cell table:number-columns-repeated="2"/>
        </table:table-row>
        <table:table-row table:style-name="ro1">
          <table:table-cell office:value-type="time" office:time-value="PT17H11M19.116S" calcext:value-type="time">
            <text:p>17:11:19.1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049585" calcext:value-type="float">
            <text:p>-6.05E-10</text:p>
          </table:table-cell>
          <table:table-cell table:formula="of:=[.C121]*10^9" office:value-type="float" office:value="-0.6049585" calcext:value-type="float">
            <text:p>-0.6049585</text:p>
          </table:table-cell>
          <table:table-cell table:formula="of:=[.$N$1]*[.D121]" office:value-type="float" office:value="-0.503489490963616" calcext:value-type="float">
            <text:p>-0.503489491</text:p>
          </table:table-cell>
          <table:table-cell table:number-columns-repeated="9"/>
        </table:table-row>
        <table:table-row table:style-name="ro1">
          <table:table-cell office:value-type="time" office:time-value="PT17H11M19.499S" calcext:value-type="time">
            <text:p>17:11:19.50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2777021" calcext:value-type="float">
            <text:p>-2.78E-10</text:p>
          </table:table-cell>
          <table:table-cell table:formula="of:=[.C122]*10^9" office:value-type="float" office:value="-0.2777021" calcext:value-type="float">
            <text:p>-0.2777021</text:p>
          </table:table-cell>
          <table:table-cell table:formula="of:=[.$N$1]*[.D122]" office:value-type="float" office:value="-0.231123438993794" calcext:value-type="float">
            <text:p>-0.231123439</text:p>
          </table:table-cell>
          <table:table-cell table:number-columns-repeated="9"/>
        </table:table-row>
        <table:table-row table:style-name="ro1">
          <table:table-cell office:value-type="time" office:time-value="PT17H11M19.883S" calcext:value-type="time">
            <text:p>17:11:19.8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425265" calcext:value-type="float">
            <text:p>-6.43E-10</text:p>
          </table:table-cell>
          <table:table-cell table:formula="of:=[.C123]*10^9" office:value-type="float" office:value="-0.6425265" calcext:value-type="float">
            <text:p>-0.6425265</text:p>
          </table:table-cell>
          <table:table-cell table:formula="of:=[.$N$1]*[.D123]" office:value-type="float" office:value="-0.534756252562174" calcext:value-type="float">
            <text:p>-0.5347562526</text:p>
          </table:table-cell>
          <table:table-cell table:number-columns-repeated="9"/>
        </table:table-row>
        <table:table-row table:style-name="ro1">
          <table:table-cell office:value-type="time" office:time-value="PT17H11M20.267S" calcext:value-type="time">
            <text:p>17:11:20.2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5269017" calcext:value-type="float">
            <text:p>-5.27E-10</text:p>
          </table:table-cell>
          <table:table-cell table:formula="of:=[.C124]*10^9" office:value-type="float" office:value="-0.5269017" calcext:value-type="float">
            <text:p>-0.5269017</text:p>
          </table:table-cell>
          <table:table-cell table:formula="of:=[.$N$1]*[.D124]" office:value-type="float" office:value="-0.438525070266579" calcext:value-type="float">
            <text:p>-0.4385250703</text:p>
          </table:table-cell>
          <table:table-cell table:number-columns-repeated="9"/>
        </table:table-row>
        <table:table-row table:style-name="ro1">
          <table:table-cell office:value-type="time" office:time-value="PT17H11M20.651S" calcext:value-type="time">
            <text:p>17:11:20.6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2910596" calcext:value-type="float">
            <text:p>-2.91E-10</text:p>
          </table:table-cell>
          <table:table-cell table:formula="of:=[.C125]*10^9" office:value-type="float" office:value="-0.2910596" calcext:value-type="float">
            <text:p>-0.2910596</text:p>
          </table:table-cell>
          <table:table-cell table:formula="of:=[.$N$1]*[.D125]" office:value-type="float" office:value="-0.242240500536936" calcext:value-type="float">
            <text:p>-0.2422405005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87109024748167" calcext:value-type="float">
            <text:p>-0.3871090247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18145368595899" calcext:value-type="float">
            <text:p>0.1181453686</text:p>
          </table:table-cell>
          <table:table-cell/>
          <table:table-cell table:formula="of:=(MAX([.E124:.E128])-MIN([.E124:.E128]))/2" office:value-type="float" office:value="0.141915584648578" calcext:value-type="float">
            <text:p>0.1419155846</text:p>
          </table:table-cell>
          <table:table-cell table:number-columns-repeated="2"/>
        </table:table-row>
        <table:table-row table:style-name="ro1">
          <table:table-cell office:value-type="time" office:time-value="PT17H11M21.035S" calcext:value-type="time">
            <text:p>17:11:21.0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320917" calcext:value-type="float">
            <text:p>-6.32E-10</text:p>
          </table:table-cell>
          <table:table-cell table:formula="of:=[.C126]*10^9" office:value-type="float" office:value="-0.6320917" calcext:value-type="float">
            <text:p>-0.6320917</text:p>
          </table:table-cell>
          <table:table-cell table:formula="of:=[.$N$1]*[.D126]" office:value-type="float" office:value="-0.526071669834091" calcext:value-type="float">
            <text:p>-0.5260716698</text:p>
          </table:table-cell>
          <table:table-cell table:number-columns-repeated="9"/>
        </table:table-row>
        <table:table-row table:style-name="ro1">
          <table:table-cell office:value-type="time" office:time-value="PT17H11M21.418S" calcext:value-type="time">
            <text:p>17:11:21.42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5314938" calcext:value-type="float">
            <text:p>-5.31E-10</text:p>
          </table:table-cell>
          <table:table-cell table:formula="of:=[.C127]*10^9" office:value-type="float" office:value="-0.5314938" calcext:value-type="float">
            <text:p>-0.5314938</text:p>
          </table:table-cell>
          <table:table-cell table:formula="of:=[.$N$1]*[.D127]" office:value-type="float" office:value="-0.442346942496581" calcext:value-type="float">
            <text:p>-0.4423469425</text:p>
          </table:table-cell>
          <table:table-cell table:number-columns-repeated="9"/>
        </table:table-row>
        <table:table-row table:style-name="ro1">
          <table:table-cell office:value-type="time" office:time-value="PT17H11M21.802S" calcext:value-type="time">
            <text:p>17:11:21.8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3440717" calcext:value-type="float">
            <text:p>-3.44E-10</text:p>
          </table:table-cell>
          <table:table-cell table:formula="of:=[.C128]*10^9" office:value-type="float" office:value="-0.3440717" calcext:value-type="float">
            <text:p>-0.3440717</text:p>
          </table:table-cell>
          <table:table-cell table:formula="of:=[.$N$1]*[.D128]" office:value-type="float" office:value="-0.286360940606647" calcext:value-type="float">
            <text:p>-0.2863609406</text:p>
          </table:table-cell>
          <table:table-cell table:number-columns-repeated="9"/>
        </table:table-row>
        <table:table-row table:style-name="ro1">
          <table:table-cell office:value-type="time" office:time-value="PT17H11M22.186S" calcext:value-type="time">
            <text:p>17:11:22.1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400225" calcext:value-type="float">
            <text:p>-6.40E-10</text:p>
          </table:table-cell>
          <table:table-cell table:formula="of:=[.C129]*10^9" office:value-type="float" office:value="-0.6400225" calcext:value-type="float">
            <text:p>-0.6400225</text:p>
          </table:table-cell>
          <table:table-cell table:formula="of:=[.$N$1]*[.D129]" office:value-type="float" office:value="-0.53267224566687" calcext:value-type="float">
            <text:p>-0.5326722457</text:p>
          </table:table-cell>
          <table:table-cell table:number-columns-repeated="9"/>
        </table:table-row>
        <table:table-row table:style-name="ro1">
          <table:table-cell office:value-type="time" office:time-value="PT17H11M22.57S" calcext:value-type="time">
            <text:p>17:11:22.5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4171195" calcext:value-type="float">
            <text:p>-4.17E-10</text:p>
          </table:table-cell>
          <table:table-cell table:formula="of:=[.C130]*10^9" office:value-type="float" office:value="-0.4171195" calcext:value-type="float">
            <text:p>-0.4171195</text:p>
          </table:table-cell>
          <table:table-cell table:formula="of:=[.$N$1]*[.D130]" office:value-type="float" office:value="-0.347156515241951" calcext:value-type="float">
            <text:p>-0.347156515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37691068018317" calcext:value-type="float">
            <text:p>-0.437691068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6564646213138" calcext:value-type="float">
            <text:p>0.1165646462</text:p>
          </table:table-cell>
          <table:table-cell/>
          <table:table-cell table:formula="of:=(MAX([.E129:.E133])-MIN([.E129:.E133]))/2" office:value-type="float" office:value="0.140004523692908" calcext:value-type="float">
            <text:p>0.1400045237</text:p>
          </table:table-cell>
          <table:table-cell table:number-columns-repeated="2"/>
        </table:table-row>
        <table:table-row table:style-name="ro1">
          <table:table-cell office:value-type="time" office:time-value="PT17H11M22.955S" calcext:value-type="time">
            <text:p>17:11:22.9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447592" calcext:value-type="float">
            <text:p>-4.48E-10</text:p>
          </table:table-cell>
          <table:table-cell table:formula="of:=[.C131]*10^9" office:value-type="float" office:value="-0.447592" calcext:value-type="float">
            <text:p>-0.447592</text:p>
          </table:table-cell>
          <table:table-cell table:formula="of:=[.$N$1]*[.D131]" office:value-type="float" office:value="-0.372517897077877" calcext:value-type="float">
            <text:p>-0.3725178971</text:p>
          </table:table-cell>
          <table:table-cell table:number-columns-repeated="9"/>
        </table:table-row>
        <table:table-row table:style-name="ro1">
          <table:table-cell office:value-type="time" office:time-value="PT17H11M23.338S" calcext:value-type="time">
            <text:p>17:11:23.34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306019" calcext:value-type="float">
            <text:p>-7.31E-10</text:p>
          </table:table-cell>
          <table:table-cell table:formula="of:=[.C132]*10^9" office:value-type="float" office:value="-0.7306019" calcext:value-type="float">
            <text:p>-0.7306019</text:p>
          </table:table-cell>
          <table:table-cell table:formula="of:=[.$N$1]*[.D132]" office:value-type="float" office:value="-0.608058864745352" calcext:value-type="float">
            <text:p>-0.6080588647</text:p>
          </table:table-cell>
          <table:table-cell table:number-columns-repeated="9"/>
        </table:table-row>
        <table:table-row table:style-name="ro1">
          <table:table-cell office:value-type="time" office:time-value="PT17H11M23.721S" calcext:value-type="time">
            <text:p>17:11:23.7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3941622" calcext:value-type="float">
            <text:p>-3.94E-10</text:p>
          </table:table-cell>
          <table:table-cell table:formula="of:=[.C133]*10^9" office:value-type="float" office:value="-0.3941622" calcext:value-type="float">
            <text:p>-0.3941622</text:p>
          </table:table-cell>
          <table:table-cell table:formula="of:=[.$N$1]*[.D133]" office:value-type="float" office:value="-0.328049817359536" calcext:value-type="float">
            <text:p>-0.3280498174</text:p>
          </table:table-cell>
          <table:table-cell table:number-columns-repeated="9"/>
        </table:table-row>
        <table:table-row table:style-name="ro1">
          <table:table-cell office:value-type="time" office:time-value="PT17H11M24.105S" calcext:value-type="time">
            <text:p>17:11:24.1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5740703" calcext:value-type="float">
            <text:p>-5.74E-10</text:p>
          </table:table-cell>
          <table:table-cell table:formula="of:=[.C134]*10^9" office:value-type="float" office:value="-0.5740703" calcext:value-type="float">
            <text:p>-0.5740703</text:p>
          </table:table-cell>
          <table:table-cell table:formula="of:=[.$N$1]*[.D134]" office:value-type="float" office:value="-0.47778213402131" calcext:value-type="float">
            <text:p>-0.477782134</text:p>
          </table:table-cell>
          <table:table-cell table:number-columns-repeated="9"/>
        </table:table-row>
        <table:table-row table:style-name="ro1">
          <table:table-cell office:value-type="time" office:time-value="PT17H11M24.489S" calcext:value-type="time">
            <text:p>17:11:24.4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297685" calcext:value-type="float">
            <text:p>-7.30E-10</text:p>
          </table:table-cell>
          <table:table-cell table:formula="of:=[.C135]*10^9" office:value-type="float" office:value="-0.7297685" calcext:value-type="float">
            <text:p>-0.7297685</text:p>
          </table:table-cell>
          <table:table-cell table:formula="of:=[.$N$1]*[.D135]" office:value-type="float" office:value="-0.607365249990341" calcext:value-type="float">
            <text:p>-0.6073652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550042409848386" calcext:value-type="float">
            <text:p>-0.5500424098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540704516959322" calcext:value-type="float">
            <text:p>0.0540704517</text:p>
          </table:table-cell>
          <table:table-cell/>
          <table:table-cell table:formula="of:=(MAX([.E134:.E138])-MIN([.E134:.E138]))/2" office:value-type="float" office:value="0.0647915579845157" calcext:value-type="float">
            <text:p>0.064791558</text:p>
          </table:table-cell>
          <table:table-cell table:number-columns-repeated="2"/>
        </table:table-row>
        <table:table-row table:style-name="ro1">
          <table:table-cell office:value-type="time" office:time-value="PT17H11M24.874S" calcext:value-type="time">
            <text:p>17:11:24.8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5774091" calcext:value-type="float">
            <text:p>-5.77E-10</text:p>
          </table:table-cell>
          <table:table-cell table:formula="of:=[.C136]*10^9" office:value-type="float" office:value="-0.5774091" calcext:value-type="float">
            <text:p>-0.5774091</text:p>
          </table:table-cell>
          <table:table-cell table:formula="of:=[.$N$1]*[.D136]" office:value-type="float" office:value="-0.480560920851199" calcext:value-type="float">
            <text:p>-0.4805609209</text:p>
          </table:table-cell>
          <table:table-cell table:number-columns-repeated="9"/>
        </table:table-row>
        <table:table-row table:style-name="ro1">
          <table:table-cell office:value-type="time" office:time-value="PT17H11M25.257S" calcext:value-type="time">
            <text:p>17:11:25.26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976257" calcext:value-type="float">
            <text:p>-6.98E-10</text:p>
          </table:table-cell>
          <table:table-cell table:formula="of:=[.C137]*10^9" office:value-type="float" office:value="-0.6976257" calcext:value-type="float">
            <text:p>-0.6976257</text:p>
          </table:table-cell>
          <table:table-cell table:formula="of:=[.$N$1]*[.D137]" office:value-type="float" office:value="-0.580613725695459" calcext:value-type="float">
            <text:p>-0.5806137257</text:p>
          </table:table-cell>
          <table:table-cell table:number-columns-repeated="9"/>
        </table:table-row>
        <table:table-row table:style-name="ro1">
          <table:table-cell office:value-type="time" office:time-value="PT17H11M25.641S" calcext:value-type="time">
            <text:p>17:11:25.6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7255929" calcext:value-type="float">
            <text:p>-7.26E-10</text:p>
          </table:table-cell>
          <table:table-cell table:formula="of:=[.C138]*10^9" office:value-type="float" office:value="-0.7255929" calcext:value-type="float">
            <text:p>-0.7255929</text:p>
          </table:table-cell>
          <table:table-cell table:formula="of:=[.$N$1]*[.D138]" office:value-type="float" office:value="-0.603890018683619" calcext:value-type="float">
            <text:p>-0.6038900187</text:p>
          </table:table-cell>
          <table:table-cell table:number-columns-repeated="9"/>
        </table:table-row>
        <table:table-row table:style-name="ro1">
          <table:table-cell office:value-type="time" office:time-value="PT17H11M26.025S" calcext:value-type="time">
            <text:p>17:11:26.0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350132" calcext:value-type="float">
            <text:p>-6.35E-10</text:p>
          </table:table-cell>
          <table:table-cell table:formula="of:=[.C139]*10^9" office:value-type="float" office:value="-0.6350132" calcext:value-type="float">
            <text:p>-0.6350132</text:p>
          </table:table-cell>
          <table:table-cell table:formula="of:=[.$N$1]*[.D139]" office:value-type="float" office:value="-0.5285031499238" calcext:value-type="float">
            <text:p>-0.5285031499</text:p>
          </table:table-cell>
          <table:table-cell table:number-columns-repeated="9"/>
        </table:table-row>
        <table:table-row table:style-name="ro1">
          <table:table-cell office:value-type="time" office:time-value="PT17H11M26.408S" calcext:value-type="time">
            <text:p>17:11:26.4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6145598" calcext:value-type="float">
            <text:p>-6.15E-10</text:p>
          </table:table-cell>
          <table:table-cell table:formula="of:=[.C140]*10^9" office:value-type="float" office:value="-0.6145598" calcext:value-type="float">
            <text:p>-0.6145598</text:p>
          </table:table-cell>
          <table:table-cell table:formula="of:=[.$N$1]*[.D140]" office:value-type="float" office:value="-0.511480375709577" calcext:value-type="float">
            <text:p>-0.5114803757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565467389958134" calcext:value-type="float">
            <text:p>-0.56546739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0881367158254819" calcext:value-type="float">
            <text:p>0.0881367158</text:p>
          </table:table-cell>
          <table:table-cell/>
          <table:table-cell table:formula="of:=(MAX([.E139:.E143])-MIN([.E139:.E143]))/2" office:value-type="float" office:value="0.105785155440146" calcext:value-type="float">
            <text:p>0.1057851554</text:p>
          </table:table-cell>
          <table:table-cell table:number-columns-repeated="2"/>
        </table:table-row>
        <table:table-row table:style-name="ro1">
          <table:table-cell office:value-type="time" office:time-value="PT17H11M26.793S" calcext:value-type="time">
            <text:p>17:11:26.7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362658" calcext:value-type="float">
            <text:p>-6.36E-10</text:p>
          </table:table-cell>
          <table:table-cell table:formula="of:=[.C141]*10^9" office:value-type="float" office:value="-0.6362658" calcext:value-type="float">
            <text:p>-0.6362658</text:p>
          </table:table-cell>
          <table:table-cell table:formula="of:=[.$N$1]*[.D141]" office:value-type="float" office:value="-0.529545652734127" calcext:value-type="float">
            <text:p>-0.5295456527</text:p>
          </table:table-cell>
          <table:table-cell table:number-columns-repeated="9"/>
        </table:table-row>
        <table:table-row table:style-name="ro1">
          <table:table-cell office:value-type="time" office:time-value="PT17H11M27.177S" calcext:value-type="time">
            <text:p>17:11:27.1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687682" calcext:value-type="float">
            <text:p>-8.69E-10</text:p>
          </table:table-cell>
          <table:table-cell table:formula="of:=[.C142]*10^9" office:value-type="float" office:value="-0.8687682" calcext:value-type="float">
            <text:p>-0.8687682</text:p>
          </table:table-cell>
          <table:table-cell table:formula="of:=[.$N$1]*[.D142]" office:value-type="float" office:value="-0.723050686589869" calcext:value-type="float">
            <text:p>-0.7230506866</text:p>
          </table:table-cell>
          <table:table-cell table:number-columns-repeated="9"/>
        </table:table-row>
        <table:table-row table:style-name="ro1">
          <table:table-cell office:value-type="time" office:time-value="PT17H11M27.561S" calcext:value-type="time">
            <text:p>17:11:27.5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425275" calcext:value-type="float">
            <text:p>-6.43E-10</text:p>
          </table:table-cell>
          <table:table-cell table:formula="of:=[.C143]*10^9" office:value-type="float" office:value="-0.6425275" calcext:value-type="float">
            <text:p>-0.6425275</text:p>
          </table:table-cell>
          <table:table-cell table:formula="of:=[.$N$1]*[.D143]" office:value-type="float" office:value="-0.534757084833298" calcext:value-type="float">
            <text:p>-0.5347570848</text:p>
          </table:table-cell>
          <table:table-cell table:number-columns-repeated="9"/>
        </table:table-row>
        <table:table-row table:style-name="ro1">
          <table:table-cell office:value-type="time" office:time-value="PT17H11M27.945S" calcext:value-type="time">
            <text:p>17:11:27.9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789671" calcext:value-type="float">
            <text:p>-9.79E-10</text:p>
          </table:table-cell>
          <table:table-cell table:formula="of:=[.C144]*10^9" office:value-type="float" office:value="-0.9789671" calcext:value-type="float">
            <text:p>-0.9789671</text:p>
          </table:table-cell>
          <table:table-cell table:formula="of:=[.$N$1]*[.D144]" office:value-type="float" office:value="-0.814766048992001" calcext:value-type="float">
            <text:p>-0.814766049</text:p>
          </table:table-cell>
          <table:table-cell table:number-columns-repeated="9"/>
        </table:table-row>
        <table:table-row table:style-name="ro1">
          <table:table-cell office:value-type="time" office:time-value="PT17H11M28.328S" calcext:value-type="time">
            <text:p>17:11:28.3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521278" calcext:value-type="float">
            <text:p>-6.52E-10</text:p>
          </table:table-cell>
          <table:table-cell table:formula="of:=[.C145]*10^9" office:value-type="float" office:value="-0.6521278" calcext:value-type="float">
            <text:p>-0.6521278</text:p>
          </table:table-cell>
          <table:table-cell table:formula="of:=[.$N$1]*[.D145]" office:value-type="float" office:value="-0.542747137308134" calcext:value-type="float">
            <text:p>-0.5427471373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772799243619855" calcext:value-type="float">
            <text:p>-0.7727992436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83541820501616" calcext:value-type="float">
            <text:p>0.1835418205</text:p>
          </table:table-cell>
          <table:table-cell/>
          <table:table-cell table:formula="of:=(MAX([.E144:.E148])-MIN([.E144:.E148]))/2" office:value-type="float" office:value="0.220429171181809" calcext:value-type="float">
            <text:p>0.2204291712</text:p>
          </table:table-cell>
          <table:table-cell table:number-columns-repeated="2"/>
        </table:table-row>
        <table:table-row table:style-name="ro1">
          <table:table-cell office:value-type="time" office:time-value="PT17H11M28.712S" calcext:value-type="time">
            <text:p>17:11:28.7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181833" calcext:value-type="float">
            <text:p>-1.18E-09</text:p>
          </table:table-cell>
          <table:table-cell table:formula="of:=[.C146]*10^9" office:value-type="float" office:value="-1.181833" calcext:value-type="float">
            <text:p>-1.181833</text:p>
          </table:table-cell>
          <table:table-cell table:formula="of:=[.$N$1]*[.D146]" office:value-type="float" office:value="-0.983605479671752" calcext:value-type="float">
            <text:p>-0.9836054797</text:p>
          </table:table-cell>
          <table:table-cell table:number-columns-repeated="9"/>
        </table:table-row>
        <table:table-row table:style-name="ro1">
          <table:table-cell office:value-type="time" office:time-value="PT17H11M29.095S" calcext:value-type="time">
            <text:p>17:11:29.1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159362" calcext:value-type="float">
            <text:p>-9.16E-10</text:p>
          </table:table-cell>
          <table:table-cell table:formula="of:=[.C147]*10^9" office:value-type="float" office:value="-0.9159362" calcext:value-type="float">
            <text:p>-0.9159362</text:p>
          </table:table-cell>
          <table:table-cell table:formula="of:=[.$N$1]*[.D147]" office:value-type="float" office:value="-0.762307250981925" calcext:value-type="float">
            <text:p>-0.762307251</text:p>
          </table:table-cell>
          <table:table-cell table:number-columns-repeated="9"/>
        </table:table-row>
        <table:table-row table:style-name="ro1">
          <table:table-cell office:value-type="time" office:time-value="PT17H11M29.48S" calcext:value-type="time">
            <text:p>17:11:29.4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138492" calcext:value-type="float">
            <text:p>-9.14E-10</text:p>
          </table:table-cell>
          <table:table-cell table:formula="of:=[.C148]*10^9" office:value-type="float" office:value="-0.9138492" calcext:value-type="float">
            <text:p>-0.9138492</text:p>
          </table:table-cell>
          <table:table-cell table:formula="of:=[.$N$1]*[.D148]" office:value-type="float" office:value="-0.760570301145464" calcext:value-type="float">
            <text:p>-0.7605703011</text:p>
          </table:table-cell>
          <table:table-cell table:number-columns-repeated="9"/>
        </table:table-row>
        <table:table-row table:style-name="ro1">
          <table:table-cell office:value-type="time" office:time-value="PT17H11M29.863S" calcext:value-type="time">
            <text:p>17:11:29.8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1648" calcext:value-type="float">
            <text:p>-1.22E-09</text:p>
          </table:table-cell>
          <table:table-cell table:formula="of:=[.C149]*10^9" office:value-type="float" office:value="-1.21648" calcext:value-type="float">
            <text:p>-1.21648</text:p>
          </table:table-cell>
          <table:table-cell table:formula="of:=[.$N$1]*[.D149]" office:value-type="float" office:value="-1.01244117731616" calcext:value-type="float">
            <text:p>-1.0124411773</text:p>
          </table:table-cell>
          <table:table-cell table:number-columns-repeated="9"/>
        </table:table-row>
        <table:table-row table:style-name="ro1">
          <table:table-cell office:value-type="time" office:time-value="PT17H11M30.247S" calcext:value-type="time">
            <text:p>17:11:30.2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025791" calcext:value-type="float">
            <text:p>-9.03E-10</text:p>
          </table:table-cell>
          <table:table-cell table:formula="of:=[.C150]*10^9" office:value-type="float" office:value="-0.9025791" calcext:value-type="float">
            <text:p>-0.9025791</text:p>
          </table:table-cell>
          <table:table-cell table:formula="of:=[.$N$1]*[.D150]" office:value-type="float" office:value="-0.751190522347234" calcext:value-type="float">
            <text:p>-0.7511905223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.18280775892736" calcext:value-type="float">
            <text:p>-1.1828077589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29692120118557" calcext:value-type="float">
            <text:p>0.2969212012</text:p>
          </table:table-cell>
          <table:table-cell/>
          <table:table-cell table:formula="of:=(MAX([.E149:.E153])-MIN([.E149:.E153]))/2" office:value-type="float" office:value="0.356612322007389" calcext:value-type="float">
            <text:p>0.356612322</text:p>
          </table:table-cell>
          <table:table-cell table:number-columns-repeated="2"/>
        </table:table-row>
        <table:table-row table:style-name="ro1">
          <table:table-cell office:value-type="time" office:time-value="PT17H11M30.631S" calcext:value-type="time">
            <text:p>17:11:30.6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720301" calcext:value-type="float">
            <text:p>-1.72E-09</text:p>
          </table:table-cell>
          <table:table-cell table:formula="of:=[.C151]*10^9" office:value-type="float" office:value="-1.720301" calcext:value-type="float">
            <text:p>-1.720301</text:p>
          </table:table-cell>
          <table:table-cell table:formula="of:=[.$N$1]*[.D151]" office:value-type="float" office:value="-1.43175684744359" calcext:value-type="float">
            <text:p>-1.4317568474</text:p>
          </table:table-cell>
          <table:table-cell table:number-columns-repeated="9"/>
        </table:table-row>
        <table:table-row table:style-name="ro1">
          <table:table-cell office:value-type="time" office:time-value="PT17H11M31.014S" calcext:value-type="time">
            <text:p>17:11:31.0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07003" calcext:value-type="float">
            <text:p>-1.51E-09</text:p>
          </table:table-cell>
          <table:table-cell table:formula="of:=[.C152]*10^9" office:value-type="float" office:value="-1.507003" calcext:value-type="float">
            <text:p>-1.507003</text:p>
          </table:table-cell>
          <table:table-cell table:formula="of:=[.$N$1]*[.D152]" office:value-type="float" office:value="-1.25423508116779" calcext:value-type="float">
            <text:p>-1.2542350812</text:p>
          </table:table-cell>
          <table:table-cell table:number-columns-repeated="9"/>
        </table:table-row>
        <table:table-row table:style-name="ro1">
          <table:table-cell office:value-type="time" office:time-value="PT17H11M31.398S" calcext:value-type="time">
            <text:p>17:11:31.4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759541" calcext:value-type="float">
            <text:p>-1.76E-09</text:p>
          </table:table-cell>
          <table:table-cell table:formula="of:=[.C153]*10^9" office:value-type="float" office:value="-1.759541" calcext:value-type="float">
            <text:p>-1.759541</text:p>
          </table:table-cell>
          <table:table-cell table:formula="of:=[.$N$1]*[.D153]" office:value-type="float" office:value="-1.46441516636201" calcext:value-type="float">
            <text:p>-1.4644151664</text:p>
          </table:table-cell>
          <table:table-cell table:number-columns-repeated="9"/>
        </table:table-row>
        <table:table-row table:style-name="ro1">
          <table:table-cell office:value-type="time" office:time-value="PT17H11M31.782S" calcext:value-type="time">
            <text:p>17:11:31.7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854711" calcext:value-type="float">
            <text:p>-1.85E-09</text:p>
          </table:table-cell>
          <table:table-cell table:formula="of:=[.C154]*10^9" office:value-type="float" office:value="-1.854711" calcext:value-type="float">
            <text:p>-1.854711</text:p>
          </table:table-cell>
          <table:table-cell table:formula="of:=[.$N$1]*[.D154]" office:value-type="float" office:value="-1.54362240926381" calcext:value-type="float">
            <text:p>-1.5436224093</text:p>
          </table:table-cell>
          <table:table-cell table:number-columns-repeated="9"/>
        </table:table-row>
        <table:table-row table:style-name="ro1">
          <table:table-cell office:value-type="time" office:time-value="PT17H11M32.165S" calcext:value-type="time">
            <text:p>17:11:32.1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07838" calcext:value-type="float">
            <text:p>-1.51E-09</text:p>
          </table:table-cell>
          <table:table-cell table:formula="of:=[.C155]*10^9" office:value-type="float" office:value="-1.507838" calcext:value-type="float">
            <text:p>-1.507838</text:p>
          </table:table-cell>
          <table:table-cell table:formula="of:=[.$N$1]*[.D155]" office:value-type="float" office:value="-1.2549300275566" calcext:value-type="float">
            <text:p>-1.2549300276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2.13650605846382" calcext:value-type="float">
            <text:p>-2.136506058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605646588862495" calcext:value-type="float">
            <text:p>0.6056465889</text:p>
          </table:table-cell>
          <table:table-cell/>
          <table:table-cell table:formula="of:=(MAX([.E154:.E158])-MIN([.E154:.E158]))/2" office:value-type="float" office:value="0.727466966856863" calcext:value-type="float">
            <text:p>0.7274669669</text:p>
          </table:table-cell>
          <table:table-cell table:number-columns-repeated="2"/>
        </table:table-row>
        <table:table-row table:style-name="ro1">
          <table:table-cell office:value-type="time" office:time-value="PT17H11M32.549S" calcext:value-type="time">
            <text:p>17:11:32.5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255987" calcext:value-type="float">
            <text:p>-3.26E-09</text:p>
          </table:table-cell>
          <table:table-cell table:formula="of:=[.C156]*10^9" office:value-type="float" office:value="-3.255987" calcext:value-type="float">
            <text:p>-3.255987</text:p>
          </table:table-cell>
          <table:table-cell table:formula="of:=[.$N$1]*[.D156]" office:value-type="float" office:value="-2.70986396127032" calcext:value-type="float">
            <text:p>-2.7098639613</text:p>
          </table:table-cell>
          <table:table-cell table:number-columns-repeated="9"/>
        </table:table-row>
        <table:table-row table:style-name="ro1">
          <table:table-cell office:value-type="time" office:time-value="PT17H11M32.933S" calcext:value-type="time">
            <text:p>17:11:32.9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227185" calcext:value-type="float">
            <text:p>-3.23E-09</text:p>
          </table:table-cell>
          <table:table-cell table:formula="of:=[.C157]*10^9" office:value-type="float" office:value="-3.227185" calcext:value-type="float">
            <text:p>-3.227185</text:p>
          </table:table-cell>
          <table:table-cell table:formula="of:=[.$N$1]*[.D157]" office:value-type="float" office:value="-2.68589288834758" calcext:value-type="float">
            <text:p>-2.6858928883</text:p>
          </table:table-cell>
          <table:table-cell table:number-columns-repeated="9"/>
        </table:table-row>
        <table:table-row table:style-name="ro1">
          <table:table-cell office:value-type="time" office:time-value="PT17H11M33.317S" calcext:value-type="time">
            <text:p>17:11:33.3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989676" calcext:value-type="float">
            <text:p>-2.99E-09</text:p>
          </table:table-cell>
          <table:table-cell table:formula="of:=[.C158]*10^9" office:value-type="float" office:value="-2.989676" calcext:value-type="float">
            <text:p>-2.989676</text:p>
          </table:table-cell>
          <table:table-cell table:formula="of:=[.$N$1]*[.D158]" office:value-type="float" office:value="-2.4882210058808" calcext:value-type="float">
            <text:p>-2.4882210059</text:p>
          </table:table-cell>
          <table:table-cell table:number-columns-repeated="9"/>
        </table:table-row>
        <table:table-row table:style-name="ro1">
          <table:table-cell office:value-type="time" office:time-value="PT17H11M33.701S" calcext:value-type="time">
            <text:p>17:11:33.7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25933" calcext:value-type="float">
            <text:p>-3.26E-09</text:p>
          </table:table-cell>
          <table:table-cell table:formula="of:=[.C159]*10^9" office:value-type="float" office:value="-3.25933" calcext:value-type="float">
            <text:p>-3.25933</text:p>
          </table:table-cell>
          <table:table-cell table:formula="of:=[.$N$1]*[.D159]" office:value-type="float" office:value="-2.71264624363893" calcext:value-type="float">
            <text:p>-2.7126462436</text:p>
          </table:table-cell>
          <table:table-cell table:number-columns-repeated="9"/>
        </table:table-row>
        <table:table-row table:style-name="ro1">
          <table:table-cell office:value-type="time" office:time-value="PT17H11M34.085S" calcext:value-type="time">
            <text:p>17:11:34.0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220929" calcext:value-type="float">
            <text:p>-3.22E-09</text:p>
          </table:table-cell>
          <table:table-cell table:formula="of:=[.C160]*10^9" office:value-type="float" office:value="-3.220929" calcext:value-type="float">
            <text:p>-3.220929</text:p>
          </table:table-cell>
          <table:table-cell table:formula="of:=[.$N$1]*[.D160]" office:value-type="float" office:value="-2.68068620019381" calcext:value-type="float">
            <text:p>-2.6806862002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4.58259217349621" calcext:value-type="float">
            <text:p>-4.582592173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1.34026509838791" calcext:value-type="float">
            <text:p>1.3402650984</text:p>
          </table:table-cell>
          <table:table-cell/>
          <table:table-cell table:formula="of:=(MAX([.E159:.E163])-MIN([.E159:.E163]))/2" office:value-type="float" office:value="1.60987909733558" calcext:value-type="float">
            <text:p>1.6098790973</text:p>
          </table:table-cell>
          <table:table-cell table:number-columns-repeated="2"/>
        </table:table-row>
        <table:table-row table:style-name="ro1">
          <table:table-cell office:value-type="time" office:time-value="PT17H11M34.469S" calcext:value-type="time">
            <text:p>17:11:34.4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910078" calcext:value-type="float">
            <text:p>-6.91E-09</text:p>
          </table:table-cell>
          <table:table-cell table:formula="of:=[.C161]*10^9" office:value-type="float" office:value="-6.910078" calcext:value-type="float">
            <text:p>-6.910078</text:p>
          </table:table-cell>
          <table:table-cell table:formula="of:=[.$N$1]*[.D161]" office:value-type="float" office:value="-5.75105838621804" calcext:value-type="float">
            <text:p>-5.7510583862</text:p>
          </table:table-cell>
          <table:table-cell table:number-columns-repeated="9"/>
        </table:table-row>
        <table:table-row table:style-name="ro1">
          <table:table-cell office:value-type="time" office:time-value="PT17H11M34.852S" calcext:value-type="time">
            <text:p>17:11:34.8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708957" calcext:value-type="float">
            <text:p>-7.09E-09</text:p>
          </table:table-cell>
          <table:table-cell table:formula="of:=[.C162]*10^9" office:value-type="float" office:value="-7.08957" calcext:value-type="float">
            <text:p>-7.08957</text:p>
          </table:table-cell>
          <table:table-cell table:formula="of:=[.$N$1]*[.D162]" office:value-type="float" office:value="-5.90044439486498" calcext:value-type="float">
            <text:p>-5.9004443949</text:p>
          </table:table-cell>
          <table:table-cell table:number-columns-repeated="9"/>
        </table:table-row>
        <table:table-row table:style-name="ro1">
          <table:table-cell office:value-type="time" office:time-value="PT17H11M35.236S" calcext:value-type="time">
            <text:p>17:11:35.2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7050738" calcext:value-type="float">
            <text:p>-7.05E-09</text:p>
          </table:table-cell>
          <table:table-cell table:formula="of:=[.C163]*10^9" office:value-type="float" office:value="-7.050738" calcext:value-type="float">
            <text:p>-7.050738</text:p>
          </table:table-cell>
          <table:table-cell table:formula="of:=[.$N$1]*[.D163]" office:value-type="float" office:value="-5.86812564256528" calcext:value-type="float">
            <text:p>-5.8681256426</text:p>
          </table:table-cell>
          <table:table-cell table:number-columns-repeated="9"/>
        </table:table-row>
        <table:table-row table:style-name="ro1">
          <table:table-cell office:value-type="time" office:time-value="PT17H11M35.62S" calcext:value-type="time">
            <text:p>17:11:35.6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823679" calcext:value-type="float">
            <text:p>-6.82E-09</text:p>
          </table:table-cell>
          <table:table-cell table:formula="of:=[.C164]*10^9" office:value-type="float" office:value="-6.823679" calcext:value-type="float">
            <text:p>-6.823679</text:p>
          </table:table-cell>
          <table:table-cell table:formula="of:=[.$N$1]*[.D164]" office:value-type="float" office:value="-5.67915099334767" calcext:value-type="float">
            <text:p>-5.6791509933</text:p>
          </table:table-cell>
          <table:table-cell table:number-columns-repeated="9"/>
        </table:table-row>
        <table:table-row table:style-name="ro1">
          <table:table-cell office:value-type="time" office:time-value="PT17H11M36.004S" calcext:value-type="time">
            <text:p>17:11:36.0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7216475" calcext:value-type="float">
            <text:p>-7.22E-09</text:p>
          </table:table-cell>
          <table:table-cell table:formula="of:=[.C165]*10^9" office:value-type="float" office:value="-7.216475" calcext:value-type="float">
            <text:p>-7.216475</text:p>
          </table:table-cell>
          <table:table-cell table:formula="of:=[.$N$1]*[.D165]" office:value-type="float" office:value="-6.00606376189716" calcext:value-type="float">
            <text:p>-6.0060637619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1.1468425343288" calcext:value-type="float">
            <text:p>-11.1468425343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3.79894861410175" calcext:value-type="float">
            <text:p>3.7989486141</text:p>
          </table:table-cell>
          <table:table-cell/>
          <table:table-cell table:formula="of:=(MAX([.E164:.E168])-MIN([.E164:.E168]))/2" office:value-type="float" office:value="4.56353025180028" calcext:value-type="float">
            <text:p>4.5635302518</text:p>
          </table:table-cell>
          <table:table-cell table:number-columns-repeated="2"/>
        </table:table-row>
        <table:table-row table:style-name="ro1">
          <table:table-cell office:value-type="time" office:time-value="PT17H11M36.389S" calcext:value-type="time">
            <text:p>17:11:36.3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79013" calcext:value-type="float">
            <text:p>-1.78E-08</text:p>
          </table:table-cell>
          <table:table-cell table:formula="of:=[.C166]*10^9" office:value-type="float" office:value="-17.79013" calcext:value-type="float">
            <text:p>-17.79013</text:p>
          </table:table-cell>
          <table:table-cell table:formula="of:=[.$N$1]*[.D166]" office:value-type="float" office:value="-14.8062114969482" calcext:value-type="float">
            <text:p>-14.8062114969</text:p>
          </table:table-cell>
          <table:table-cell table:number-columns-repeated="9"/>
        </table:table-row>
        <table:table-row table:style-name="ro1">
          <table:table-cell office:value-type="time" office:time-value="PT17H11M36.772S" calcext:value-type="time">
            <text:p>17:11:36.7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4203" calcext:value-type="float">
            <text:p>-1.74E-08</text:p>
          </table:table-cell>
          <table:table-cell table:formula="of:=[.C167]*10^9" office:value-type="float" office:value="-17.4203" calcext:value-type="float">
            <text:p>-17.4203</text:p>
          </table:table-cell>
          <table:table-cell table:formula="of:=[.$N$1]*[.D167]" office:value-type="float" office:value="-14.4984126670399" calcext:value-type="float">
            <text:p>-14.498412667</text:p>
          </table:table-cell>
          <table:table-cell table:number-columns-repeated="9"/>
        </table:table-row>
        <table:table-row table:style-name="ro1">
          <table:table-cell office:value-type="time" office:time-value="PT17H11M37.155S" calcext:value-type="time">
            <text:p>17:11:37.1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71583" calcext:value-type="float">
            <text:p>-1.77E-08</text:p>
          </table:table-cell>
          <table:table-cell table:formula="of:=[.C168]*10^9" office:value-type="float" office:value="-17.71583" calcext:value-type="float">
            <text:p>-17.71583</text:p>
          </table:table-cell>
          <table:table-cell table:formula="of:=[.$N$1]*[.D168]" office:value-type="float" office:value="-14.7443737524111" calcext:value-type="float">
            <text:p>-14.7443737524</text:p>
          </table:table-cell>
          <table:table-cell table:number-columns-repeated="9"/>
        </table:table-row>
        <table:table-row table:style-name="ro1">
          <table:table-cell office:value-type="time" office:time-value="PT17H11M37.539S" calcext:value-type="time">
            <text:p>17:11:37.5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69411" calcext:value-type="float">
            <text:p>-1.77E-08</text:p>
          </table:table-cell>
          <table:table-cell table:formula="of:=[.C169]*10^9" office:value-type="float" office:value="-17.69411" calcext:value-type="float">
            <text:p>-17.69411</text:p>
          </table:table-cell>
          <table:table-cell table:formula="of:=[.$N$1]*[.D169]" office:value-type="float" office:value="-14.7262968235908" calcext:value-type="float">
            <text:p>-14.7262968236</text:p>
          </table:table-cell>
          <table:table-cell table:number-columns-repeated="9"/>
        </table:table-row>
        <table:table-row table:style-name="ro1">
          <table:table-cell office:value-type="time" office:time-value="PT17H11M37.923S" calcext:value-type="time">
            <text:p>17:11:37.9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43239" calcext:value-type="float">
            <text:p>-1.74E-08</text:p>
          </table:table-cell>
          <table:table-cell table:formula="of:=[.C170]*10^9" office:value-type="float" office:value="-17.43239" calcext:value-type="float">
            <text:p>-17.43239</text:p>
          </table:table-cell>
          <table:table-cell table:formula="of:=[.$N$1]*[.D170]" office:value-type="float" office:value="-14.508474824933" calcext:value-type="float">
            <text:p>-14.5084748249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8.210450633179" calcext:value-type="float">
            <text:p>-28.2104506332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9.51953391162821" calcext:value-type="float">
            <text:p>9.5195339116</text:p>
          </table:table-cell>
          <table:table-cell/>
          <table:table-cell table:formula="of:=(MAX([.E169:.E173])-MIN([.E169:.E173]))/2" office:value-type="float" office:value="11.4353969254836" calcext:value-type="float">
            <text:p>11.4353969255</text:p>
          </table:table-cell>
          <table:table-cell table:number-columns-repeated="2"/>
        </table:table-row>
        <table:table-row table:style-name="ro1">
          <table:table-cell office:value-type="time" office:time-value="PT17H11M38.308S" calcext:value-type="time">
            <text:p>17:11:38.3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75665" calcext:value-type="float">
            <text:p>-4.48E-08</text:p>
          </table:table-cell>
          <table:table-cell table:formula="of:=[.C171]*10^9" office:value-type="float" office:value="-44.75665" calcext:value-type="float">
            <text:p>-44.75665</text:p>
          </table:table-cell>
          <table:table-cell table:formula="of:=[.$N$1]*[.D171]" office:value-type="float" office:value="-37.2496674164207" calcext:value-type="float">
            <text:p>-37.2496674164</text:p>
          </table:table-cell>
          <table:table-cell table:number-columns-repeated="9"/>
        </table:table-row>
        <table:table-row table:style-name="ro1">
          <table:table-cell office:value-type="time" office:time-value="PT17H11M38.691S" calcext:value-type="time">
            <text:p>17:11:38.6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91237" calcext:value-type="float">
            <text:p>-4.49E-08</text:p>
          </table:table-cell>
          <table:table-cell table:formula="of:=[.C172]*10^9" office:value-type="float" office:value="-44.91237" calcext:value-type="float">
            <text:p>-44.91237</text:p>
          </table:table-cell>
          <table:table-cell table:formula="of:=[.$N$1]*[.D172]" office:value-type="float" office:value="-37.3792686759002" calcext:value-type="float">
            <text:p>-37.3792686759</text:p>
          </table:table-cell>
          <table:table-cell table:number-columns-repeated="9"/>
        </table:table-row>
        <table:table-row table:style-name="ro1">
          <table:table-cell office:value-type="time" office:time-value="PT17H11M39.075S" calcext:value-type="time">
            <text:p>17:11:39.0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68321" calcext:value-type="float">
            <text:p>-4.47E-08</text:p>
          </table:table-cell>
          <table:table-cell table:formula="of:=[.C173]*10^9" office:value-type="float" office:value="-44.68321" calcext:value-type="float">
            <text:p>-44.68321</text:p>
          </table:table-cell>
          <table:table-cell table:formula="of:=[.$N$1]*[.D173]" office:value-type="float" office:value="-37.1885454250504" calcext:value-type="float">
            <text:p>-37.1885454251</text:p>
          </table:table-cell>
          <table:table-cell table:number-columns-repeated="9"/>
        </table:table-row>
        <table:table-row table:style-name="ro1">
          <table:table-cell office:value-type="time" office:time-value="PT17H11M39.459S" calcext:value-type="time">
            <text:p>17:11:39.4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79343" calcext:value-type="float">
            <text:p>-4.48E-08</text:p>
          </table:table-cell>
          <table:table-cell table:formula="of:=[.C174]*10^9" office:value-type="float" office:value="-44.79343" calcext:value-type="float">
            <text:p>-44.79343</text:p>
          </table:table-cell>
          <table:table-cell table:formula="of:=[.$N$1]*[.D174]" office:value-type="float" office:value="-37.2802783483733" calcext:value-type="float">
            <text:p>-37.2802783484</text:p>
          </table:table-cell>
          <table:table-cell table:number-columns-repeated="9"/>
        </table:table-row>
        <table:table-row table:style-name="ro1">
          <table:table-cell office:value-type="time" office:time-value="PT17H11M39.843S" calcext:value-type="time">
            <text:p>17:11:39.8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489856" calcext:value-type="float">
            <text:p>-4.49E-08</text:p>
          </table:table-cell>
          <table:table-cell table:formula="of:=[.C175]*10^9" office:value-type="float" office:value="-44.89856" calcext:value-type="float">
            <text:p>-44.89856</text:p>
          </table:table-cell>
          <table:table-cell table:formula="of:=[.$N$1]*[.D175]" office:value-type="float" office:value="-37.3677750116733" calcext:value-type="float">
            <text:p>-37.3677750117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67.0297164729247" calcext:value-type="float">
            <text:p>-67.0297164729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20.6731201332628" calcext:value-type="float">
            <text:p>20.6731201333</text:p>
          </table:table-cell>
          <table:table-cell/>
          <table:table-cell table:formula="of:=(MAX([.E174:.E178])-MIN([.E174:.E178]))/2" office:value-type="float" office:value="24.8325858930203" calcext:value-type="float">
            <text:p>24.832585893</text:p>
          </table:table-cell>
          <table:table-cell table:number-columns-repeated="2"/>
        </table:table-row>
        <table:table-row table:style-name="ro1">
          <table:table-cell office:value-type="time" office:time-value="PT17H11M40.227S" calcext:value-type="time">
            <text:p>17:11:40.2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41766" calcext:value-type="float">
            <text:p>-1.04E-07</text:p>
          </table:table-cell>
          <table:table-cell table:formula="of:=[.C176]*10^9" office:value-type="float" office:value="-104.1766" calcext:value-type="float">
            <text:p>-104.1766</text:p>
          </table:table-cell>
          <table:table-cell table:formula="of:=[.$N$1]*[.D176]" office:value-type="float" office:value="-86.7031760101234" calcext:value-type="float">
            <text:p>-86.7031760101</text:p>
          </table:table-cell>
          <table:table-cell table:number-columns-repeated="9"/>
        </table:table-row>
        <table:table-row table:style-name="ro1">
          <table:table-cell office:value-type="time" office:time-value="PT17H11M40.61S" calcext:value-type="time">
            <text:p>17:11:40.6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44677" calcext:value-type="float">
            <text:p>-1.04E-07</text:p>
          </table:table-cell>
          <table:table-cell table:formula="of:=[.C177]*10^9" office:value-type="float" office:value="-104.4677" calcext:value-type="float">
            <text:p>-104.4677</text:p>
          </table:table-cell>
          <table:table-cell table:formula="of:=[.$N$1]*[.D177]" office:value-type="float" office:value="-86.9454501344138" calcext:value-type="float">
            <text:p>-86.9454501344</text:p>
          </table:table-cell>
          <table:table-cell table:number-columns-repeated="9"/>
        </table:table-row>
        <table:table-row table:style-name="ro1">
          <table:table-cell office:value-type="time" office:time-value="PT17H11M40.994S" calcext:value-type="time">
            <text:p>17:11:40.9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43553" calcext:value-type="float">
            <text:p>-1.04E-07</text:p>
          </table:table-cell>
          <table:table-cell table:formula="of:=[.C178]*10^9" office:value-type="float" office:value="-104.3553" calcext:value-type="float">
            <text:p>-104.3553</text:p>
          </table:table-cell>
          <table:table-cell table:formula="of:=[.$N$1]*[.D178]" office:value-type="float" office:value="-86.8519028600399" calcext:value-type="float">
            <text:p>-86.85190286</text:p>
          </table:table-cell>
          <table:table-cell table:number-columns-repeated="9"/>
        </table:table-row>
        <table:table-row table:style-name="ro1">
          <table:table-cell office:value-type="time" office:time-value="PT17H11M41.378S" calcext:value-type="time">
            <text:p>17:11:41.3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4127" calcext:value-type="float">
            <text:p>-1.04E-07</text:p>
          </table:table-cell>
          <table:table-cell table:formula="of:=[.C179]*10^9" office:value-type="float" office:value="-104.127" calcext:value-type="float">
            <text:p>-104.127</text:p>
          </table:table-cell>
          <table:table-cell table:formula="of:=[.$N$1]*[.D179]" office:value-type="float" office:value="-86.661895362357" calcext:value-type="float">
            <text:p>-86.6618953624</text:p>
          </table:table-cell>
          <table:table-cell table:number-columns-repeated="9"/>
        </table:table-row>
        <table:table-row table:style-name="ro1">
          <table:table-cell office:value-type="time" office:time-value="PT17H11M41.762S" calcext:value-type="time">
            <text:p>17:11:41.7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4414" calcext:value-type="float">
            <text:p>-1.04E-07</text:p>
          </table:table-cell>
          <table:table-cell table:formula="of:=[.C180]*10^9" office:value-type="float" office:value="-104.414" calcext:value-type="float">
            <text:p>-104.414</text:p>
          </table:table-cell>
          <table:table-cell table:formula="of:=[.$N$1]*[.D180]" office:value-type="float" office:value="-86.9007571750377" calcext:value-type="float">
            <text:p>-86.90075717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35.1044639915443" calcext:value-type="float">
            <text:p>-35.1044639915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35.9405703359385" calcext:value-type="float">
            <text:p>35.9405703359</text:p>
          </table:table-cell>
          <table:table-cell/>
          <table:table-cell table:formula="of:=(MAX([.E179:.E183])-MIN([.E179:.E183]))/2" office:value-type="float" office:value="43.1826527799756" calcext:value-type="float">
            <text:p>43.18265278</text:p>
          </table:table-cell>
          <table:table-cell table:number-columns-repeated="2"/>
        </table:table-row>
        <table:table-row table:style-name="ro1">
          <table:table-cell office:value-type="time" office:time-value="PT17H09M44.395S" calcext:value-type="time">
            <text:p>17:09:44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7447953" calcext:value-type="float">
            <text:p>-7.45E-10</text:p>
          </table:table-cell>
          <table:table-cell table:formula="of:=[.C181]*10^9" office:value-type="float" office:value="-0.7447953" calcext:value-type="float">
            <text:p>-0.7447953</text:p>
          </table:table-cell>
          <table:table-cell table:formula="of:=[.$N$1]*[.D181]" office:value-type="float" office:value="-0.619871621721315" calcext:value-type="float">
            <text:p>-0.6198716217</text:p>
          </table:table-cell>
          <table:table-cell table:number-columns-repeated="9"/>
        </table:table-row>
        <table:table-row table:style-name="ro1">
          <table:table-cell office:value-type="time" office:time-value="PT17H09M44.778S" calcext:value-type="time">
            <text:p>17:09:44.7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664449" calcext:value-type="float">
            <text:p>-9.66E-10</text:p>
          </table:table-cell>
          <table:table-cell table:formula="of:=[.C182]*10^9" office:value-type="float" office:value="-0.9664449" calcext:value-type="float">
            <text:p>-0.9664449</text:p>
          </table:table-cell>
          <table:table-cell table:formula="of:=[.$N$1]*[.D182]" office:value-type="float" office:value="-0.804344183519007" calcext:value-type="float">
            <text:p>-0.8043441835</text:p>
          </table:table-cell>
          <table:table-cell table:number-columns-repeated="9"/>
        </table:table-row>
        <table:table-row table:style-name="ro1">
          <table:table-cell office:value-type="time" office:time-value="PT17H09M45.162S" calcext:value-type="time">
            <text:p>17:09:45.1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643362" calcext:value-type="float">
            <text:p>-6.43E-10</text:p>
          </table:table-cell>
          <table:table-cell table:formula="of:=[.C183]*10^9" office:value-type="float" office:value="-0.643362" calcext:value-type="float">
            <text:p>-0.643362</text:p>
          </table:table-cell>
          <table:table-cell table:formula="of:=[.$N$1]*[.D183]" office:value-type="float" office:value="-0.535451615086546" calcext:value-type="float">
            <text:p>-0.5354516151</text:p>
          </table:table-cell>
          <table:table-cell table:number-columns-repeated="9"/>
        </table:table-row>
        <table:table-row table:style-name="ro1">
          <table:table-cell office:value-type="time" office:time-value="PT17H09M45.546S" calcext:value-type="time">
            <text:p>17:09:45.5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9380599" calcext:value-type="float">
            <text:p>-9.38E-10</text:p>
          </table:table-cell>
          <table:table-cell table:formula="of:=[.C184]*10^9" office:value-type="float" office:value="-0.9380599" calcext:value-type="float">
            <text:p>-0.9380599</text:p>
          </table:table-cell>
          <table:table-cell table:formula="of:=[.$N$1]*[.D184]" office:value-type="float" office:value="-0.780720167655105" calcext:value-type="float">
            <text:p>-0.7807201677</text:p>
          </table:table-cell>
          <table:table-cell table:number-columns-repeated="9"/>
        </table:table-row>
        <table:table-row table:style-name="ro1">
          <table:table-cell office:value-type="time" office:time-value="PT17H09M45.93S" calcext:value-type="time">
            <text:p>17:09:45.9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21906" calcext:value-type="float">
            <text:p>-1.22E-09</text:p>
          </table:table-cell>
          <table:table-cell table:formula="of:=[.C185]*10^9" office:value-type="float" office:value="-1.221906" calcext:value-type="float">
            <text:p>-1.221906</text:p>
          </table:table-cell>
          <table:table-cell table:formula="of:=[.$N$1]*[.D185]" office:value-type="float" office:value="-1.01695708043674" calcext:value-type="float">
            <text:p>-1.0169570804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0.889111280503463" calcext:value-type="float">
            <text:p>-0.8891112805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123917176269572" calcext:value-type="float">
            <text:p>0.1239171763</text:p>
          </table:table-cell>
          <table:table-cell/>
          <table:table-cell table:formula="of:=(MAX([.E184:.E188])-MIN([.E184:.E188]))/2" office:value-type="float" office:value="0.14869010514634" calcext:value-type="float">
            <text:p>0.1486901051</text:p>
          </table:table-cell>
          <table:table-cell table:number-columns-repeated="2"/>
        </table:table-row>
        <table:table-row table:style-name="ro1">
          <table:table-cell office:value-type="time" office:time-value="PT17H09M46.314S" calcext:value-type="time">
            <text:p>17:09:46.3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85828" calcext:value-type="float">
            <text:p>-1.09E-09</text:p>
          </table:table-cell>
          <table:table-cell table:formula="of:=[.C186]*10^9" office:value-type="float" office:value="-1.085828" calcext:value-type="float">
            <text:p>-1.085828</text:p>
          </table:table-cell>
          <table:table-cell table:formula="of:=[.$N$1]*[.D186]" office:value-type="float" office:value="-0.903703290381145" calcext:value-type="float">
            <text:p>-0.9037032904</text:p>
          </table:table-cell>
          <table:table-cell table:number-columns-repeated="9"/>
        </table:table-row>
        <table:table-row table:style-name="ro1">
          <table:table-cell office:value-type="time" office:time-value="PT17H09M46.697S" calcext:value-type="time">
            <text:p>17:09:46.7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08691853" calcext:value-type="float">
            <text:p>-8.69E-10</text:p>
          </table:table-cell>
          <table:table-cell table:formula="of:=[.C187]*10^9" office:value-type="float" office:value="-0.8691853" calcext:value-type="float">
            <text:p>-0.8691853</text:p>
          </table:table-cell>
          <table:table-cell table:formula="of:=[.$N$1]*[.D187]" office:value-type="float" office:value="-0.723397826875824" calcext:value-type="float">
            <text:p>-0.7233978269</text:p>
          </table:table-cell>
          <table:table-cell table:number-columns-repeated="9"/>
        </table:table-row>
        <table:table-row table:style-name="ro1">
          <table:table-cell office:value-type="time" office:time-value="PT17H09M47.081S" calcext:value-type="time">
            <text:p>17:09:47.0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26497" calcext:value-type="float">
            <text:p>-1.23E-09</text:p>
          </table:table-cell>
          <table:table-cell table:formula="of:=[.C188]*10^9" office:value-type="float" office:value="-1.226497" calcext:value-type="float">
            <text:p>-1.226497</text:p>
          </table:table-cell>
          <table:table-cell table:formula="of:=[.$N$1]*[.D188]" office:value-type="float" office:value="-1.0207780371685" calcext:value-type="float">
            <text:p>-1.0207780372</text:p>
          </table:table-cell>
          <table:table-cell table:number-columns-repeated="9"/>
        </table:table-row>
        <table:table-row table:style-name="ro1">
          <table:table-cell office:value-type="time" office:time-value="PT17H09M47.465S" calcext:value-type="time">
            <text:p>17:09:47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758707" calcext:value-type="float">
            <text:p>-1.76E-09</text:p>
          </table:table-cell>
          <table:table-cell table:formula="of:=[.C189]*10^9" office:value-type="float" office:value="-1.758707" calcext:value-type="float">
            <text:p>-1.758707</text:p>
          </table:table-cell>
          <table:table-cell table:formula="of:=[.$N$1]*[.D189]" office:value-type="float" office:value="-1.46372105224433" calcext:value-type="float">
            <text:p>-1.4637210522</text:p>
          </table:table-cell>
          <table:table-cell table:number-columns-repeated="9"/>
        </table:table-row>
        <table:table-row table:style-name="ro1">
          <table:table-cell office:value-type="time" office:time-value="PT17H09M47.849S" calcext:value-type="time">
            <text:p>17:09:47.8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623463" calcext:value-type="float">
            <text:p>-1.62E-09</text:p>
          </table:table-cell>
          <table:table-cell table:formula="of:=[.C190]*10^9" office:value-type="float" office:value="-1.623463" calcext:value-type="float">
            <text:p>-1.623463</text:p>
          </table:table-cell>
          <table:table-cell table:formula="of:=[.$N$1]*[.D190]" office:value-type="float" office:value="-1.35116137630642" calcext:value-type="float">
            <text:p>-1.3511613763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.38152462437241" calcext:value-type="float">
            <text:p>-1.3815246244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10068235332844" calcext:value-type="float">
            <text:p>0.1006823533</text:p>
          </table:table-cell>
          <table:table-cell/>
          <table:table-cell table:formula="of:=(MAX([.E189:.E193])-MIN([.E189:.E193]))/2" office:value-type="float" office:value="0.12037678247311" calcext:value-type="float">
            <text:p>0.1203767825</text:p>
          </table:table-cell>
          <table:table-cell table:number-columns-repeated="2"/>
        </table:table-row>
        <table:table-row table:style-name="ro1">
          <table:table-cell office:value-type="time" office:time-value="PT17H09M48.233S" calcext:value-type="time">
            <text:p>17:09:48.2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809632" calcext:value-type="float">
            <text:p>-1.81E-09</text:p>
          </table:table-cell>
          <table:table-cell table:formula="of:=[.C191]*10^9" office:value-type="float" office:value="-1.809632" calcext:value-type="float">
            <text:p>-1.809632</text:p>
          </table:table-cell>
          <table:table-cell table:formula="of:=[.$N$1]*[.D191]" office:value-type="float" office:value="-1.50610445925046" calcext:value-type="float">
            <text:p>-1.5061044593</text:p>
          </table:table-cell>
          <table:table-cell table:number-columns-repeated="9"/>
        </table:table-row>
        <table:table-row table:style-name="ro1">
          <table:table-cell office:value-type="time" office:time-value="PT17H09M48.617S" calcext:value-type="time">
            <text:p>17:09:48.6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20359" calcext:value-type="float">
            <text:p>-1.52E-09</text:p>
          </table:table-cell>
          <table:table-cell table:formula="of:=[.C192]*10^9" office:value-type="float" office:value="-1.520359" calcext:value-type="float">
            <text:p>-1.520359</text:p>
          </table:table-cell>
          <table:table-cell table:formula="of:=[.$N$1]*[.D192]" office:value-type="float" office:value="-1.26535089430424" calcext:value-type="float">
            <text:p>-1.2653508943</text:p>
          </table:table-cell>
          <table:table-cell table:number-columns-repeated="9"/>
        </table:table-row>
        <table:table-row table:style-name="ro1">
          <table:table-cell office:value-type="time" office:time-value="PT17H09M49.001S" calcext:value-type="time">
            <text:p>17:09:49.0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87566" calcext:value-type="float">
            <text:p>-1.59E-09</text:p>
          </table:table-cell>
          <table:table-cell table:formula="of:=[.C193]*10^9" office:value-type="float" office:value="-1.587566" calcext:value-type="float">
            <text:p>-1.587566</text:p>
          </table:table-cell>
          <table:table-cell table:formula="of:=[.$N$1]*[.D193]" office:value-type="float" office:value="-1.3212853397566" calcext:value-type="float">
            <text:p>-1.3212853398</text:p>
          </table:table-cell>
          <table:table-cell table:number-columns-repeated="9"/>
        </table:table-row>
        <table:table-row table:style-name="ro1">
          <table:table-cell office:value-type="time" office:time-value="PT17H09M49.385S" calcext:value-type="time">
            <text:p>17:09:49.3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168751" calcext:value-type="float">
            <text:p>-3.17E-09</text:p>
          </table:table-cell>
          <table:table-cell table:formula="of:=[.C194]*10^9" office:value-type="float" office:value="-3.168751" calcext:value-type="float">
            <text:p>-3.168751</text:p>
          </table:table-cell>
          <table:table-cell table:formula="of:=[.$N$1]*[.D194]" office:value-type="float" office:value="-2.6372599574689" calcext:value-type="float">
            <text:p>-2.6372599575</text:p>
          </table:table-cell>
          <table:table-cell table:number-columns-repeated="9"/>
        </table:table-row>
        <table:table-row table:style-name="ro1">
          <table:table-cell office:value-type="time" office:time-value="PT17H09M49.768S" calcext:value-type="time">
            <text:p>17:09:49.7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197554" calcext:value-type="float">
            <text:p>-3.20E-09</text:p>
          </table:table-cell>
          <table:table-cell table:formula="of:=[.C195]*10^9" office:value-type="float" office:value="-3.197554" calcext:value-type="float">
            <text:p>-3.197554</text:p>
          </table:table-cell>
          <table:table-cell table:formula="of:=[.$N$1]*[.D195]" office:value-type="float" office:value="-2.66123186266277" calcext:value-type="float">
            <text:p>-2.6612318627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2.59035998152529" calcext:value-type="float">
            <text:p>-2.590359981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100497637744199" calcext:value-type="float">
            <text:p>0.1004976377</text:p>
          </table:table-cell>
          <table:table-cell/>
          <table:table-cell table:formula="of:=(MAX([.E194:.E198])-MIN([.E194:.E198]))/2" office:value-type="float" office:value="0.118637751958838" calcext:value-type="float">
            <text:p>0.118637752</text:p>
          </table:table-cell>
          <table:table-cell table:number-columns-repeated="2"/>
        </table:table-row>
        <table:table-row table:style-name="ro1">
          <table:table-cell office:value-type="time" office:time-value="PT17H09M50.152S" calcext:value-type="time">
            <text:p>17:09:50.1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2934997" calcext:value-type="float">
            <text:p>-2.93E-09</text:p>
          </table:table-cell>
          <table:table-cell table:formula="of:=[.C196]*10^9" office:value-type="float" office:value="-2.934997" calcext:value-type="float">
            <text:p>-2.934997</text:p>
          </table:table-cell>
          <table:table-cell table:formula="of:=[.$N$1]*[.D196]" office:value-type="float" office:value="-2.44271325307396" calcext:value-type="float">
            <text:p>-2.4427132531</text:p>
          </table:table-cell>
          <table:table-cell table:number-columns-repeated="9"/>
        </table:table-row>
        <table:table-row table:style-name="ro1">
          <table:table-cell office:value-type="time" office:time-value="PT17H09M50.536S" calcext:value-type="time">
            <text:p>17:09:50.5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040603" calcext:value-type="float">
            <text:p>-3.04E-09</text:p>
          </table:table-cell>
          <table:table-cell table:formula="of:=[.C197]*10^9" office:value-type="float" office:value="-3.040603" calcext:value-type="float">
            <text:p>-3.040603</text:p>
          </table:table-cell>
          <table:table-cell table:formula="of:=[.$N$1]*[.D197]" office:value-type="float" office:value="-2.53060607742919" calcext:value-type="float">
            <text:p>-2.5306060774</text:p>
          </table:table-cell>
          <table:table-cell table:number-columns-repeated="9"/>
        </table:table-row>
        <table:table-row table:style-name="ro1">
          <table:table-cell office:value-type="time" office:time-value="PT17H09M50.92S" calcext:value-type="time">
            <text:p>17:09:50.9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3220091" calcext:value-type="float">
            <text:p>-3.22E-09</text:p>
          </table:table-cell>
          <table:table-cell table:formula="of:=[.C198]*10^9" office:value-type="float" office:value="-3.220091" calcext:value-type="float">
            <text:p>-3.220091</text:p>
          </table:table-cell>
          <table:table-cell table:formula="of:=[.$N$1]*[.D198]" office:value-type="float" office:value="-2.67998875699163" calcext:value-type="float">
            <text:p>-2.679988757</text:p>
          </table:table-cell>
          <table:table-cell table:number-columns-repeated="9"/>
        </table:table-row>
        <table:table-row table:style-name="ro1">
          <table:table-cell office:value-type="time" office:time-value="PT17H09M51.305S" calcext:value-type="time">
            <text:p>17:09:51.3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7038232" calcext:value-type="float">
            <text:p>-7.04E-09</text:p>
          </table:table-cell>
          <table:table-cell table:formula="of:=[.C199]*10^9" office:value-type="float" office:value="-7.038232" calcext:value-type="float">
            <text:p>-7.038232</text:p>
          </table:table-cell>
          <table:table-cell table:formula="of:=[.$N$1]*[.D199]" office:value-type="float" office:value="-5.8577172598845" calcext:value-type="float">
            <text:p>-5.8577172599</text:p>
          </table:table-cell>
          <table:table-cell table:number-columns-repeated="9"/>
        </table:table-row>
        <table:table-row table:style-name="ro1">
          <table:table-cell office:value-type="time" office:time-value="PT17H09M51.688S" calcext:value-type="time">
            <text:p>17:09:51.6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750627" calcext:value-type="float">
            <text:p>-6.75E-09</text:p>
          </table:table-cell>
          <table:table-cell table:formula="of:=[.C200]*10^9" office:value-type="float" office:value="-6.750627" calcext:value-type="float">
            <text:p>-6.750627</text:p>
          </table:table-cell>
          <table:table-cell table:formula="of:=[.$N$1]*[.D200]" office:value-type="float" office:value="-5.61835192317365" calcext:value-type="float">
            <text:p>-5.6183519232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5.74473978384218" calcext:value-type="float">
            <text:p>-5.7447397838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07913752708199" calcext:value-type="float">
            <text:p>0.1079137527</text:p>
          </table:table-cell>
          <table:table-cell/>
          <table:table-cell table:formula="of:=(MAX([.E199:.E203])-MIN([.E199:.E203]))/2" office:value-type="float" office:value="0.119682668355425" calcext:value-type="float">
            <text:p>0.1196826684</text:p>
          </table:table-cell>
          <table:table-cell table:number-columns-repeated="2"/>
        </table:table-row>
        <table:table-row table:style-name="ro1">
          <table:table-cell office:value-type="time" office:time-value="PT17H09M52.071S" calcext:value-type="time">
            <text:p>17:09:52.0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969358" calcext:value-type="float">
            <text:p>-6.97E-09</text:p>
          </table:table-cell>
          <table:table-cell table:formula="of:=[.C201]*10^9" office:value-type="float" office:value="-6.969358" calcext:value-type="float">
            <text:p>-6.969358</text:p>
          </table:table-cell>
          <table:table-cell table:formula="of:=[.$N$1]*[.D201]" office:value-type="float" office:value="-5.80039541846789" calcext:value-type="float">
            <text:p>-5.8003954185</text:p>
          </table:table-cell>
          <table:table-cell table:number-columns-repeated="9"/>
        </table:table-row>
        <table:table-row table:style-name="ro1">
          <table:table-cell office:value-type="time" office:time-value="PT17H09M52.455S" calcext:value-type="time">
            <text:p>17:09:52.4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994403" calcext:value-type="float">
            <text:p>-6.99E-09</text:p>
          </table:table-cell>
          <table:table-cell table:formula="of:=[.C202]*10^9" office:value-type="float" office:value="-6.994403" calcext:value-type="float">
            <text:p>-6.994403</text:p>
          </table:table-cell>
          <table:table-cell table:formula="of:=[.$N$1]*[.D202]" office:value-type="float" office:value="-5.82123964877655" calcext:value-type="float">
            <text:p>-5.8212396488</text:p>
          </table:table-cell>
          <table:table-cell table:number-columns-repeated="9"/>
        </table:table-row>
        <table:table-row table:style-name="ro1">
          <table:table-cell office:value-type="time" office:time-value="PT17H09M52.839S" calcext:value-type="time">
            <text:p>17:09:52.8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675981" calcext:value-type="float">
            <text:p>-6.76E-09</text:p>
          </table:table-cell>
          <table:table-cell table:formula="of:=[.C203]*10^9" office:value-type="float" office:value="-6.75981" calcext:value-type="float">
            <text:p>-6.75981</text:p>
          </table:table-cell>
          <table:table-cell table:formula="of:=[.$N$1]*[.D203]" office:value-type="float" office:value="-5.6259946689083" calcext:value-type="float">
            <text:p>-5.6259946689</text:p>
          </table:table-cell>
          <table:table-cell table:number-columns-repeated="9"/>
        </table:table-row>
        <table:table-row table:style-name="ro1">
          <table:table-cell office:value-type="time" office:time-value="PT17H09M53.224S" calcext:value-type="time">
            <text:p>17:09:53.2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12728" calcext:value-type="float">
            <text:p>-1.71E-08</text:p>
          </table:table-cell>
          <table:table-cell table:formula="of:=[.C204]*10^9" office:value-type="float" office:value="-17.12728" calcext:value-type="float">
            <text:p>-17.12728</text:p>
          </table:table-cell>
          <table:table-cell table:formula="of:=[.$N$1]*[.D204]" office:value-type="float" office:value="-14.2545405821909" calcext:value-type="float">
            <text:p>-14.2545405822</text:p>
          </table:table-cell>
          <table:table-cell table:number-columns-repeated="9"/>
        </table:table-row>
        <table:table-row table:style-name="ro1">
          <table:table-cell office:value-type="time" office:time-value="PT17H09M53.607S" calcext:value-type="time">
            <text:p>17:09:53.6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12225" calcext:value-type="float">
            <text:p>-1.71E-08</text:p>
          </table:table-cell>
          <table:table-cell table:formula="of:=[.C205]*10^9" office:value-type="float" office:value="-17.12225" calcext:value-type="float">
            <text:p>-17.12225</text:p>
          </table:table-cell>
          <table:table-cell table:formula="of:=[.$N$1]*[.D205]" office:value-type="float" office:value="-14.2503542584355" calcext:value-type="float">
            <text:p>-14.2503542584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14.2794038497589" calcext:value-type="float">
            <text:p>-14.2794038498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3009326076344" calcext:value-type="float">
            <text:p>0.1300932608</text:p>
          </table:table-cell>
          <table:table-cell/>
          <table:table-cell table:formula="of:=(MAX([.E204:.E208])-MIN([.E204:.E208]))/2" office:value-type="float" office:value="0.0951826871331729" calcext:value-type="float">
            <text:p>0.0951826871</text:p>
          </table:table-cell>
          <table:table-cell table:number-columns-repeated="2"/>
        </table:table-row>
        <table:table-row table:style-name="ro1">
          <table:table-cell office:value-type="time" office:time-value="PT17H09M53.982S" calcext:value-type="time">
            <text:p>17:09:53.9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06341" calcext:value-type="float">
            <text:p>-1.71E-08</text:p>
          </table:table-cell>
          <table:table-cell table:formula="of:=[.C206]*10^9" office:value-type="float" office:value="-17.06341" calcext:value-type="float">
            <text:p>-17.06341</text:p>
          </table:table-cell>
          <table:table-cell table:formula="of:=[.$N$1]*[.D206]" office:value-type="float" office:value="-14.2013834254804" calcext:value-type="float">
            <text:p>-14.2013834255</text:p>
          </table:table-cell>
          <table:table-cell table:number-columns-repeated="9"/>
        </table:table-row>
        <table:table-row table:style-name="ro1">
          <table:table-cell office:value-type="time" office:time-value="PT17H09M54.358S" calcext:value-type="time">
            <text:p>17:09:54.3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29214" calcext:value-type="float">
            <text:p>-1.73E-08</text:p>
          </table:table-cell>
          <table:table-cell table:formula="of:=[.C207]*10^9" office:value-type="float" office:value="-17.29214" calcext:value-type="float">
            <text:p>-17.29214</text:p>
          </table:table-cell>
          <table:table-cell table:formula="of:=[.$N$1]*[.D207]" office:value-type="float" office:value="-14.3917487997467" calcext:value-type="float">
            <text:p>-14.3917487997</text:p>
          </table:table-cell>
          <table:table-cell table:number-columns-repeated="9"/>
        </table:table-row>
        <table:table-row table:style-name="ro1">
          <table:table-cell office:value-type="time" office:time-value="PT17H09M54.742S" calcext:value-type="time">
            <text:p>17:09:54.7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1718069" calcext:value-type="float">
            <text:p>-1.72E-08</text:p>
          </table:table-cell>
          <table:table-cell table:formula="of:=[.C208]*10^9" office:value-type="float" office:value="-17.18069" calcext:value-type="float">
            <text:p>-17.18069</text:p>
          </table:table-cell>
          <table:table-cell table:formula="of:=[.$N$1]*[.D208]" office:value-type="float" office:value="-14.298992182941" calcext:value-type="float">
            <text:p>-14.2989921829</text:p>
          </table:table-cell>
          <table:table-cell table:number-columns-repeated="9"/>
        </table:table-row>
        <table:table-row table:style-name="ro1">
          <table:table-cell office:value-type="time" office:time-value="PT17H09M55.127S" calcext:value-type="time">
            <text:p>17:09:55.1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56121" calcext:value-type="float">
            <text:p>-4.36E-08</text:p>
          </table:table-cell>
          <table:table-cell table:formula="of:=[.C209]*10^9" office:value-type="float" office:value="-43.56121" calcext:value-type="float">
            <text:p>-43.56121</text:p>
          </table:table-cell>
          <table:table-cell table:formula="of:=[.$N$1]*[.D209]" office:value-type="float" office:value="-36.2547372235603" calcext:value-type="float">
            <text:p>-36.2547372236</text:p>
          </table:table-cell>
          <table:table-cell table:number-columns-repeated="9"/>
        </table:table-row>
        <table:table-row table:style-name="ro1">
          <table:table-cell office:value-type="time" office:time-value="PT17H09M55.51S" calcext:value-type="time">
            <text:p>17:09:55.5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8584" calcext:value-type="float">
            <text:p>-4.39E-08</text:p>
          </table:table-cell>
          <table:table-cell table:formula="of:=[.C210]*10^9" office:value-type="float" office:value="-43.8584" calcext:value-type="float">
            <text:p>-43.8584</text:p>
          </table:table-cell>
          <table:table-cell table:formula="of:=[.$N$1]*[.D210]" office:value-type="float" office:value="-36.5020798789978" calcext:value-type="float">
            <text:p>-36.502079879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6.3877924082058" calcext:value-type="float">
            <text:p>-36.3877924082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282390022832263" calcext:value-type="float">
            <text:p>0.2823900228</text:p>
          </table:table-cell>
          <table:table-cell/>
          <table:table-cell table:formula="of:=(MAX([.E209:.E213])-MIN([.E209:.E213]))/2" office:value-type="float" office:value="0.123671327718743" calcext:value-type="float">
            <text:p>0.1236713277</text:p>
          </table:table-cell>
          <table:table-cell table:number-columns-repeated="2"/>
        </table:table-row>
        <table:table-row table:style-name="ro1">
          <table:table-cell office:value-type="time" office:time-value="PT17H09M55.893S" calcext:value-type="time">
            <text:p>17:09:55.8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57454" calcext:value-type="float">
            <text:p>-4.36E-08</text:p>
          </table:table-cell>
          <table:table-cell table:formula="of:=[.C211]*10^9" office:value-type="float" office:value="-43.57454" calcext:value-type="float">
            <text:p>-43.57454</text:p>
          </table:table-cell>
          <table:table-cell table:formula="of:=[.$N$1]*[.D211]" office:value-type="float" office:value="-36.2658313976475" calcext:value-type="float">
            <text:p>-36.2658313976</text:p>
          </table:table-cell>
          <table:table-cell table:number-columns-repeated="9"/>
        </table:table-row>
        <table:table-row table:style-name="ro1">
          <table:table-cell office:value-type="time" office:time-value="PT17H09M56.276S" calcext:value-type="time">
            <text:p>17:09:56.2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83337" calcext:value-type="float">
            <text:p>-4.38E-08</text:p>
          </table:table-cell>
          <table:table-cell table:formula="of:=[.C212]*10^9" office:value-type="float" office:value="-43.83337" calcext:value-type="float">
            <text:p>-43.83337</text:p>
          </table:table-cell>
          <table:table-cell table:formula="of:=[.$N$1]*[.D212]" office:value-type="float" office:value="-36.481248132756" calcext:value-type="float">
            <text:p>-36.4812481328</text:p>
          </table:table-cell>
          <table:table-cell table:number-columns-repeated="9"/>
        </table:table-row>
        <table:table-row table:style-name="ro1">
          <table:table-cell office:value-type="time" office:time-value="PT17H09M56.66S" calcext:value-type="time">
            <text:p>17:09:56.6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4377788" calcext:value-type="float">
            <text:p>-4.38E-08</text:p>
          </table:table-cell>
          <table:table-cell table:formula="of:=[.C213]*10^9" office:value-type="float" office:value="-43.77788" calcext:value-type="float">
            <text:p>-43.77788</text:p>
          </table:table-cell>
          <table:table-cell table:formula="of:=[.$N$1]*[.D213]" office:value-type="float" office:value="-36.4350654080673" calcext:value-type="float">
            <text:p>-36.4350654081</text:p>
          </table:table-cell>
          <table:table-cell table:number-columns-repeated="9"/>
        </table:table-row>
        <table:table-row table:style-name="ro1">
          <table:table-cell office:value-type="time" office:time-value="PT17H09M57.045S" calcext:value-type="time">
            <text:p>17:09:57.0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20559" calcext:value-type="float">
            <text:p>-1.02E-07</text:p>
          </table:table-cell>
          <table:table-cell table:formula="of:=[.C214]*10^9" office:value-type="float" office:value="-102.0559" calcext:value-type="float">
            <text:p>-102.0559</text:p>
          </table:table-cell>
          <table:table-cell table:formula="of:=[.$N$1]*[.D214]" office:value-type="float" office:value="-84.9381786367722" calcext:value-type="float">
            <text:p>-84.9381786368</text:p>
          </table:table-cell>
          <table:table-cell table:number-columns-repeated="9"/>
        </table:table-row>
        <table:table-row table:style-name="ro1">
          <table:table-cell office:value-type="time" office:time-value="PT17H09M57.428S" calcext:value-type="time">
            <text:p>17:09:57.4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18719" calcext:value-type="float">
            <text:p>-1.02E-07</text:p>
          </table:table-cell>
          <table:table-cell table:formula="of:=[.C215]*10^9" office:value-type="float" office:value="-101.8719" calcext:value-type="float">
            <text:p>-101.8719</text:p>
          </table:table-cell>
          <table:table-cell table:formula="of:=[.$N$1]*[.D215]" office:value-type="float" office:value="-84.7850407498968" calcext:value-type="float">
            <text:p>-84.7850407499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84.8990785393515" calcext:value-type="float">
            <text:p>-84.8990785394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620746134035707" calcext:value-type="float">
            <text:p>0.620746134</text:p>
          </table:table-cell>
          <table:table-cell/>
          <table:table-cell table:formula="of:=(MAX([.E214:.E218])-MIN([.E214:.E218]))/2" office:value-type="float" office:value="0.113313713576545" calcext:value-type="float">
            <text:p>0.1133137136</text:p>
          </table:table-cell>
          <table:table-cell table:number-columns-repeated="2"/>
        </table:table-row>
        <table:table-row table:style-name="ro1">
          <table:table-cell office:value-type="time" office:time-value="PT17H09M57.812S" calcext:value-type="time">
            <text:p>17:09:57.8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21177" calcext:value-type="float">
            <text:p>-1.02E-07</text:p>
          </table:table-cell>
          <table:table-cell table:formula="of:=[.C216]*10^9" office:value-type="float" office:value="-102.1177" calcext:value-type="float">
            <text:p>-102.1177</text:p>
          </table:table-cell>
          <table:table-cell table:formula="of:=[.$N$1]*[.D216]" office:value-type="float" office:value="-84.9896129922553" calcext:value-type="float">
            <text:p>-84.9896129923</text:p>
          </table:table-cell>
          <table:table-cell table:number-columns-repeated="9"/>
        </table:table-row>
        <table:table-row table:style-name="ro1">
          <table:table-cell office:value-type="time" office:time-value="PT17H09M58.196S" calcext:value-type="time">
            <text:p>17:09:58.2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21357" calcext:value-type="float">
            <text:p>-1.02E-07</text:p>
          </table:table-cell>
          <table:table-cell table:formula="of:=[.C217]*10^9" office:value-type="float" office:value="-102.1357" calcext:value-type="float">
            <text:p>-102.1357</text:p>
          </table:table-cell>
          <table:table-cell table:formula="of:=[.$N$1]*[.D217]" office:value-type="float" office:value="-85.0045938724931" calcext:value-type="float">
            <text:p>-85.0045938725</text:p>
          </table:table-cell>
          <table:table-cell table:number-columns-repeated="9"/>
        </table:table-row>
        <table:table-row table:style-name="ro1">
          <table:table-cell office:value-type="time" office:time-value="PT17H09M58.579S" calcext:value-type="time">
            <text:p>17:09:58.5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1018634" calcext:value-type="float">
            <text:p>-1.02E-07</text:p>
          </table:table-cell>
          <table:table-cell table:formula="of:=[.C218]*10^9" office:value-type="float" office:value="-101.8634" calcext:value-type="float">
            <text:p>-101.8634</text:p>
          </table:table-cell>
          <table:table-cell table:formula="of:=[.$N$1]*[.D218]" office:value-type="float" office:value="-84.77796644534" calcext:value-type="float">
            <text:p>-84.7779664453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70867987343589" calcext:value-type="float">
            <text:p>0.08708679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744291868974" calcext:value-type="float">
            <text:p>0.11174429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791226121037" calcext:value-type="float">
            <text:p>-0.05791226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144768196853" calcext:value-type="float">
            <text:p>0.1091447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267171232002292" calcext:value-type="float">
            <text:p>-0.0267171232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54130643923" calcext:value-type="float">
            <text:p>0.12085413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679845977792828" calcext:value-type="float">
            <text:p>-0.06798459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1570493093822" calcext:value-type="float">
            <text:p>0.09815704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685414687240249" calcext:value-type="float">
            <text:p>-0.068541468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25752960192" calcext:value-type="float">
            <text:p>0.099025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552723238366942" calcext:value-type="float">
            <text:p>-0.05527232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844522954996" calcext:value-type="float">
            <text:p>0.1078445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883425720190187" calcext:value-type="float">
            <text:p>-0.0883425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9579429893821" calcext:value-type="float">
            <text:p>0.1095794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886886759609697" calcext:value-type="float">
            <text:p>-0.088688676</text:p>
          </table:table-cell>
          <table:table-cell office:value-type="float" office:value="0.05" calcext:value-type="float">
            <text:p>0.05</text:p>
          </table:table-cell>
          <table:table-cell office:value-type="float" office:value="0.0523348092609037" calcext:value-type="float">
            <text:p>0.05233480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3697857064906" calcext:value-type="float">
            <text:p>-0.1369785706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48116076433" calcext:value-type="float">
            <text:p>0.1065481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19539173161796" calcext:value-type="float">
            <text:p>-0.1195391732</text:p>
          </table:table-cell>
          <table:table-cell office:value-type="float" office:value="0.05" calcext:value-type="float">
            <text:p>0.05</text:p>
          </table:table-cell>
          <table:table-cell office:value-type="float" office:value="0.115364878203492" calcext:value-type="float">
            <text:p>0.1153648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0982796372317361" calcext:value-type="float">
            <text:p>-0.09827963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268886016375" calcext:value-type="float">
            <text:p>0.1072688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34962968117464" calcext:value-type="float">
            <text:p>-0.1349629681</text:p>
          </table:table-cell>
          <table:table-cell office:value-type="float" office:value="0.05" calcext:value-type="float">
            <text:p>0.05</text:p>
          </table:table-cell>
          <table:table-cell office:value-type="float" office:value="0.0711323696269367" calcext:value-type="float">
            <text:p>0.07113236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14120367395661" calcext:value-type="float">
            <text:p>-0.11412036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38696500409" calcext:value-type="float">
            <text:p>0.10943869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73176891542187" calcext:value-type="float">
            <text:p>-0.173176891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046174968145" calcext:value-type="float">
            <text:p>0.1120461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96869811132471" calcext:value-type="float">
            <text:p>-0.196869811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10961194834" calcext:value-type="float">
            <text:p>0.10641096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80402617842747" calcext:value-type="float">
            <text:p>-0.1804026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62021674162" calcext:value-type="float">
            <text:p>0.1023620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56223948204378" calcext:value-type="float">
            <text:p>-0.15622394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531091980569" calcext:value-type="float">
            <text:p>0.0945531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90894910098282" calcext:value-type="float">
            <text:p>-0.19089491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047266181723" calcext:value-type="float">
            <text:p>0.11204726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83321226221522" calcext:value-type="float">
            <text:p>-0.1833212262</text:p>
          </table:table-cell>
          <table:table-cell office:value-type="float" office:value="0.05" calcext:value-type="float">
            <text:p>0.05</text:p>
          </table:table-cell>
          <table:table-cell office:value-type="float" office:value="0.117250950366626" calcext:value-type="float">
            <text:p>0.11725095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80055921989573" calcext:value-type="float">
            <text:p>-0.180055922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02649004847" calcext:value-type="float">
            <text:p>0.1132026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16185167732631" calcext:value-type="float">
            <text:p>-0.1618516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648667286957" calcext:value-type="float">
            <text:p>0.09426486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54330636833213" calcext:value-type="float">
            <text:p>-0.25433063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42213163133" calcext:value-type="float">
            <text:p>0.10974221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53705201728707" calcext:value-type="float">
            <text:p>-0.2537052017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5644405337" calcext:value-type="float">
            <text:p>0.11335644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43283003347262" calcext:value-type="float">
            <text:p>-0.24328300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14972105202" calcext:value-type="float">
            <text:p>0.10381497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22438473420994" calcext:value-type="float">
            <text:p>-0.222438473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582042446103" calcext:value-type="float">
            <text:p>0.07345820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54747404921429" calcext:value-type="float">
            <text:p>-0.25474740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058184752997" calcext:value-type="float">
            <text:p>0.1000581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94699115447364" calcext:value-type="float">
            <text:p>-0.294699115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1145817148355" calcext:value-type="float">
            <text:p>0.09211458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290530319321899" calcext:value-type="float">
            <text:p>-0.2905303193</text:p>
          </table:table-cell>
          <table:table-cell office:value-type="float" office:value="0.05" calcext:value-type="float">
            <text:p>0.05</text:p>
          </table:table-cell>
          <table:table-cell office:value-type="float" office:value="0.11307191852296" calcext:value-type="float">
            <text:p>0.113071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35623667690521" calcext:value-type="float">
            <text:p>-0.3356236677</text:p>
          </table:table-cell>
          <table:table-cell office:value-type="float" office:value="0.05" calcext:value-type="float">
            <text:p>0.05</text:p>
          </table:table-cell>
          <table:table-cell office:value-type="float" office:value="0.108742602286699" calcext:value-type="float">
            <text:p>0.1087426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45629014756637" calcext:value-type="float">
            <text:p>-0.3456290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432605832637" calcext:value-type="float">
            <text:p>0.08634326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73004709103916" calcext:value-type="float">
            <text:p>-0.3730047091</text:p>
          </table:table-cell>
          <table:table-cell office:value-type="float" office:value="0.05" calcext:value-type="float">
            <text:p>0.05</text:p>
          </table:table-cell>
          <table:table-cell office:value-type="float" office:value="0.0798474487120708" calcext:value-type="float">
            <text:p>0.07984744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40001114186854" calcext:value-type="float">
            <text:p>-0.3400011142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106644821803" calcext:value-type="float">
            <text:p>0.08981066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9355477042511" calcext:value-type="float">
            <text:p>-0.493554770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865356550141" calcext:value-type="float">
            <text:p>0.11686535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97445804385544" calcext:value-type="float">
            <text:p>-0.4974458044</text:p>
          </table:table-cell>
          <table:table-cell office:value-type="float" office:value="0.05" calcext:value-type="float">
            <text:p>0.05</text:p>
          </table:table-cell>
          <table:table-cell office:value-type="float" office:value="0.12365818465253" calcext:value-type="float">
            <text:p>0.12365818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33715114676491" calcext:value-type="float">
            <text:p>-0.5337151147</text:p>
          </table:table-cell>
          <table:table-cell office:value-type="float" office:value="0.05" calcext:value-type="float">
            <text:p>0.05</text:p>
          </table:table-cell>
          <table:table-cell office:value-type="float" office:value="0.121353832145188" calcext:value-type="float">
            <text:p>0.12135383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707071081002872" calcext:value-type="float">
            <text:p>-0.707071081</text:p>
          </table:table-cell>
          <table:table-cell office:value-type="float" office:value="0.05" calcext:value-type="float">
            <text:p>0.05</text:p>
          </table:table-cell>
          <table:table-cell office:value-type="float" office:value="0.0897778103251802" calcext:value-type="float">
            <text:p>0.08977781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09331057787548" calcext:value-type="float">
            <text:p>-0.90933105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73299051501" calcext:value-type="float">
            <text:p>0.1048732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369088995687" calcext:value-type="float">
            <text:p>-1.3690889957</text:p>
          </table:table-cell>
          <table:table-cell office:value-type="float" office:value="0.05" calcext:value-type="float">
            <text:p>0.05</text:p>
          </table:table-cell>
          <table:table-cell office:value-type="float" office:value="0.12861263174166" calcext:value-type="float">
            <text:p>0.12861263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54332417893419" calcext:value-type="float">
            <text:p>-2.543324178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398863737498" calcext:value-type="float">
            <text:p>0.1113988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.55165920825984" calcext:value-type="float">
            <text:p>-5.5516592083</text:p>
          </table:table-cell>
          <table:table-cell office:value-type="float" office:value="0.05" calcext:value-type="float">
            <text:p>0.05</text:p>
          </table:table-cell>
          <table:table-cell office:value-type="float" office:value="0.114932580574318" calcext:value-type="float">
            <text:p>0.11493258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3.6854219355832" calcext:value-type="float">
            <text:p>-13.6854219356</text:p>
          </table:table-cell>
          <table:table-cell office:value-type="float" office:value="0.05" calcext:value-type="float">
            <text:p>0.05</text:p>
          </table:table-cell>
          <table:table-cell office:value-type="float" office:value="0.142745246730453" calcext:value-type="float">
            <text:p>0.14274524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4.7793319170016" calcext:value-type="float">
            <text:p>-34.779331917</text:p>
          </table:table-cell>
          <table:table-cell office:value-type="float" office:value="0.05" calcext:value-type="float">
            <text:p>0.05</text:p>
          </table:table-cell>
          <table:table-cell office:value-type="float" office:value="0.268789058143996" calcext:value-type="float">
            <text:p>0.26878905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1.5830057688181" calcext:value-type="float">
            <text:p>-81.5830057688</text:p>
          </table:table-cell>
          <table:table-cell office:value-type="float" office:value="0.05" calcext:value-type="float">
            <text:p>0.05</text:p>
          </table:table-cell>
          <table:table-cell office:value-type="float" office:value="0.601532588106648" calcext:value-type="float">
            <text:p>0.6015325881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13880234954723" calcext:value-type="float">
            <text:p>0.071388023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530778391425" calcext:value-type="float">
            <text:p>0.1105307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0369500503112312" calcext:value-type="float">
            <text:p>0.036950050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072127840864" calcext:value-type="float">
            <text:p>0.09930721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360595897968866" calcext:value-type="float">
            <text:p>-0.036059589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89832165232" calcext:value-type="float">
            <text:p>0.12189832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180129105016196" calcext:value-type="float">
            <text:p>-0.018012910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7344571565284" calcext:value-type="float">
            <text:p>0.09973445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039365172518814" calcext:value-type="float">
            <text:p>-0.0393651725</text:p>
          </table:table-cell>
          <table:table-cell office:value-type="float" office:value="0.05" calcext:value-type="float">
            <text:p>0.05</text:p>
          </table:table-cell>
          <table:table-cell office:value-type="float" office:value="0.0852443016035336" calcext:value-type="float">
            <text:p>0.08524430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0676737349056274" calcext:value-type="float">
            <text:p>-0.067673734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35273279491" calcext:value-type="float">
            <text:p>0.1051352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0954316999502898" calcext:value-type="float">
            <text:p>-0.095431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810033186996" calcext:value-type="float">
            <text:p>0.09988100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0665036542585098" calcext:value-type="float">
            <text:p>-0.0665036543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22249426169" calcext:value-type="float">
            <text:p>0.09732224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0780757759824644" calcext:value-type="float">
            <text:p>-0.078075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27441852155752" calcext:value-type="float">
            <text:p>0.12744185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26150661963053" calcext:value-type="float">
            <text:p>-0.1261506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7294995209401" calcext:value-type="float">
            <text:p>0.07729499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37241157884766" calcext:value-type="float">
            <text:p>-0.13724115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76773697548" calcext:value-type="float">
            <text:p>0.10357677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117679749845658" calcext:value-type="float">
            <text:p>-0.11767974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71625498586" calcext:value-type="float">
            <text:p>0.1045716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43990824227194" calcext:value-type="float">
            <text:p>-0.1439908242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959601022927" calcext:value-type="float">
            <text:p>0.09789596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120847142888446" calcext:value-type="float">
            <text:p>-0.120847142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904637442019" calcext:value-type="float">
            <text:p>0.09349046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163897070989052" calcext:value-type="float">
            <text:p>-0.1638970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86349976477" calcext:value-type="float">
            <text:p>0.102586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42338989956746" calcext:value-type="float">
            <text:p>-0.14233899</text:p>
          </table:table-cell>
          <table:table-cell office:value-type="float" office:value="0.05" calcext:value-type="float">
            <text:p>0.05</text:p>
          </table:table-cell>
          <table:table-cell office:value-type="float" office:value="0.13980783618946" calcext:value-type="float">
            <text:p>0.1398078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187591881350234" calcext:value-type="float">
            <text:p>-0.1875918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37697350473" calcext:value-type="float">
            <text:p>0.0963376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163483520427953" calcext:value-type="float">
            <text:p>-0.16348352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258397910859" calcext:value-type="float">
            <text:p>0.09562583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172643947615493" calcext:value-type="float">
            <text:p>-0.17264394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388941278837" calcext:value-type="float">
            <text:p>0.09363889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178154419362427" calcext:value-type="float">
            <text:p>-0.178154419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0487616906762" calcext:value-type="float">
            <text:p>0.09704876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18635211250043" calcext:value-type="float">
            <text:p>-0.18635211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812755720084" calcext:value-type="float">
            <text:p>0.09378127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07498601706883" calcext:value-type="float">
            <text:p>-0.2074986017</text:p>
          </table:table-cell>
          <table:table-cell office:value-type="float" office:value="0.05" calcext:value-type="float">
            <text:p>0.05</text:p>
          </table:table-cell>
          <table:table-cell office:value-type="float" office:value="0.127026021122176" calcext:value-type="float">
            <text:p>0.12702602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213007986000971" calcext:value-type="float">
            <text:p>-0.213007986</text:p>
          </table:table-cell>
          <table:table-cell office:value-type="float" office:value="0.05" calcext:value-type="float">
            <text:p>0.05</text:p>
          </table:table-cell>
          <table:table-cell office:value-type="float" office:value="0.0898075356839896" calcext:value-type="float">
            <text:p>0.08980753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255782935395763" calcext:value-type="float">
            <text:p>-0.25578293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6093886345304" calcext:value-type="float">
            <text:p>0.1160938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233741074810526" calcext:value-type="float">
            <text:p>-0.233741074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414420488038" calcext:value-type="float">
            <text:p>0.1094144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276998117298753" calcext:value-type="float">
            <text:p>-0.27699811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58850332122" calcext:value-type="float">
            <text:p>0.1024588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263359758965695" calcext:value-type="float">
            <text:p>-0.2633597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44802885511" calcext:value-type="float">
            <text:p>0.1071448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278031346015246" calcext:value-type="float">
            <text:p>-0.27803134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68334544519" calcext:value-type="float">
            <text:p>0.1058683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316191386459992" calcext:value-type="float">
            <text:p>-0.3161913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8174546039954" calcext:value-type="float">
            <text:p>0.0908174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333411590042208" calcext:value-type="float">
            <text:p>-0.3334115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42481295412" calcext:value-type="float">
            <text:p>0.11184248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351113886717859" calcext:value-type="float">
            <text:p>-0.35111388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586343672368" calcext:value-type="float">
            <text:p>0.09465863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377701712732883" calcext:value-type="float">
            <text:p>-0.3777017127</text:p>
          </table:table-cell>
          <table:table-cell office:value-type="float" office:value="0.05" calcext:value-type="float">
            <text:p>0.05</text:p>
          </table:table-cell>
          <table:table-cell office:value-type="float" office:value="0.108156432757631" calcext:value-type="float">
            <text:p>0.10815643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427296080566832" calcext:value-type="float">
            <text:p>-0.4272960806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12527856017" calcext:value-type="float">
            <text:p>0.1100125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458085616454043" calcext:value-type="float">
            <text:p>-0.45808561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30251670168" calcext:value-type="float">
            <text:p>0.1009302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53268359447751" calcext:value-type="float">
            <text:p>-0.53268359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356388925575" calcext:value-type="float">
            <text:p>0.1043563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653018436515654" calcext:value-type="float">
            <text:p>-0.65301843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0495160563912" calcext:value-type="float">
            <text:p>0.11049516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881426933003326" calcext:value-type="float">
            <text:p>-0.881426933</text:p>
          </table:table-cell>
          <table:table-cell office:value-type="float" office:value="0.05" calcext:value-type="float">
            <text:p>0.05</text:p>
          </table:table-cell>
          <table:table-cell office:value-type="float" office:value="0.121784255045627" calcext:value-type="float">
            <text:p>0.1217842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36958448197801" calcext:value-type="float">
            <text:p>-1.3695844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9489023444087" calcext:value-type="float">
            <text:p>0.09894890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56797220320668" calcext:value-type="float">
            <text:p>-2.5679722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7657741002378" calcext:value-type="float">
            <text:p>0.09876577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.69508955696404" calcext:value-type="float">
            <text:p>-5.6950895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46293024388" calcext:value-type="float">
            <text:p>0.106046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4.1559908375944" calcext:value-type="float">
            <text:p>-14.1559908376</text:p>
          </table:table-cell>
          <table:table-cell office:value-type="float" office:value="0.05" calcext:value-type="float">
            <text:p>0.05</text:p>
          </table:table-cell>
          <table:table-cell office:value-type="float" office:value="0.127802065339059" calcext:value-type="float">
            <text:p>0.1278020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0733025937596" calcext:value-type="float">
            <text:p>-36.0733025938</text:p>
          </table:table-cell>
          <table:table-cell office:value-type="float" office:value="0.05" calcext:value-type="float">
            <text:p>0.05</text:p>
          </table:table-cell>
          <table:table-cell office:value-type="float" office:value="0.277373730163666" calcext:value-type="float">
            <text:p>0.2773737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4.1653188444251" calcext:value-type="float">
            <text:p>-84.1653188444</text:p>
          </table:table-cell>
          <table:table-cell office:value-type="float" office:value="0.05" calcext:value-type="float">
            <text:p>0.05</text:p>
          </table:table-cell>
          <table:table-cell office:value-type="float" office:value="0.60967592012857" calcext:value-type="float">
            <text:p>0.6096759201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26239577727867" calcext:value-type="float">
            <text:p>-0.0326239578</text:p>
          </table:table-cell>
          <table:table-cell office:value-type="float" office:value="0.05" calcext:value-type="float">
            <text:p>0.05</text:p>
          </table:table-cell>
          <table:table-cell office:value-type="float" office:value="0.17694241535099" calcext:value-type="float">
            <text:p>0.17694241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582589021336504" calcext:value-type="float">
            <text:p>-0.058258902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904207475597" calcext:value-type="float">
            <text:p>0.1129042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604123920160399" calcext:value-type="float">
            <text:p>-0.060412392</text:p>
          </table:table-cell>
          <table:table-cell office:value-type="float" office:value="0.05" calcext:value-type="float">
            <text:p>0.05</text:p>
          </table:table-cell>
          <table:table-cell office:value-type="float" office:value="0.0806662452424292" calcext:value-type="float">
            <text:p>0.0806662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84730402150585" calcext:value-type="float">
            <text:p>-0.0847304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99033522415" calcext:value-type="float">
            <text:p>0.1050990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0507075625752" calcext:value-type="float">
            <text:p>-0.1105070756</text:p>
          </table:table-cell>
          <table:table-cell office:value-type="float" office:value="0.05" calcext:value-type="float">
            <text:p>0.05</text:p>
          </table:table-cell>
          <table:table-cell office:value-type="float" office:value="0.127073751658284" calcext:value-type="float">
            <text:p>0.1270737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3232647044649" calcext:value-type="float">
            <text:p>-0.143232647</text:p>
          </table:table-cell>
          <table:table-cell office:value-type="float" office:value="0.05" calcext:value-type="float">
            <text:p>0.05</text:p>
          </table:table-cell>
          <table:table-cell office:value-type="float" office:value="0.141098924271477" calcext:value-type="float">
            <text:p>0.1410989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22525942881111" calcext:value-type="float">
            <text:p>-0.122525942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029786112828" calcext:value-type="float">
            <text:p>0.11102978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2477799886765" calcext:value-type="float">
            <text:p>-0.16247779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6117129928512" calcext:value-type="float">
            <text:p>0.10611712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9152393476127" calcext:value-type="float">
            <text:p>-0.17915239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45316134809" calcext:value-type="float">
            <text:p>0.09614531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15299632326221" calcext:value-type="float">
            <text:p>-0.11529963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612034586156" calcext:value-type="float">
            <text:p>0.09556120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37881699672365" calcext:value-type="float">
            <text:p>-0.137881699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60161331075" calcext:value-type="float">
            <text:p>0.1062601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6666119989375" calcext:value-type="float">
            <text:p>-0.206666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0899280164512" calcext:value-type="float">
            <text:p>0.0910899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143439939814859" calcext:value-type="float">
            <text:p>-0.1434399398</text:p>
          </table:table-cell>
          <table:table-cell office:value-type="float" office:value="0.05" calcext:value-type="float">
            <text:p>0.05</text:p>
          </table:table-cell>
          <table:table-cell office:value-type="float" office:value="0.143557020665126" calcext:value-type="float">
            <text:p>0.14355702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17783048369137" calcext:value-type="float">
            <text:p>-0.2177830484</text:p>
          </table:table-cell>
          <table:table-cell office:value-type="float" office:value="0.05" calcext:value-type="float">
            <text:p>0.05</text:p>
          </table:table-cell>
          <table:table-cell office:value-type="float" office:value="0.0734574410965352" calcext:value-type="float">
            <text:p>0.07345744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1264259401599" calcext:value-type="float">
            <text:p>-0.212642594</text:p>
          </table:table-cell>
          <table:table-cell office:value-type="float" office:value="0.05" calcext:value-type="float">
            <text:p>0.05</text:p>
          </table:table-cell>
          <table:table-cell office:value-type="float" office:value="0.127805864359472" calcext:value-type="float">
            <text:p>0.12780586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199371759618277" calcext:value-type="float">
            <text:p>-0.19937175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9998874263335" calcext:value-type="float">
            <text:p>0.11999887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4137711397666" calcext:value-type="float">
            <text:p>-0.2841377114</text:p>
          </table:table-cell>
          <table:table-cell office:value-type="float" office:value="0.05" calcext:value-type="float">
            <text:p>0.05</text:p>
          </table:table-cell>
          <table:table-cell office:value-type="float" office:value="0.0594530124285615" calcext:value-type="float">
            <text:p>0.0594530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95324001252928" calcext:value-type="float">
            <text:p>-0.2953240013</text:p>
          </table:table-cell>
          <table:table-cell office:value-type="float" office:value="0.05" calcext:value-type="float">
            <text:p>0.05</text:p>
          </table:table-cell>
          <table:table-cell office:value-type="float" office:value="0.130417800161733" calcext:value-type="float">
            <text:p>0.13041780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43352165077694" calcext:value-type="float">
            <text:p>-0.2433521651</text:p>
          </table:table-cell>
          <table:table-cell office:value-type="float" office:value="0.05" calcext:value-type="float">
            <text:p>0.05</text:p>
          </table:table-cell>
          <table:table-cell office:value-type="float" office:value="0.122028141198254" calcext:value-type="float">
            <text:p>0.12202814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55302862669802" calcext:value-type="float">
            <text:p>-0.2553028627</text:p>
          </table:table-cell>
          <table:table-cell office:value-type="float" office:value="0.05" calcext:value-type="float">
            <text:p>0.05</text:p>
          </table:table-cell>
          <table:table-cell office:value-type="float" office:value="0.0837251792221818" calcext:value-type="float">
            <text:p>0.08372517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71700501397124" calcext:value-type="float">
            <text:p>-0.27170050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18217283058265" calcext:value-type="float">
            <text:p>0.09182172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96991722777269" calcext:value-type="float">
            <text:p>-0.296991722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0681563251333" calcext:value-type="float">
            <text:p>0.0880681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99476656882715" calcext:value-type="float">
            <text:p>-0.3994766569</text:p>
          </table:table-cell>
          <table:table-cell office:value-type="float" office:value="0.05" calcext:value-type="float">
            <text:p>0.05</text:p>
          </table:table-cell>
          <table:table-cell office:value-type="float" office:value="0.0511144024695919" calcext:value-type="float">
            <text:p>0.0511144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1480741333666" calcext:value-type="float">
            <text:p>-0.3814807413</text:p>
          </table:table-cell>
          <table:table-cell office:value-type="float" office:value="0.05" calcext:value-type="float">
            <text:p>0.05</text:p>
          </table:table-cell>
          <table:table-cell office:value-type="float" office:value="0.126382483432134" calcext:value-type="float">
            <text:p>0.12638248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87109024748167" calcext:value-type="float">
            <text:p>-0.3871090247</text:p>
          </table:table-cell>
          <table:table-cell office:value-type="float" office:value="0.05" calcext:value-type="float">
            <text:p>0.05</text:p>
          </table:table-cell>
          <table:table-cell office:value-type="float" office:value="0.118145368595899" calcext:value-type="float">
            <text:p>0.11814536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37691068018317" calcext:value-type="float">
            <text:p>-0.437691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564646213138" calcext:value-type="float">
            <text:p>0.1165646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50042409848386" calcext:value-type="float">
            <text:p>-0.5500424098</text:p>
          </table:table-cell>
          <table:table-cell office:value-type="float" office:value="0.05" calcext:value-type="float">
            <text:p>0.05</text:p>
          </table:table-cell>
          <table:table-cell office:value-type="float" office:value="0.0540704516959322" calcext:value-type="float">
            <text:p>0.05407045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65467389958134" calcext:value-type="float">
            <text:p>-0.56546739</text:p>
          </table:table-cell>
          <table:table-cell office:value-type="float" office:value="0.05" calcext:value-type="float">
            <text:p>0.05</text:p>
          </table:table-cell>
          <table:table-cell office:value-type="float" office:value="0.0881367158254819" calcext:value-type="float">
            <text:p>0.08813671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772799243619855" calcext:value-type="float">
            <text:p>-0.7727992436</text:p>
          </table:table-cell>
          <table:table-cell office:value-type="float" office:value="0.05" calcext:value-type="float">
            <text:p>0.05</text:p>
          </table:table-cell>
          <table:table-cell office:value-type="float" office:value="0.183541820501616" calcext:value-type="float">
            <text:p>0.18354182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18280775892736" calcext:value-type="float">
            <text:p>-1.1828077589</text:p>
          </table:table-cell>
          <table:table-cell office:value-type="float" office:value="0.05" calcext:value-type="float">
            <text:p>0.05</text:p>
          </table:table-cell>
          <table:table-cell office:value-type="float" office:value="0.29692120118557" calcext:value-type="float">
            <text:p>0.29692120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2.13650605846382" calcext:value-type="float">
            <text:p>-2.1365060585</text:p>
          </table:table-cell>
          <table:table-cell office:value-type="float" office:value="0.05" calcext:value-type="float">
            <text:p>0.05</text:p>
          </table:table-cell>
          <table:table-cell office:value-type="float" office:value="0.605646588862495" calcext:value-type="float">
            <text:p>0.6056465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.58259217349621" calcext:value-type="float">
            <text:p>-4.5825921735</text:p>
          </table:table-cell>
          <table:table-cell office:value-type="float" office:value="0.05" calcext:value-type="float">
            <text:p>0.05</text:p>
          </table:table-cell>
          <table:table-cell office:value-type="float" office:value="1.34026509838791" calcext:value-type="float">
            <text:p>1.34026509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1.1468425343288" calcext:value-type="float">
            <text:p>-11.1468425343</text:p>
          </table:table-cell>
          <table:table-cell office:value-type="float" office:value="0.05" calcext:value-type="float">
            <text:p>0.05</text:p>
          </table:table-cell>
          <table:table-cell office:value-type="float" office:value="3.79894861410175" calcext:value-type="float">
            <text:p>3.79894861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8.210450633179" calcext:value-type="float">
            <text:p>-28.2104506332</text:p>
          </table:table-cell>
          <table:table-cell office:value-type="float" office:value="0.05" calcext:value-type="float">
            <text:p>0.05</text:p>
          </table:table-cell>
          <table:table-cell office:value-type="float" office:value="9.51953391162821" calcext:value-type="float">
            <text:p>9.5195339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67.0297164729247" calcext:value-type="float">
            <text:p>-67.0297164729</text:p>
          </table:table-cell>
          <table:table-cell office:value-type="float" office:value="0.05" calcext:value-type="float">
            <text:p>0.05</text:p>
          </table:table-cell>
          <table:table-cell office:value-type="float" office:value="20.6731201332628" calcext:value-type="float">
            <text:p>20.67312013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5.1044639915443" calcext:value-type="float">
            <text:p>-35.1044639915</text:p>
          </table:table-cell>
          <table:table-cell office:value-type="float" office:value="0.05" calcext:value-type="float">
            <text:p>0.05</text:p>
          </table:table-cell>
          <table:table-cell office:value-type="float" office:value="35.9405703359385" calcext:value-type="float">
            <text:p>35.94057033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889111280503463" calcext:value-type="float">
            <text:p>-0.8891112805</text:p>
          </table:table-cell>
          <table:table-cell office:value-type="float" office:value="0.05" calcext:value-type="float">
            <text:p>0.05</text:p>
          </table:table-cell>
          <table:table-cell office:value-type="float" office:value="0.123917176269572" calcext:value-type="float">
            <text:p>0.12391717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38152462437241" calcext:value-type="float">
            <text:p>-1.3815246244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8235332844" calcext:value-type="float">
            <text:p>0.10068235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.59035998152529" calcext:value-type="float">
            <text:p>-2.590359981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497637744199" calcext:value-type="float">
            <text:p>0.10049763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.74473978384218" calcext:value-type="float">
            <text:p>-5.74473978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13752708199" calcext:value-type="float">
            <text:p>0.10791375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4.2794038497589" calcext:value-type="float">
            <text:p>-14.2794038498</text:p>
          </table:table-cell>
          <table:table-cell office:value-type="float" office:value="0.05" calcext:value-type="float">
            <text:p>0.05</text:p>
          </table:table-cell>
          <table:table-cell office:value-type="float" office:value="0.13009326076344" calcext:value-type="float">
            <text:p>0.1300932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6.3877924082058" calcext:value-type="float">
            <text:p>-36.3877924082</text:p>
          </table:table-cell>
          <table:table-cell office:value-type="float" office:value="0.05" calcext:value-type="float">
            <text:p>0.05</text:p>
          </table:table-cell>
          <table:table-cell office:value-type="float" office:value="0.282390022832263" calcext:value-type="float">
            <text:p>0.28239002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4.8990785393515" calcext:value-type="float">
            <text:p>-84.8990785394</text:p>
          </table:table-cell>
          <table:table-cell office:value-type="float" office:value="0.05" calcext:value-type="float">
            <text:p>0.05</text:p>
          </table:table-cell>
          <table:table-cell office:value-type="float" office:value="0.620746134035707" calcext:value-type="float">
            <text:p>0.62074613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7:26:00.723666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16T17:44:43.936610567</dc:date>
    <meta:editing-duration>PT1H56M38S</meta:editing-duration>
    <meta:editing-cycles>18</meta:editing-cycles>
    <meta:generator>LibreOffice/5.1.6.1.0$Linux_X86_64 LibreOffice_project/10$Build-1</meta:generator>
    <meta:document-statistic meta:table-count="4" meta:cell-count="1865" meta:object-count="0"/>
  </office:meta>
</office:document-meta>
</file>